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4" style:family="paragraph" style:parent-style-name="Text_20_body">
      <style:text-properties fo:font-style="italic" fo:font-weight="normal" style:font-style-asian="italic" style:font-weight-asian="normal" style:font-style-complex="italic" style:font-weight-complex="normal"/>
    </style:style>
    <style:style style:name="P45" style:family="paragraph" style:parent-style-name="Text_20_body">
      <style:text-properties officeooo:rsid="001e9400" officeooo:paragraph-rsid="001e9400"/>
    </style:style>
    <style:style style:name="P46" style:family="paragraph" style:parent-style-name="Text_20_body">
      <style:text-properties officeooo:rsid="002397cf" officeooo:paragraph-rsid="002397cf"/>
    </style:style>
    <style:style style:name="P47" style:family="paragraph" style:parent-style-name="Text_20_body">
      <style:text-properties officeooo:rsid="001cfea7" officeooo:paragraph-rsid="001cfea7"/>
    </style:style>
    <style:style style:name="P48" style:family="paragraph" style:parent-style-name="Text_20_body">
      <style:text-properties officeooo:rsid="002b52c8" officeooo:paragraph-rsid="002b52c8"/>
    </style:style>
    <style:style style:name="P49" style:family="paragraph" style:parent-style-name="Text_20_body">
      <style:text-properties officeooo:rsid="002bcf29" officeooo:paragraph-rsid="002bcf29"/>
    </style:style>
    <style:style style:name="P50" style:family="paragraph" style:parent-style-name="Text_20_body">
      <style:text-properties officeooo:rsid="002cfd58" officeooo:paragraph-rsid="002cfd58"/>
    </style:style>
    <style:style style:name="P51" style:family="paragraph" style:parent-style-name="Text_20_body">
      <style:text-properties officeooo:rsid="002de59e" officeooo:paragraph-rsid="002de59e"/>
    </style:style>
    <style:style style:name="P52" style:family="paragraph" style:parent-style-name="Text_20_body">
      <style:text-properties officeooo:rsid="002e0aba" officeooo:paragraph-rsid="002e0aba"/>
    </style:style>
    <style:style style:name="P53" style:family="paragraph" style:parent-style-name="Text_20_body">
      <style:text-properties officeooo:rsid="002f597a" officeooo:paragraph-rsid="002f597a"/>
    </style:style>
    <style:style style:name="P54" style:family="paragraph" style:parent-style-name="Text_20_body">
      <style:text-properties officeooo:rsid="00314790" officeooo:paragraph-rsid="00314790"/>
    </style:style>
    <style:style style:name="P55" style:family="paragraph" style:parent-style-name="Text_20_body">
      <style:text-properties officeooo:rsid="0032db25" officeooo:paragraph-rsid="0032db25"/>
    </style:style>
    <style:style style:name="P56" style:family="paragraph" style:parent-style-name="Text_20_body">
      <style:text-properties officeooo:rsid="0036e660" officeooo:paragraph-rsid="0036e660"/>
    </style:style>
    <style:style style:name="P57" style:family="paragraph" style:parent-style-name="Text_20_body">
      <style:text-properties officeooo:rsid="00392996" officeooo:paragraph-rsid="00392996"/>
    </style:style>
    <style:style style:name="P58" style:family="paragraph" style:parent-style-name="Text_20_body">
      <style:text-properties officeooo:rsid="003ebfe5" officeooo:paragraph-rsid="003ebfe5"/>
    </style:style>
    <style:style style:name="P59" style:family="paragraph" style:parent-style-name="Text_20_body">
      <style:text-properties officeooo:paragraph-rsid="0043e9aa"/>
    </style:style>
    <style:style style:name="P60" style:family="paragraph" style:parent-style-name="Text_20_body">
      <style:text-properties officeooo:rsid="00183bd6" officeooo:paragraph-rsid="00183bd6"/>
    </style:style>
    <style:style style:name="P61" style:family="paragraph" style:parent-style-name="Text_20_body">
      <style:text-properties officeooo:paragraph-rsid="0049f4b4"/>
    </style:style>
    <style:style style:name="P62" style:family="paragraph" style:parent-style-name="Text_20_body">
      <style:text-properties officeooo:rsid="0049f4b4" officeooo:paragraph-rsid="0049f4b4"/>
    </style:style>
    <style:style style:name="P63" style:family="paragraph" style:parent-style-name="Text_20_body">
      <style:text-properties officeooo:rsid="0049f4b4" officeooo:paragraph-rsid="00599986"/>
    </style:style>
    <style:style style:name="P64" style:family="paragraph" style:parent-style-name="Text_20_body">
      <style:text-properties officeooo:rsid="00501c81" officeooo:paragraph-rsid="00501c81"/>
    </style:style>
    <style:style style:name="P65" style:family="paragraph" style:parent-style-name="Text_20_body">
      <style:text-properties officeooo:rsid="00501c81" officeooo:paragraph-rsid="00c8103a"/>
    </style:style>
    <style:style style:name="P66" style:family="paragraph" style:parent-style-name="Text_20_body">
      <style:text-properties officeooo:rsid="00512921" officeooo:paragraph-rsid="00512921"/>
    </style:style>
    <style:style style:name="P67" style:family="paragraph" style:parent-style-name="Text_20_body">
      <style:text-properties officeooo:paragraph-rsid="00599986"/>
    </style:style>
    <style:style style:name="P68" style:family="paragraph" style:parent-style-name="Text_20_body">
      <style:text-properties officeooo:rsid="0068a6c8" officeooo:paragraph-rsid="0068a6c8"/>
    </style:style>
    <style:style style:name="P69" style:family="paragraph" style:parent-style-name="Text_20_body">
      <style:text-properties officeooo:rsid="0069d889" officeooo:paragraph-rsid="0069d889"/>
    </style:style>
    <style:style style:name="P70" style:family="paragraph" style:parent-style-name="Text_20_body">
      <style:text-properties officeooo:paragraph-rsid="006c23f3"/>
    </style:style>
    <style:style style:name="P71" style:family="paragraph" style:parent-style-name="Text_20_body">
      <style:text-properties officeooo:rsid="007068e6" officeooo:paragraph-rsid="007068e6"/>
    </style:style>
    <style:style style:name="P72" style:family="paragraph" style:parent-style-name="Text_20_body">
      <style:text-properties officeooo:rsid="008d9e02" officeooo:paragraph-rsid="008d9e02"/>
    </style:style>
    <style:style style:name="P73" style:family="paragraph" style:parent-style-name="Text_20_body">
      <style:text-properties officeooo:rsid="008d9e02" officeooo:paragraph-rsid="008e41e7"/>
    </style:style>
    <style:style style:name="P74" style:family="paragraph" style:parent-style-name="Text_20_body">
      <style:text-properties officeooo:rsid="009061af" officeooo:paragraph-rsid="009061af"/>
    </style:style>
    <style:style style:name="P75" style:family="paragraph" style:parent-style-name="Text_20_body">
      <style:text-properties officeooo:rsid="007e50d5" officeooo:paragraph-rsid="007e50d5"/>
    </style:style>
    <style:style style:name="P76" style:family="paragraph" style:parent-style-name="Text_20_body">
      <style:text-properties officeooo:rsid="00b9004f" officeooo:paragraph-rsid="00b9004f"/>
    </style:style>
    <style:style style:name="P77" style:family="paragraph" style:parent-style-name="Text_20_body">
      <style:text-properties officeooo:rsid="00b615c2" officeooo:paragraph-rsid="00b615c2"/>
    </style:style>
    <style:style style:name="P78" style:family="paragraph" style:parent-style-name="Text_20_body">
      <style:text-properties officeooo:rsid="00b90093" officeooo:paragraph-rsid="00b90093"/>
    </style:style>
    <style:style style:name="P79" style:family="paragraph" style:parent-style-name="Text_20_body">
      <style:text-properties officeooo:rsid="00b90093" officeooo:paragraph-rsid="00ba4c1d"/>
    </style:style>
    <style:style style:name="P80" style:family="paragraph" style:parent-style-name="Text_20_body">
      <style:text-properties officeooo:rsid="00b9e836" officeooo:paragraph-rsid="00b9e836"/>
    </style:style>
    <style:style style:name="P81" style:family="paragraph" style:parent-style-name="Text_20_body">
      <style:text-properties officeooo:rsid="00c3db1a" officeooo:paragraph-rsid="00c3db1a"/>
    </style:style>
    <style:style style:name="P82" style:family="paragraph" style:parent-style-name="Text_20_body">
      <style:text-properties officeooo:rsid="00c708e4" officeooo:paragraph-rsid="00c708e4"/>
    </style:style>
    <style:style style:name="P83" style:family="paragraph" style:parent-style-name="Text_20_body">
      <style:text-properties officeooo:rsid="00cd0b29" officeooo:paragraph-rsid="00cd0b29"/>
    </style:style>
    <style:style style:name="P84" style:family="paragraph" style:parent-style-name="Text_20_body">
      <style:text-properties fo:font-weight="bold" officeooo:rsid="002f597a" officeooo:paragraph-rsid="002eb1d7" style:font-weight-asian="bold" style:font-weight-complex="bold"/>
    </style:style>
    <style:style style:name="P85" style:family="paragraph" style:parent-style-name="Text_20_body">
      <style:text-properties officeooo:rsid="00d2d5c9" officeooo:paragraph-rsid="00d2d5c9"/>
    </style:style>
    <style:style style:name="P86" style:family="paragraph" style:parent-style-name="Text_20_body">
      <style:paragraph-properties>
        <style:tab-stops>
          <style:tab-stop style:position="2.036cm"/>
        </style:tab-stops>
      </style:paragraph-properties>
      <style:text-properties officeooo:rsid="00d2d5c9" officeooo:paragraph-rsid="00d2d5c9"/>
    </style:style>
    <style:style style:name="P87"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88" style:family="paragraph" style:parent-style-name="Standard">
      <style:text-properties officeooo:rsid="00201777" officeooo:paragraph-rsid="00201777"/>
    </style:style>
    <style:style style:name="P89" style:family="paragraph" style:parent-style-name="Standard">
      <style:text-properties officeooo:rsid="008ff8fc"/>
    </style:style>
    <style:style style:name="P90" style:family="paragraph" style:parent-style-name="megjegyzes">
      <style:text-properties officeooo:rsid="002a4420" officeooo:paragraph-rsid="002a4420"/>
    </style:style>
    <style:style style:name="P91" style:family="paragraph" style:parent-style-name="megjegyzes">
      <style:text-properties officeooo:paragraph-rsid="002cfd58"/>
    </style:style>
    <style:style style:name="P92" style:family="paragraph" style:parent-style-name="megjegyzes">
      <style:text-properties officeooo:rsid="002cfd58" officeooo:paragraph-rsid="002cfd58"/>
    </style:style>
    <style:style style:name="P93" style:family="paragraph" style:parent-style-name="megjegyzes">
      <style:text-properties officeooo:rsid="002eb1d7" officeooo:paragraph-rsid="002eb1d7"/>
    </style:style>
    <style:style style:name="P94" style:family="paragraph" style:parent-style-name="megjegyzes">
      <style:text-properties officeooo:rsid="0069d889" officeooo:paragraph-rsid="0069d889"/>
    </style:style>
    <style:style style:name="P95" style:family="paragraph" style:parent-style-name="megjegyzes_20_cim">
      <style:text-properties officeooo:paragraph-rsid="002a4420"/>
    </style:style>
    <style:style style:name="P96" style:family="paragraph" style:parent-style-name="megjegyzes_20_cim">
      <style:text-properties officeooo:rsid="002eb1d7" officeooo:paragraph-rsid="002eb1d7"/>
    </style:style>
    <style:style style:name="P97" style:family="paragraph" style:parent-style-name="megjegyzes_20_cim">
      <style:text-properties officeooo:rsid="002cfd58"/>
    </style:style>
    <style:style style:name="P98" style:family="paragraph" style:parent-style-name="megjegyzes_20_cim">
      <style:text-properties officeooo:rsid="002cfd58" officeooo:paragraph-rsid="002cfd58"/>
    </style:style>
    <style:style style:name="P99" style:family="paragraph" style:parent-style-name="megjegyzes_20_cim">
      <style:text-properties officeooo:rsid="0043e9aa"/>
    </style:style>
    <style:style style:name="P100"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101"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102" style:family="paragraph" style:parent-style-name="Standard" style:list-style-name="L8">
      <style:text-properties officeooo:rsid="0049f4b4" officeooo:paragraph-rsid="0049f4b4"/>
    </style:style>
    <style:style style:name="P103" style:family="paragraph" style:parent-style-name="Standard" style:list-style-name="L8">
      <style:text-properties officeooo:rsid="0049f4b4" officeooo:paragraph-rsid="004b3af1"/>
    </style:style>
    <style:style style:name="P104" style:family="paragraph" style:parent-style-name="Standard" style:list-style-name="L8">
      <style:text-properties officeooo:rsid="0049f4b4" officeooo:paragraph-rsid="004b27b5"/>
    </style:style>
    <style:style style:name="P105" style:family="paragraph" style:parent-style-name="Standard" style:list-style-name="L9">
      <style:text-properties officeooo:rsid="0049f4b4" officeooo:paragraph-rsid="00599986"/>
    </style:style>
    <style:style style:name="P106" style:family="paragraph" style:parent-style-name="Standard" style:list-style-name="L9">
      <style:text-properties officeooo:rsid="0049f4b4" officeooo:paragraph-rsid="005b6141"/>
    </style:style>
    <style:style style:name="P107" style:family="paragraph" style:parent-style-name="Standard" style:list-style-name="L8">
      <style:text-properties fo:font-weight="bold" officeooo:rsid="0049f4b4" officeooo:paragraph-rsid="0049f4b4" style:font-weight-asian="bold" style:font-weight-complex="bold"/>
    </style:style>
    <style:style style:name="P108" style:family="paragraph" style:parent-style-name="Standard" style:list-style-name="L9">
      <style:text-properties officeooo:rsid="005b6141" officeooo:paragraph-rsid="005b6141"/>
    </style:style>
    <style:style style:name="P109" style:family="paragraph" style:parent-style-name="Standard" style:list-style-name="L9">
      <style:text-properties fo:font-weight="normal" officeooo:rsid="005b6141" officeooo:paragraph-rsid="005b6141" style:font-weight-asian="normal" style:font-weight-complex="normal"/>
    </style:style>
    <style:style style:name="P110" style:family="paragraph" style:parent-style-name="Standard" style:list-style-name="L11"/>
    <style:style style:name="P111" style:family="paragraph" style:parent-style-name="Standard" style:list-style-name="L14">
      <style:paragraph-properties>
        <style:tab-stops>
          <style:tab-stop style:position="2.487cm"/>
        </style:tab-stops>
      </style:paragraph-properties>
    </style:style>
    <style:style style:name="P112"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13" style:family="paragraph" style:parent-style-name="Text_20_body" style:list-style-name="List_20_1"/>
    <style:style style:name="P114" style:family="paragraph" style:parent-style-name="Text_20_body" style:list-style-name="List_20_1">
      <style:text-properties officeooo:paragraph-rsid="00bd0101"/>
    </style:style>
    <style:style style:name="P115" style:family="paragraph" style:parent-style-name="Text_20_body" style:list-style-name="List_20_1">
      <style:text-properties officeooo:paragraph-rsid="006158b8"/>
    </style:style>
    <style:style style:name="P116" style:family="paragraph" style:parent-style-name="Text_20_body" style:list-style-name="List_20_1">
      <style:paragraph-properties>
        <style:tab-stops>
          <style:tab-stop style:position="4.794cm"/>
        </style:tab-stops>
      </style:paragraph-properties>
    </style:style>
    <style:style style:name="P117" style:family="paragraph" style:parent-style-name="Text_20_body" style:list-style-name="List_20_1">
      <style:paragraph-properties>
        <style:tab-stops>
          <style:tab-stop style:position="4.794cm"/>
        </style:tab-stops>
      </style:paragraph-properties>
      <style:text-properties officeooo:paragraph-rsid="0013c3a7"/>
    </style:style>
    <style:style style:name="P118"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19"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20"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21"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22" style:family="paragraph" style:parent-style-name="Text_20_body" style:list-style-name="L13">
      <style:text-properties fo:font-weight="bold" officeooo:rsid="00359c2d" officeooo:paragraph-rsid="00359c2d" style:font-weight-asian="bold" style:font-weight-complex="bold"/>
    </style:style>
    <style:style style:name="P123"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24" style:family="paragraph" style:parent-style-name="Text_20_body" style:list-style-name="List_20_1">
      <style:text-properties fo:font-weight="bold" style:font-weight-asian="bold" style:font-weight-complex="bold"/>
    </style:style>
    <style:style style:name="P125" style:family="paragraph" style:parent-style-name="Text_20_body" style:list-style-name="L22">
      <style:text-properties fo:font-weight="bold" officeooo:rsid="00af61ca" officeooo:paragraph-rsid="00af61ca" style:font-weight-asian="bold" style:font-weight-complex="bold"/>
    </style:style>
    <style:style style:name="P126" style:family="paragraph" style:parent-style-name="Text_20_body" style:list-style-name="L22">
      <style:text-properties fo:font-weight="bold" style:font-weight-asian="bold" style:font-weight-complex="bold"/>
    </style:style>
    <style:style style:name="P127" style:family="paragraph" style:parent-style-name="Text_20_body" style:list-style-name="L23">
      <style:text-properties fo:font-weight="bold" officeooo:paragraph-rsid="00af61ca" style:font-weight-asian="bold" style:font-weight-complex="bold"/>
    </style:style>
    <style:style style:name="P128"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29" style:family="paragraph" style:parent-style-name="Text_20_body" style:list-style-name="List_20_1">
      <style:paragraph-properties>
        <style:tab-stops>
          <style:tab-stop style:position="3.792cm"/>
        </style:tab-stops>
      </style:paragraph-properties>
    </style:style>
    <style:style style:name="P130" style:family="paragraph" style:parent-style-name="Text_20_body" style:list-style-name="L3"/>
    <style:style style:name="P131" style:family="paragraph" style:parent-style-name="Text_20_body" style:list-style-name="L3">
      <style:text-properties officeooo:paragraph-rsid="001b3cee"/>
    </style:style>
    <style:style style:name="P132" style:family="paragraph" style:parent-style-name="Text_20_body" style:list-style-name="L4"/>
    <style:style style:name="P133" style:family="paragraph" style:parent-style-name="Text_20_body" style:list-style-name="L4">
      <style:text-properties officeooo:paragraph-rsid="007f868a"/>
    </style:style>
    <style:style style:name="P134" style:family="paragraph" style:parent-style-name="Text_20_body" style:list-style-name="L4">
      <style:text-properties officeooo:rsid="001b3cee" officeooo:paragraph-rsid="001b3cee"/>
    </style:style>
    <style:style style:name="P135" style:family="paragraph" style:parent-style-name="Text_20_body" style:list-style-name="L4">
      <style:text-properties officeooo:rsid="001cfea7" officeooo:paragraph-rsid="001cfea7"/>
    </style:style>
    <style:style style:name="P136" style:family="paragraph" style:parent-style-name="Text_20_body" style:list-style-name="L5">
      <style:text-properties officeooo:rsid="002e0aba" officeooo:paragraph-rsid="002e0aba"/>
    </style:style>
    <style:style style:name="P137" style:family="paragraph" style:parent-style-name="Text_20_body" style:list-style-name="L7"/>
    <style:style style:name="P138" style:family="paragraph" style:parent-style-name="Text_20_body" style:list-style-name="L7">
      <style:text-properties officeooo:paragraph-rsid="0049f4b4"/>
    </style:style>
    <style:style style:name="P139" style:family="paragraph" style:parent-style-name="Text_20_body" style:list-style-name="L7">
      <style:text-properties officeooo:paragraph-rsid="00599986"/>
    </style:style>
    <style:style style:name="P140" style:family="paragraph" style:parent-style-name="Text_20_body" style:list-style-name="L7">
      <style:text-properties officeooo:paragraph-rsid="00392996"/>
    </style:style>
    <style:style style:name="P141" style:family="paragraph" style:parent-style-name="Text_20_body" style:list-style-name="L10"/>
    <style:style style:name="P142" style:family="paragraph" style:parent-style-name="Text_20_body" style:list-style-name="L11">
      <style:text-properties officeooo:paragraph-rsid="0033879a"/>
    </style:style>
    <style:style style:name="P143" style:family="paragraph" style:parent-style-name="Text_20_body" style:list-style-name="L11">
      <style:text-properties officeooo:rsid="0033879a" officeooo:paragraph-rsid="0033879a"/>
    </style:style>
    <style:style style:name="P144" style:family="paragraph" style:parent-style-name="Text_20_body" style:list-style-name="L12"/>
    <style:style style:name="P145" style:family="paragraph" style:parent-style-name="Text_20_body" style:list-style-name="L13"/>
    <style:style style:name="P146" style:family="paragraph" style:parent-style-name="Text_20_body" style:list-style-name="L13">
      <style:text-properties officeooo:paragraph-rsid="003566ed"/>
    </style:style>
    <style:style style:name="P147" style:family="paragraph" style:parent-style-name="Text_20_body" style:list-style-name="L13">
      <style:text-properties officeooo:rsid="00359c2d" officeooo:paragraph-rsid="00359c2d"/>
    </style:style>
    <style:style style:name="P148" style:family="paragraph" style:parent-style-name="Text_20_body" style:list-style-name="L14"/>
    <style:style style:name="P149" style:family="paragraph" style:parent-style-name="Text_20_body" style:list-style-name="L14">
      <style:text-properties officeooo:paragraph-rsid="003cfc0e"/>
    </style:style>
    <style:style style:name="P150" style:family="paragraph" style:parent-style-name="Text_20_body" style:list-style-name="L14">
      <style:text-properties officeooo:paragraph-rsid="003f5f0a"/>
    </style:style>
    <style:style style:name="P151" style:family="paragraph" style:parent-style-name="Text_20_body" style:list-style-name="L14">
      <style:text-properties officeooo:rsid="003f5f0a" officeooo:paragraph-rsid="003f5f0a"/>
    </style:style>
    <style:style style:name="P152" style:family="paragraph" style:parent-style-name="Text_20_body" style:list-style-name="L14">
      <style:text-properties officeooo:rsid="00866236" officeooo:paragraph-rsid="00866236"/>
    </style:style>
    <style:style style:name="P153" style:family="paragraph" style:parent-style-name="Text_20_body" style:list-style-name="L14">
      <style:text-properties officeooo:rsid="00cc7cba" officeooo:paragraph-rsid="00cc7cba"/>
    </style:style>
    <style:style style:name="P154" style:family="paragraph" style:parent-style-name="Text_20_body" style:list-style-name="L14">
      <style:paragraph-properties>
        <style:tab-stops>
          <style:tab-stop style:position="3.791cm"/>
        </style:tab-stops>
      </style:paragraph-properties>
    </style:style>
    <style:style style:name="P155" style:family="paragraph" style:parent-style-name="Text_20_body" style:list-style-name="L14">
      <style:paragraph-properties>
        <style:tab-stops>
          <style:tab-stop style:position="3.766cm"/>
        </style:tab-stops>
      </style:paragraph-properties>
    </style:style>
    <style:style style:name="P156" style:family="paragraph" style:parent-style-name="Text_20_body" style:list-style-name="L14">
      <style:paragraph-properties>
        <style:tab-stops>
          <style:tab-stop style:position="1.882cm"/>
        </style:tab-stops>
      </style:paragraph-properties>
    </style:style>
    <style:style style:name="P157"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158"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159" style:family="paragraph" style:parent-style-name="Text_20_body" style:list-style-name="List_20_1">
      <style:text-properties officeooo:rsid="00bd0101" officeooo:paragraph-rsid="00bd0101"/>
    </style:style>
    <style:style style:name="P160" style:family="paragraph" style:parent-style-name="Text_20_body" style:list-style-name="List_20_1">
      <style:text-properties officeooo:rsid="00455736" officeooo:paragraph-rsid="00455736"/>
    </style:style>
    <style:style style:name="P161"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62" style:family="paragraph" style:parent-style-name="Text_20_body" style:list-style-name="L19">
      <style:text-properties fo:font-style="normal" fo:font-weight="normal" style:font-style-asian="normal" style:font-weight-asian="normal" style:font-style-complex="normal" style:font-weight-complex="normal"/>
    </style:style>
    <style:style style:name="P163"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164"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165"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166"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167"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168"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169"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70"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171"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172"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173"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174"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175"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176"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177"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178"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179"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180"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181"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182" style:family="paragraph" style:parent-style-name="Text_20_body" style:list-style-name="L22">
      <style:text-properties fo:font-style="normal" fo:font-weight="normal" style:font-style-asian="normal" style:font-weight-asian="normal" style:font-style-complex="normal" style:font-weight-complex="normal"/>
    </style:style>
    <style:style style:name="P183" style:family="paragraph" style:parent-style-name="Text_20_body" style:list-style-name="L16"/>
    <style:style style:name="P184" style:family="paragraph" style:parent-style-name="Text_20_body" style:list-style-name="L18">
      <style:text-properties officeooo:rsid="009061af" officeooo:paragraph-rsid="0092cebd"/>
    </style:style>
    <style:style style:name="P185" style:family="paragraph" style:parent-style-name="Text_20_body" style:list-style-name="L18">
      <style:text-properties officeooo:rsid="009061af" officeooo:paragraph-rsid="009061af"/>
    </style:style>
    <style:style style:name="P186" style:family="paragraph" style:parent-style-name="Text_20_body" style:list-style-name="L18">
      <style:text-properties officeooo:rsid="0092cebd" officeooo:paragraph-rsid="0092cebd"/>
    </style:style>
    <style:style style:name="P187" style:family="paragraph" style:parent-style-name="Text_20_body" style:list-style-name="L19"/>
    <style:style style:name="P188" style:family="paragraph" style:parent-style-name="Text_20_body" style:list-style-name="L23"/>
    <style:style style:name="P189" style:family="paragraph" style:parent-style-name="Text_20_body" style:list-style-name="L23">
      <style:text-properties officeooo:rsid="00af61ca" officeooo:paragraph-rsid="00af61ca"/>
    </style:style>
    <style:style style:name="P190" style:family="paragraph" style:parent-style-name="Text_20_body" style:list-style-name="L23">
      <style:text-properties officeooo:rsid="00b01878" officeooo:paragraph-rsid="00b01878"/>
    </style:style>
    <style:style style:name="P191" style:family="paragraph" style:parent-style-name="Text_20_body">
      <style:paragraph-properties fo:text-align="justify" style:justify-single-word="false"/>
      <style:text-properties style:font-name="Courier New1" fo:font-size="9pt" fo:font-weight="bold" officeooo:rsid="00c0df2a" officeooo:paragraph-rsid="00c0df2a" style:font-size-asian="9pt" style:font-weight-asian="bold" style:font-size-complex="9pt" style:font-weight-complex="bold"/>
    </style:style>
    <style:style style:name="P192" style:family="paragraph" style:parent-style-name="Text_20_body" style:list-style-name="L4" style:master-page-name="">
      <style:paragraph-properties style:page-number="auto" fo:keep-with-next="always"/>
    </style:style>
    <style:style style:name="P193"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94"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195"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196"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197"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98"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99" style:family="paragraph" style:parent-style-name="Text_20_body" style:list-style-name="L16"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00" style:family="paragraph" style:parent-style-name="Text_20_body" style:list-style-name="L19"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01" style:family="paragraph" style:parent-style-name="Text_20_body" style:list-style-name="L23"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02"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03"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04"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05" style:family="paragraph" style:parent-style-name="List" style:list-style-name="List_20_1"/>
    <style:style style:name="P206" style:family="paragraph" style:parent-style-name="List" style:list-style-name="List_20_1">
      <style:text-properties officeooo:paragraph-rsid="00c4785c"/>
    </style:style>
    <style:style style:name="P207" style:family="paragraph" style:parent-style-name="List" style:list-style-name="List_20_1">
      <style:text-properties officeooo:paragraph-rsid="0036e660"/>
    </style:style>
    <style:style style:name="P208" style:family="paragraph" style:parent-style-name="List" style:list-style-name="List_20_1">
      <style:text-properties officeooo:rsid="0027f9ac" officeooo:paragraph-rsid="0027f9ac"/>
    </style:style>
    <style:style style:name="P209" style:family="paragraph" style:parent-style-name="List" style:list-style-name="List_20_1">
      <style:text-properties officeooo:rsid="00c4785c" officeooo:paragraph-rsid="00c4785c"/>
    </style:style>
    <style:style style:name="P210" style:family="paragraph" style:parent-style-name="List" style:list-style-name="L17">
      <style:text-properties officeooo:rsid="008ff8fc" officeooo:paragraph-rsid="008ff8fc"/>
    </style:style>
    <style:style style:name="P211" style:family="paragraph" style:parent-style-name="Heading_20_4">
      <style:text-properties officeooo:rsid="00c52938" officeooo:paragraph-rsid="00c52938"/>
    </style:style>
    <style:style style:name="P212" style:family="paragraph" style:parent-style-name="Heading_20_4">
      <style:text-properties officeooo:rsid="002eb1d7" officeooo:paragraph-rsid="002eb1d7"/>
    </style:style>
    <style:style style:name="P213" style:family="paragraph" style:parent-style-name="Heading_20_4">
      <style:text-properties officeooo:rsid="0049f4b4" officeooo:paragraph-rsid="0049f4b4"/>
    </style:style>
    <style:style style:name="P214" style:family="paragraph" style:parent-style-name="Heading_20_4">
      <style:text-properties officeooo:rsid="00d2d5c9" officeooo:paragraph-rsid="00d2d5c9"/>
    </style:style>
    <style:style style:name="P215" style:family="paragraph" style:parent-style-name="Heading_20_4">
      <style:text-properties officeooo:rsid="008d9e02" officeooo:paragraph-rsid="008d9e02"/>
    </style:style>
    <style:style style:name="P216" style:family="paragraph" style:parent-style-name="Heading_20_4">
      <style:text-properties fo:font-style="normal" fo:font-weight="normal" style:font-style-asian="normal" style:font-weight-asian="normal" style:font-style-complex="normal" style:font-weight-complex="normal"/>
    </style:style>
    <style:style style:name="P217" style:family="paragraph" style:parent-style-name="Heading_20_3">
      <style:text-properties officeooo:rsid="002b52c8" officeooo:paragraph-rsid="002b52c8"/>
    </style:style>
    <style:style style:name="P218" style:family="paragraph" style:parent-style-name="Heading_20_3">
      <style:text-properties officeooo:rsid="007068e6" officeooo:paragraph-rsid="007068e6"/>
    </style:style>
    <style:style style:name="P219" style:family="paragraph" style:parent-style-name="Heading_20_3">
      <style:text-properties officeooo:rsid="002de59e" officeooo:paragraph-rsid="002de59e"/>
    </style:style>
    <style:style style:name="P220" style:family="paragraph" style:parent-style-name="Heading_20_3" style:master-page-name="">
      <style:paragraph-properties style:page-number="auto"/>
      <style:text-properties officeooo:paragraph-rsid="00492447"/>
    </style:style>
    <style:style style:name="P221" style:family="paragraph" style:parent-style-name="example" style:list-style-name="List_20_1"/>
    <style:style style:name="P222" style:family="paragraph" style:parent-style-name="example" style:list-style-name="List_20_1">
      <style:text-properties officeooo:paragraph-rsid="00c52938"/>
    </style:style>
    <style:style style:name="P223" style:family="paragraph" style:parent-style-name="example" style:list-style-name="L2"/>
    <style:style style:name="P224" style:family="paragraph" style:parent-style-name="example" style:list-style-name="L4"/>
    <style:style style:name="P225" style:family="paragraph" style:parent-style-name="example" style:list-style-name="L4">
      <style:text-properties officeooo:rsid="0028fc18" officeooo:paragraph-rsid="0028fc18"/>
    </style:style>
    <style:style style:name="P226" style:family="paragraph" style:parent-style-name="example" style:list-style-name="L4">
      <style:text-properties fo:font-weight="normal" officeooo:rsid="007d48cc" officeooo:paragraph-rsid="007d48cc" style:font-weight-asian="normal" style:font-weight-complex="normal"/>
    </style:style>
    <style:style style:name="P227"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5fde2" style:font-style-asian="italic" style:font-weight-asian="normal" style:font-style-complex="italic" style:font-weight-complex="normal"/>
    </style:style>
    <style:style style:name="T18" style:family="text">
      <style:text-properties fo:font-style="italic" fo:font-weight="normal" officeooo:rsid="001b3cee" style:font-style-asian="italic" style:font-weight-asian="normal" style:font-style-complex="italic" style:font-weight-complex="normal"/>
    </style:style>
    <style:style style:name="T19" style:family="text">
      <style:text-properties fo:font-style="italic" fo:font-weight="normal" officeooo:rsid="002e0aba" style:font-style-asian="italic" style:font-weight-asian="normal" style:font-style-complex="italic" style:font-weight-complex="normal"/>
    </style:style>
    <style:style style:name="T20" style:family="text">
      <style:text-properties fo:font-style="italic" fo:font-weight="normal" officeooo:rsid="0033879a" style:font-style-asian="italic" style:font-weight-asian="normal" style:font-style-complex="italic" style:font-weight-complex="normal"/>
    </style:style>
    <style:style style:name="T21" style:family="text">
      <style:text-properties fo:font-style="italic" fo:font-weight="normal" officeooo:rsid="003566ed" style:font-style-asian="italic" style:font-weight-asian="normal" style:font-style-complex="italic" style:font-weight-complex="normal"/>
    </style:style>
    <style:style style:name="T22" style:family="text">
      <style:text-properties fo:font-style="italic" fo:font-weight="normal" officeooo:rsid="0038977b" style:font-style-asian="italic" style:font-weight-asian="normal" style:font-style-complex="italic" style:font-weight-complex="normal"/>
    </style:style>
    <style:style style:name="T23" style:family="text">
      <style:text-properties fo:font-style="italic" fo:font-weight="normal" officeooo:rsid="00392996" style:font-style-asian="italic" style:font-weight-asian="normal" style:font-style-complex="italic" style:font-weight-complex="normal"/>
    </style:style>
    <style:style style:name="T24" style:family="text">
      <style:text-properties fo:font-style="italic" fo:font-weight="normal" officeooo:rsid="0043e9aa" style:font-style-asian="italic" style:font-weight-asian="normal" style:font-style-complex="italic" style:font-weight-complex="normal"/>
    </style:style>
    <style:style style:name="T25" style:family="text">
      <style:text-properties fo:font-style="italic" fo:font-weight="normal" officeooo:rsid="00455736" style:font-style-asian="italic" style:font-weight-asian="normal" style:font-style-complex="italic" style:font-weight-complex="normal"/>
    </style:style>
    <style:style style:name="T26" style:family="text">
      <style:text-properties fo:font-style="italic" fo:font-weight="normal" officeooo:rsid="004b3af1" style:font-style-asian="italic" style:font-weight-asian="normal" style:font-style-complex="italic" style:font-weight-complex="normal"/>
    </style:style>
    <style:style style:name="T27" style:family="text">
      <style:text-properties fo:font-style="italic" fo:font-weight="normal" officeooo:rsid="004b27b5" style:font-style-asian="italic" style:font-weight-asian="normal" style:font-style-complex="italic" style:font-weight-complex="normal"/>
    </style:style>
    <style:style style:name="T28" style:family="text">
      <style:text-properties fo:font-style="italic" fo:font-weight="normal" officeooo:rsid="00552826" style:font-style-asian="italic" style:font-weight-asian="normal" style:font-style-complex="italic" style:font-weight-complex="normal"/>
    </style:style>
    <style:style style:name="T29" style:family="text">
      <style:text-properties fo:font-style="italic" fo:font-weight="normal" officeooo:rsid="0019b4fd" style:font-style-asian="italic" style:font-weight-asian="normal" style:font-style-complex="italic" style:font-weight-complex="normal"/>
    </style:style>
    <style:style style:name="T30" style:family="text">
      <style:text-properties fo:font-style="italic" fo:font-weight="normal" officeooo:rsid="0061e872" style:font-style-asian="italic" style:font-weight-asian="normal" style:font-style-complex="italic" style:font-weight-complex="normal"/>
    </style:style>
    <style:style style:name="T31" style:family="text">
      <style:text-properties fo:font-style="italic" fo:font-weight="normal" officeooo:rsid="0068a6c8" style:font-style-asian="italic" style:font-weight-asian="normal" style:font-style-complex="italic" style:font-weight-complex="normal"/>
    </style:style>
    <style:style style:name="T32" style:family="text">
      <style:text-properties fo:font-style="italic" fo:font-weight="normal" officeooo:rsid="0069d889" style:font-style-asian="italic" style:font-weight-asian="normal" style:font-style-complex="italic" style:font-weight-complex="normal"/>
    </style:style>
    <style:style style:name="T33" style:family="text">
      <style:text-properties fo:font-style="italic" fo:font-weight="normal" officeooo:rsid="0071df2c" style:font-style-asian="italic" style:font-weight-asian="normal" style:font-style-complex="italic" style:font-weight-complex="normal"/>
    </style:style>
    <style:style style:name="T34" style:family="text">
      <style:text-properties fo:font-style="italic" fo:font-weight="normal" officeooo:rsid="007e50d5" style:font-style-asian="italic" style:font-weight-asian="normal" style:font-style-complex="italic" style:font-weight-complex="normal"/>
    </style:style>
    <style:style style:name="T35" style:family="text">
      <style:text-properties fo:font-style="italic" fo:font-weight="normal" officeooo:rsid="0085c8d9" style:font-style-asian="italic" style:font-weight-asian="normal" style:font-style-complex="italic" style:font-weight-complex="normal"/>
    </style:style>
    <style:style style:name="T36" style:family="text">
      <style:text-properties fo:font-style="italic" fo:font-weight="normal" officeooo:rsid="0092cebd" style:font-style-asian="italic" style:font-weight-asian="normal" style:font-style-complex="italic" style:font-weight-complex="normal"/>
    </style:style>
    <style:style style:name="T37" style:family="text">
      <style:text-properties fo:font-style="italic" fo:font-weight="normal" officeooo:rsid="00b90093" style:font-style-asian="italic" style:font-weight-asian="normal" style:font-style-complex="italic" style:font-weight-complex="normal"/>
    </style:style>
    <style:style style:name="T38" style:family="text">
      <style:text-properties fo:font-style="italic" fo:font-weight="normal" officeooo:rsid="00ba4c1d" style:font-style-asian="italic" style:font-weight-asian="normal" style:font-style-complex="italic" style:font-weight-complex="normal"/>
    </style:style>
    <style:style style:name="T39" style:family="text">
      <style:text-properties fo:font-style="italic" fo:font-weight="normal" officeooo:rsid="00bd0101" style:font-style-asian="italic" style:font-weight-asian="normal" style:font-style-complex="italic" style:font-weight-complex="normal"/>
    </style:style>
    <style:style style:name="T40" style:family="text">
      <style:text-properties fo:font-style="italic" fo:font-weight="normal" officeooo:rsid="00bda6e1" style:font-style-asian="italic" style:font-weight-asian="normal" style:font-style-complex="italic" style:font-weight-complex="normal"/>
    </style:style>
    <style:style style:name="T41" style:family="text">
      <style:text-properties fo:font-style="italic" fo:font-weight="normal" officeooo:rsid="00c3db1a" style:font-style-asian="italic" style:font-weight-asian="normal" style:font-style-complex="italic" style:font-weight-complex="normal"/>
    </style:style>
    <style:style style:name="T42" style:family="text">
      <style:text-properties fo:font-style="italic" fo:font-weight="normal" officeooo:rsid="00c52938" style:font-style-asian="italic" style:font-weight-asian="normal" style:font-style-complex="italic" style:font-weight-complex="normal"/>
    </style:style>
    <style:style style:name="T43" style:family="text">
      <style:text-properties fo:font-style="italic" fo:font-weight="normal" officeooo:rsid="00c757d1" style:font-style-asian="italic" style:font-weight-asian="normal" style:font-style-complex="italic" style:font-weight-complex="normal"/>
    </style:style>
    <style:style style:name="T44" style:family="text">
      <style:text-properties fo:font-style="italic" fo:font-weight="normal" officeooo:rsid="00cd0b29" style:font-style-asian="italic" style:font-weight-asian="normal" style:font-style-complex="italic" style:font-weight-complex="normal"/>
    </style:style>
    <style:style style:name="T45" style:family="text">
      <style:text-properties fo:font-style="italic" style:text-underline-style="none" fo:font-weight="normal" style:font-style-asian="italic" style:font-weight-asian="normal" style:font-style-complex="italic" style:font-weight-complex="normal"/>
    </style:style>
    <style:style style:name="T46" style:family="text">
      <style:text-properties fo:font-style="italic" style:text-underline-style="none" fo:font-weight="normal" officeooo:rsid="006c23f3" style:font-style-asian="italic" style:font-weight-asian="normal"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264e21" style:font-style-asian="italic" style:font-weight-asian="bold" style:font-style-complex="italic" style:font-weight-complex="bold"/>
    </style:style>
    <style:style style:name="T49" style:family="text">
      <style:text-properties fo:font-style="italic" fo:font-weight="bold" officeooo:rsid="00c52938" style:font-style-asian="italic" style:font-weight-asian="bold" style:font-style-complex="italic" style:font-weight-complex="bold"/>
    </style:style>
    <style:style style:name="T50" style:family="text">
      <style:text-properties fo:font-style="italic" fo:font-weight="bold" officeooo:rsid="00c757d1" style:font-style-asian="italic" style:font-weight-asian="bold" style:font-style-complex="italic" style:font-weight-complex="bold"/>
    </style:style>
    <style:style style:name="T51" style:family="text">
      <style:text-properties style:font-name="Courier New1"/>
    </style:style>
    <style:style style:name="T52" style:family="text">
      <style:text-properties style:font-name="Courier New1" fo:font-size="9pt" style:font-size-asian="9pt" style:font-size-complex="9pt"/>
    </style:style>
    <style:style style:name="T53" style:family="text">
      <style:text-properties style:font-name="Courier New1" fo:font-size="9pt" fo:font-weight="bold" style:font-size-asian="9pt" style:font-weight-asian="bold" style:font-size-complex="9pt" style:font-weight-complex="bold"/>
    </style:style>
    <style:style style:name="T54" style:family="text">
      <style:text-properties style:font-name="Courier New1" fo:font-size="9pt" fo:font-weight="bold" officeooo:rsid="003cfc0e" style:font-size-asian="9pt" style:font-weight-asian="bold" style:font-size-complex="9pt" style:font-weight-complex="bold"/>
    </style:style>
    <style:style style:name="T55" style:family="text">
      <style:text-properties style:font-name="Courier New1" fo:font-size="9pt" fo:font-weight="bold" officeooo:rsid="004079c0" style:font-size-asian="9pt" style:font-weight-asian="bold" style:font-size-complex="9pt" style:font-weight-complex="bold"/>
    </style:style>
    <style:style style:name="T56" style:family="text">
      <style:text-properties style:font-name="Courier New1" fo:font-size="9pt" fo:font-weight="bold" officeooo:rsid="0065231f" style:font-size-asian="9pt" style:font-weight-asian="bold" style:font-size-complex="9pt" style:font-weight-complex="bold"/>
    </style:style>
    <style:style style:name="T57" style:family="text">
      <style:text-properties style:font-name="Courier New1" fo:font-size="9pt" fo:font-style="italic" style:font-size-asian="9pt" style:font-style-asian="italic" style:font-size-complex="9pt" style:font-style-complex="italic"/>
    </style:style>
    <style:style style:name="T58" style:family="text">
      <style:text-properties style:font-name="Courier New1" fo:font-size="9pt" fo:font-style="italic" officeooo:rsid="003cfc0e" style:font-size-asian="9pt" style:font-style-asian="italic" style:font-size-complex="9pt" style:font-style-complex="italic"/>
    </style:style>
    <style:style style:name="T59"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0"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1"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5"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6"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69" style:family="text">
      <style:text-properties style:font-name="Courier New1" fo:font-weight="bold" style:font-weight-asian="bold" style:font-weight-complex="bold"/>
    </style:style>
    <style:style style:name="T70" style:family="text">
      <style:text-properties style:font-name="Courier New1" fo:font-style="italic"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officeooo:rsid="0013c3a7" style:font-weight-asian="bold" style:font-weight-complex="bold"/>
    </style:style>
    <style:style style:name="T73" style:family="text">
      <style:text-properties fo:font-weight="bold" officeooo:rsid="0019b4fd" style:font-weight-asian="bold" style:font-weight-complex="bold"/>
    </style:style>
    <style:style style:name="T74" style:family="text">
      <style:text-properties fo:font-weight="bold" officeooo:rsid="001ec78f" style:font-weight-asian="bold" style:font-weight-complex="bold"/>
    </style:style>
    <style:style style:name="T75" style:family="text">
      <style:text-properties fo:font-weight="bold" officeooo:rsid="0028fc18" style:font-weight-asian="bold" style:font-weight-complex="bold"/>
    </style:style>
    <style:style style:name="T76" style:family="text">
      <style:text-properties fo:font-weight="bold" officeooo:rsid="0031e1e6" style:font-weight-asian="bold" style:font-weight-complex="bold"/>
    </style:style>
    <style:style style:name="T77" style:family="text">
      <style:text-properties fo:font-weight="bold" officeooo:rsid="0033879a" style:font-weight-asian="bold" style:font-weight-complex="bold"/>
    </style:style>
    <style:style style:name="T78" style:family="text">
      <style:text-properties fo:font-weight="bold" officeooo:rsid="00392996" style:font-weight-asian="bold" style:font-weight-complex="bold"/>
    </style:style>
    <style:style style:name="T79" style:family="text">
      <style:text-properties fo:font-weight="bold" officeooo:rsid="003acbac" style:font-weight-asian="bold" style:font-weight-complex="bold"/>
    </style:style>
    <style:style style:name="T80" style:family="text">
      <style:text-properties fo:font-weight="bold" officeooo:rsid="004b27b5" style:font-weight-asian="bold" style:font-weight-complex="bold"/>
    </style:style>
    <style:style style:name="T81" style:family="text">
      <style:text-properties fo:font-weight="bold" officeooo:rsid="005b6141" style:font-weight-asian="bold" style:font-weight-complex="bold"/>
    </style:style>
    <style:style style:name="T82" style:family="text">
      <style:text-properties fo:font-weight="bold" officeooo:rsid="003566ed" style:font-weight-asian="bold" style:font-weight-complex="bold"/>
    </style:style>
    <style:style style:name="T83" style:family="text">
      <style:text-properties fo:font-weight="bold" officeooo:rsid="0061e872" style:font-weight-asian="bold" style:font-weight-complex="bold"/>
    </style:style>
    <style:style style:name="T84" style:family="text">
      <style:text-properties fo:font-weight="bold" officeooo:rsid="006c23f3" style:font-weight-asian="bold" style:font-weight-complex="bold"/>
    </style:style>
    <style:style style:name="T85" style:family="text">
      <style:text-properties fo:font-weight="bold" officeooo:rsid="0074247e" style:font-weight-asian="bold" style:font-weight-complex="bold"/>
    </style:style>
    <style:style style:name="T86" style:family="text">
      <style:text-properties fo:font-weight="bold" officeooo:rsid="007d48cc" style:font-weight-asian="bold" style:font-weight-complex="bold"/>
    </style:style>
    <style:style style:name="T87" style:family="text">
      <style:text-properties fo:font-weight="bold" officeooo:rsid="00866236" style:font-weight-asian="bold" style:font-weight-complex="bold"/>
    </style:style>
    <style:style style:name="T88" style:family="text">
      <style:text-properties fo:font-weight="bold" officeooo:rsid="0089dfce" style:font-weight-asian="bold" style:font-weight-complex="bold"/>
    </style:style>
    <style:style style:name="T89" style:family="text">
      <style:text-properties fo:font-weight="bold" officeooo:rsid="008f0ae3" style:font-weight-asian="bold" style:font-weight-complex="bold"/>
    </style:style>
    <style:style style:name="T90" style:family="text">
      <style:text-properties fo:font-weight="bold" officeooo:rsid="008f3b2c" style:font-weight-asian="bold" style:font-weight-complex="bold"/>
    </style:style>
    <style:style style:name="T91" style:family="text">
      <style:text-properties fo:font-weight="bold" officeooo:rsid="00a077f7" style:font-weight-asian="bold" style:font-weight-complex="bold"/>
    </style:style>
    <style:style style:name="T92" style:family="text">
      <style:text-properties fo:font-weight="bold" officeooo:rsid="00aedc68" style:font-weight-asian="bold" style:font-weight-complex="bold"/>
    </style:style>
    <style:style style:name="T93" style:family="text">
      <style:text-properties fo:font-weight="bold" officeooo:rsid="00c268ec" style:font-weight-asian="bold" style:font-weight-complex="bold"/>
    </style:style>
    <style:style style:name="T94" style:family="text">
      <style:text-properties fo:font-weight="bold" officeooo:rsid="00c757d1" style:font-weight-asian="bold" style:font-weight-complex="bold"/>
    </style:style>
    <style:style style:name="T95" style:family="text">
      <style:text-properties fo:font-weight="bold" officeooo:rsid="00ce3ca2" style:font-weight-asian="bold" style:font-weight-complex="bold"/>
    </style:style>
    <style:style style:name="T96" style:family="text">
      <style:text-properties fo:font-weight="bold" officeooo:rsid="00d381be" style:font-weight-asian="bold" style:font-weight-complex="bold"/>
    </style:style>
    <style:style style:name="T97" style:family="text">
      <style:text-properties fo:font-style="normal" style:text-underline-style="none" fo:font-weight="bold" style:font-style-asian="normal" style:font-weight-asian="bold" style:font-style-complex="normal" style:font-weight-complex="bold"/>
    </style:style>
    <style:style style:name="T98" style:family="text">
      <style:text-properties fo:font-style="normal" style:text-underline-style="none" fo:font-weight="bold" officeooo:rsid="006c23f3" style:font-style-asian="normal" style:font-weight-asian="bold" style:font-style-complex="normal" style:font-weight-complex="bold"/>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033879a" style:font-style-asian="normal" style:font-weight-asian="bold" style:font-style-complex="normal" style:font-weight-complex="bold"/>
    </style:style>
    <style:style style:name="T101" style:family="text">
      <style:text-properties fo:font-style="normal" fo:font-weight="bold" officeooo:rsid="0038977b" style:font-style-asian="normal" style:font-weight-asian="bold" style:font-style-complex="normal" style:font-weight-complex="bold"/>
    </style:style>
    <style:style style:name="T102" style:family="text">
      <style:text-properties fo:font-style="normal" fo:font-weight="bold" officeooo:rsid="00392996" style:font-style-asian="normal" style:font-weight-asian="bold" style:font-style-complex="normal" style:font-weight-complex="bold"/>
    </style:style>
    <style:style style:name="T103" style:family="text">
      <style:text-properties fo:font-style="normal" fo:font-weight="bold" officeooo:rsid="003acbac" style:font-style-asian="normal" style:font-weight-asian="bold" style:font-style-complex="normal" style:font-weight-complex="bold"/>
    </style:style>
    <style:style style:name="T104" style:family="text">
      <style:text-properties fo:font-style="normal" fo:font-weight="bold" officeooo:rsid="0043e9aa" style:font-style-asian="normal" style:font-weight-asian="bold" style:font-style-complex="normal" style:font-weight-complex="bold"/>
    </style:style>
    <style:style style:name="T105" style:family="text">
      <style:text-properties fo:font-style="normal" fo:font-weight="bold" officeooo:rsid="00183bd6" style:font-style-asian="normal" style:font-weight-asian="bold" style:font-style-complex="normal" style:font-weight-complex="bold"/>
    </style:style>
    <style:style style:name="T106" style:family="text">
      <style:text-properties fo:font-style="normal" fo:font-weight="bold" officeooo:rsid="006158b8" style:font-style-asian="normal" style:font-weight-asian="bold" style:font-style-complex="normal" style:font-weight-complex="bold"/>
    </style:style>
    <style:style style:name="T107" style:family="text">
      <style:text-properties fo:font-style="normal" fo:font-weight="bold" officeooo:rsid="0061e872" style:font-style-asian="normal" style:font-weight-asian="bold" style:font-style-complex="normal" style:font-weight-complex="bold"/>
    </style:style>
    <style:style style:name="T108" style:family="text">
      <style:text-properties fo:font-style="normal" fo:font-weight="bold" officeooo:rsid="0069d889" style:font-style-asian="normal" style:font-weight-asian="bold" style:font-style-complex="normal" style:font-weight-complex="bold"/>
    </style:style>
    <style:style style:name="T109" style:family="text">
      <style:text-properties fo:font-style="normal" fo:font-weight="bold" officeooo:rsid="0085c8d9" style:font-style-asian="normal" style:font-weight-asian="bold" style:font-style-complex="normal" style:font-weight-complex="bold"/>
    </style:style>
    <style:style style:name="T110" style:family="text">
      <style:text-properties fo:font-style="normal" fo:font-weight="bold" officeooo:rsid="00af61ca" style:font-style-asian="normal" style:font-weight-asian="bold" style:font-style-complex="normal" style:font-weight-complex="bold"/>
    </style:style>
    <style:style style:name="T111" style:family="text">
      <style:text-properties fo:font-style="normal" fo:font-weight="bold" officeooo:rsid="00ba4c1d" style:font-style-asian="normal" style:font-weight-asian="bold" style:font-style-complex="normal" style:font-weight-complex="bold"/>
    </style:style>
    <style:style style:name="T112" style:family="text">
      <style:text-properties fo:font-style="normal" fo:font-weight="bold" officeooo:rsid="00bd0101" style:font-style-asian="normal" style:font-weight-asian="bold" style:font-style-complex="normal" style:font-weight-complex="bold"/>
    </style:style>
    <style:style style:name="T113" style:family="text">
      <style:text-properties fo:font-style="normal" fo:font-weight="bold" officeooo:rsid="00bd841a" style:font-style-asian="normal" style:font-weight-asian="bold" style:font-style-complex="normal" style:font-weight-complex="bold"/>
    </style:style>
    <style:style style:name="T114" style:family="text">
      <style:text-properties fo:font-style="normal" fo:font-weight="bold" officeooo:rsid="00cd0b29" style:font-style-asian="normal" style:font-weight-asian="bold" style:font-style-complex="normal" style:font-weight-complex="bold"/>
    </style:style>
    <style:style style:name="T115" style:family="text">
      <style:text-properties fo:font-style="normal" style:font-style-asian="normal" style:font-style-complex="normal"/>
    </style:style>
    <style:style style:name="T116" style:family="text">
      <style:text-properties fo:font-style="normal" officeooo:rsid="00455736" style:font-style-asian="normal" style:font-style-complex="normal"/>
    </style:style>
    <style:style style:name="T117" style:family="text">
      <style:text-properties fo:font-style="normal" officeooo:rsid="006158b8" style:font-style-asian="normal" style:font-style-complex="normal"/>
    </style:style>
    <style:style style:name="T118" style:family="text">
      <style:text-properties fo:font-style="normal" officeooo:rsid="00d176a1" style:font-style-asian="normal" style:font-style-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20a0e4" style:font-style-asian="normal" style:font-weight-asian="normal" style:font-style-complex="normal" style:font-weight-complex="normal"/>
    </style:style>
    <style:style style:name="T121" style:family="text">
      <style:text-properties fo:font-style="normal" fo:font-weight="normal" officeooo:rsid="0032db25" style:font-style-asian="normal" style:font-weight-asian="normal" style:font-style-complex="normal" style:font-weight-complex="normal"/>
    </style:style>
    <style:style style:name="T122" style:family="text">
      <style:text-properties fo:font-style="normal" fo:font-weight="normal" officeooo:rsid="003566ed" style:font-style-asian="normal" style:font-weight-asian="normal" style:font-style-complex="normal" style:font-weight-complex="normal"/>
    </style:style>
    <style:style style:name="T123" style:family="text">
      <style:text-properties fo:font-style="normal" fo:font-weight="normal" officeooo:rsid="0036e660" style:font-style-asian="normal" style:font-weight-asian="normal" style:font-style-complex="normal" style:font-weight-complex="normal"/>
    </style:style>
    <style:style style:name="T124" style:family="text">
      <style:text-properties fo:font-style="normal" fo:font-weight="normal" officeooo:rsid="005bbda5" style:font-style-asian="normal" style:font-weight-asian="normal" style:font-style-complex="normal" style:font-weight-complex="normal"/>
    </style:style>
    <style:style style:name="T125" style:family="text">
      <style:text-properties fo:font-style="normal" fo:font-weight="normal" officeooo:rsid="00b01878" style:font-style-asian="normal" style:font-weight-asian="normal" style:font-style-complex="normal" style:font-weight-complex="normal"/>
    </style:style>
    <style:style style:name="T126" style:family="text">
      <style:text-properties fo:font-style="normal" fo:font-weight="normal" officeooo:rsid="00b1f947" style:font-style-asian="normal" style:font-weight-asian="normal" style:font-style-complex="normal" style:font-weight-complex="normal"/>
    </style:style>
    <style:style style:name="T127" style:family="text">
      <style:text-properties fo:font-style="normal" fo:font-weight="normal" officeooo:rsid="00bda6e1" style:font-style-asian="normal" style:font-weight-asian="normal" style:font-style-complex="normal" style:font-weight-complex="normal"/>
    </style:style>
    <style:style style:name="T128" style:family="text">
      <style:text-properties fo:font-style="normal" fo:font-weight="normal" officeooo:rsid="00c52938" style:font-style-asian="normal" style:font-weight-asian="normal" style:font-style-complex="normal" style:font-weight-complex="normal"/>
    </style:style>
    <style:style style:name="T129" style:family="text">
      <style:text-properties fo:font-style="normal" fo:font-weight="normal" officeooo:rsid="00cba62d" style:font-style-asian="normal" style:font-weight-asian="normal" style:font-style-complex="normal" style:font-weight-complex="normal"/>
    </style:style>
    <style:style style:name="T130" style:family="text">
      <style:text-properties fo:font-style="normal" fo:font-weight="normal" officeooo:rsid="00cd0b29" style:font-style-asian="normal" style:font-weight-asian="normal" style:font-style-complex="normal" style:font-weight-complex="normal"/>
    </style:style>
    <style:style style:name="T131" style:family="text">
      <style:text-properties fo:font-style="normal" fo:font-weight="normal" officeooo:rsid="00d176a1" style:font-style-asian="normal" style:font-weight-asian="normal" style:font-style-complex="normal" style:font-weight-complex="normal"/>
    </style:style>
    <style:style style:name="T13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3" style:family="text">
      <style:text-properties fo:font-weight="normal" style:font-weight-asian="normal" style:font-weight-complex="normal"/>
    </style:style>
    <style:style style:name="T134" style:family="text">
      <style:text-properties fo:font-weight="normal" officeooo:rsid="00392996" style:font-weight-asian="normal" style:font-weight-complex="normal"/>
    </style:style>
    <style:style style:name="T135" style:family="text">
      <style:text-properties fo:font-weight="normal" officeooo:rsid="0056d2f8" style:font-weight-asian="normal" style:font-weight-complex="normal"/>
    </style:style>
    <style:style style:name="T136" style:family="text">
      <style:text-properties fo:font-weight="normal" officeooo:rsid="005b6141" style:font-weight-asian="normal" style:font-weight-complex="normal"/>
    </style:style>
    <style:style style:name="T137" style:family="text">
      <style:text-properties fo:font-weight="normal" officeooo:rsid="00c893c5" style:font-weight-asian="normal" style:font-weight-complex="normal"/>
    </style:style>
    <style:style style:name="T138" style:family="text">
      <style:text-properties fo:font-weight="normal" officeooo:rsid="00ca028c" style:font-weight-asian="normal" style:font-weight-complex="normal"/>
    </style:style>
    <style:style style:name="T139" style:family="text">
      <style:text-properties style:text-underline-style="solid" style:text-underline-width="auto" style:text-underline-color="font-color"/>
    </style:style>
    <style:style style:name="T140" style:family="text">
      <style:text-properties style:font-name="Times New Roman" fo:font-size="10.5pt" style:font-size-asian="10.5pt" style:font-size-complex="10.5pt"/>
    </style:style>
    <style:style style:name="T141" style:family="text">
      <style:text-properties style:font-name="Times New Roman" fo:font-size="10.5pt" officeooo:rsid="00359c2d" style:font-size-asian="10.5pt" style:font-size-complex="10.5pt"/>
    </style:style>
    <style:style style:name="T142" style:family="text">
      <style:text-properties fo:font-size="8pt" fo:font-weight="bold" style:font-size-asian="8pt" style:font-weight-asian="bold" style:font-size-complex="8pt" style:font-weight-complex="bold"/>
    </style:style>
    <style:style style:name="T143" style:family="text">
      <style:text-properties officeooo:rsid="00120962"/>
    </style:style>
    <style:style style:name="T144" style:family="text">
      <style:text-properties officeooo:rsid="0013c3a7"/>
    </style:style>
    <style:style style:name="T145" style:family="text">
      <style:text-properties officeooo:rsid="00159b8d"/>
    </style:style>
    <style:style style:name="T146" style:family="text">
      <style:text-properties officeooo:rsid="0015fde2"/>
    </style:style>
    <style:style style:name="T147" style:family="text">
      <style:text-properties officeooo:rsid="00183bd6"/>
    </style:style>
    <style:style style:name="T148" style:family="text">
      <style:text-properties officeooo:rsid="001cfea7"/>
    </style:style>
    <style:style style:name="T149" style:family="text">
      <style:text-properties officeooo:rsid="001e9400"/>
    </style:style>
    <style:style style:name="T150" style:family="text">
      <style:text-properties officeooo:rsid="001ec78f"/>
    </style:style>
    <style:style style:name="T151" style:family="text">
      <style:text-properties officeooo:rsid="00201777"/>
    </style:style>
    <style:style style:name="T152" style:family="text">
      <style:text-properties officeooo:rsid="0020a0e4"/>
    </style:style>
    <style:style style:name="T153" style:family="text">
      <style:text-properties officeooo:rsid="0021bf9d"/>
    </style:style>
    <style:style style:name="T154" style:family="text">
      <style:text-properties officeooo:rsid="00226d41"/>
    </style:style>
    <style:style style:name="T155" style:family="text">
      <style:text-properties officeooo:rsid="00255904"/>
    </style:style>
    <style:style style:name="T156" style:family="text">
      <style:text-properties officeooo:rsid="0027f9ac"/>
    </style:style>
    <style:style style:name="T157" style:family="text">
      <style:text-properties officeooo:rsid="0028fc18"/>
    </style:style>
    <style:style style:name="T158" style:family="text">
      <style:text-properties officeooo:rsid="002cfd58"/>
    </style:style>
    <style:style style:name="T159" style:family="text">
      <style:text-properties officeooo:rsid="002de59e"/>
    </style:style>
    <style:style style:name="T160" style:family="text">
      <style:text-properties officeooo:rsid="002e0aba"/>
    </style:style>
    <style:style style:name="T161" style:family="text">
      <style:text-properties officeooo:rsid="0031e1e6"/>
    </style:style>
    <style:style style:name="T162" style:family="text">
      <style:text-properties officeooo:rsid="0033879a"/>
    </style:style>
    <style:style style:name="T163" style:family="text">
      <style:text-properties officeooo:rsid="003566ed"/>
    </style:style>
    <style:style style:name="T164" style:family="text">
      <style:text-properties officeooo:rsid="00359c2d"/>
    </style:style>
    <style:style style:name="T165" style:family="text">
      <style:text-properties officeooo:rsid="0036e660"/>
    </style:style>
    <style:style style:name="T166" style:family="text">
      <style:text-properties officeooo:rsid="0038977b"/>
    </style:style>
    <style:style style:name="T167" style:family="text">
      <style:text-properties officeooo:rsid="00392996"/>
    </style:style>
    <style:style style:name="T168" style:family="text">
      <style:text-properties officeooo:rsid="003acbac"/>
    </style:style>
    <style:style style:name="T169" style:family="text">
      <style:text-properties officeooo:rsid="003b7430"/>
    </style:style>
    <style:style style:name="T170" style:family="text">
      <style:text-properties officeooo:rsid="003cfc0e"/>
    </style:style>
    <style:style style:name="T171" style:family="text">
      <style:text-properties officeooo:rsid="003f5f0a"/>
    </style:style>
    <style:style style:name="T172" style:family="text">
      <style:text-properties officeooo:rsid="0042138a"/>
    </style:style>
    <style:style style:name="T173" style:family="text">
      <style:text-properties officeooo:rsid="0043e9aa"/>
    </style:style>
    <style:style style:name="T174" style:family="text">
      <style:text-properties officeooo:rsid="00455736"/>
    </style:style>
    <style:style style:name="T175" style:family="text">
      <style:text-properties officeooo:rsid="0049f4b4"/>
    </style:style>
    <style:style style:name="T176" style:family="text">
      <style:text-properties officeooo:rsid="004b3af1"/>
    </style:style>
    <style:style style:name="T177" style:family="text">
      <style:text-properties officeooo:rsid="004c26a4"/>
    </style:style>
    <style:style style:name="T178" style:family="text">
      <style:text-properties officeooo:rsid="00501c81"/>
    </style:style>
    <style:style style:name="T179" style:family="text">
      <style:text-properties officeooo:rsid="005172ee"/>
    </style:style>
    <style:style style:name="T180" style:family="text">
      <style:text-properties officeooo:rsid="0053d981"/>
    </style:style>
    <style:style style:name="T181" style:family="text">
      <style:text-properties officeooo:rsid="00552826"/>
    </style:style>
    <style:style style:name="T182" style:family="text">
      <style:text-properties officeooo:rsid="005639ba"/>
    </style:style>
    <style:style style:name="T183" style:family="text">
      <style:text-properties officeooo:rsid="0056d2f8"/>
    </style:style>
    <style:style style:name="T184" style:family="text">
      <style:text-properties officeooo:rsid="00599986"/>
    </style:style>
    <style:style style:name="T185" style:family="text">
      <style:text-properties officeooo:rsid="005bbda5"/>
    </style:style>
    <style:style style:name="T186" style:family="text">
      <style:text-properties officeooo:rsid="005d95f3"/>
    </style:style>
    <style:style style:name="T187" style:family="text">
      <style:text-properties officeooo:rsid="005e1dab"/>
    </style:style>
    <style:style style:name="T188" style:family="text">
      <style:text-properties officeooo:rsid="006158b8"/>
    </style:style>
    <style:style style:name="T189" style:family="text">
      <style:text-properties officeooo:rsid="0061e872"/>
    </style:style>
    <style:style style:name="T190" style:family="text">
      <style:text-properties officeooo:rsid="0065231f"/>
    </style:style>
    <style:style style:name="T191" style:family="text">
      <style:text-properties officeooo:rsid="0066b38d"/>
    </style:style>
    <style:style style:name="T192" style:family="text">
      <style:text-properties officeooo:rsid="0068a6c8"/>
    </style:style>
    <style:style style:name="T193" style:family="text">
      <style:text-properties officeooo:rsid="0069d889"/>
    </style:style>
    <style:style style:name="T194" style:family="text">
      <style:text-properties officeooo:rsid="006c23f3"/>
    </style:style>
    <style:style style:name="T195" style:family="text">
      <style:text-properties officeooo:rsid="0071df2c"/>
    </style:style>
    <style:style style:name="T196" style:family="text">
      <style:text-properties officeooo:rsid="0074247e"/>
    </style:style>
    <style:style style:name="T197" style:family="text">
      <style:text-properties officeooo:rsid="007ab17d"/>
    </style:style>
    <style:style style:name="T198" style:family="text">
      <style:text-properties officeooo:rsid="007bb8f0"/>
    </style:style>
    <style:style style:name="T199" style:family="text">
      <style:text-properties officeooo:rsid="007d48cc"/>
    </style:style>
    <style:style style:name="T200" style:family="text">
      <style:text-properties officeooo:rsid="008291ff"/>
    </style:style>
    <style:style style:name="T201" style:family="text">
      <style:text-properties officeooo:rsid="00845ebc"/>
    </style:style>
    <style:style style:name="T202" style:family="text">
      <style:text-properties officeooo:rsid="0085c8d9"/>
    </style:style>
    <style:style style:name="T203" style:family="text">
      <style:text-properties officeooo:rsid="00866236"/>
    </style:style>
    <style:style style:name="T204" style:family="text">
      <style:text-properties officeooo:rsid="0089dfce"/>
    </style:style>
    <style:style style:name="T205" style:family="text">
      <style:text-properties officeooo:rsid="008f0ae3"/>
    </style:style>
    <style:style style:name="T206" style:family="text">
      <style:text-properties officeooo:rsid="008ff8fc"/>
    </style:style>
    <style:style style:name="T207" style:family="text">
      <style:text-properties officeooo:rsid="0092cebd"/>
    </style:style>
    <style:style style:name="T208" style:family="text">
      <style:text-properties officeooo:rsid="0094ae5d"/>
    </style:style>
    <style:style style:name="T209" style:family="text">
      <style:text-properties officeooo:rsid="009f5e0b"/>
    </style:style>
    <style:style style:name="T210" style:family="text">
      <style:text-properties officeooo:rsid="00a077f7"/>
    </style:style>
    <style:style style:name="T211" style:family="text">
      <style:text-properties officeooo:rsid="00a343d0"/>
    </style:style>
    <style:style style:name="T212" style:family="text">
      <style:text-properties officeooo:rsid="00a52667"/>
    </style:style>
    <style:style style:name="T213" style:family="text">
      <style:text-properties officeooo:rsid="00aaea67"/>
    </style:style>
    <style:style style:name="T214" style:family="text">
      <style:text-properties officeooo:rsid="00ab1fa7"/>
    </style:style>
    <style:style style:name="T215" style:family="text">
      <style:text-properties officeooo:rsid="00ab2e03"/>
    </style:style>
    <style:style style:name="T216" style:family="text">
      <style:text-properties officeooo:rsid="00acd35d"/>
    </style:style>
    <style:style style:name="T217" style:family="text">
      <style:text-properties officeooo:rsid="00ad6bba"/>
    </style:style>
    <style:style style:name="T218" style:family="text">
      <style:text-properties officeooo:rsid="00ad7612"/>
    </style:style>
    <style:style style:name="T219" style:family="text">
      <style:text-properties officeooo:rsid="00add948"/>
    </style:style>
    <style:style style:name="T220" style:family="text">
      <style:text-properties officeooo:rsid="00aedc68"/>
    </style:style>
    <style:style style:name="T221" style:family="text">
      <style:text-properties officeooo:rsid="00af2423"/>
    </style:style>
    <style:style style:name="T222" style:family="text">
      <style:text-properties officeooo:rsid="00b90093"/>
    </style:style>
    <style:style style:name="T223" style:family="text">
      <style:text-properties officeooo:rsid="00ba4c1d"/>
    </style:style>
    <style:style style:name="T224" style:family="text">
      <style:text-properties officeooo:rsid="00bf5a08"/>
    </style:style>
    <style:style style:name="T225" style:family="text">
      <style:text-properties officeooo:rsid="00bf5a6e"/>
    </style:style>
    <style:style style:name="T226" style:family="text">
      <style:text-properties officeooo:rsid="00c3db1a"/>
    </style:style>
    <style:style style:name="T227" style:family="text">
      <style:text-properties officeooo:rsid="00c4785c"/>
    </style:style>
    <style:style style:name="T228" style:family="text">
      <style:text-properties officeooo:rsid="00c708e4"/>
    </style:style>
    <style:style style:name="T229" style:family="text">
      <style:text-properties officeooo:rsid="00c757d1"/>
    </style:style>
    <style:style style:name="T230" style:family="text">
      <style:text-properties officeooo:rsid="00c8103a"/>
    </style:style>
    <style:style style:name="T231" style:family="text">
      <style:text-properties officeooo:rsid="00c893c5"/>
    </style:style>
    <style:style style:name="T232" style:family="text">
      <style:text-properties officeooo:rsid="00cba62d"/>
    </style:style>
    <style:style style:name="T233" style:family="text">
      <style:text-properties officeooo:rsid="00ce3ca2"/>
    </style:style>
    <style:style style:name="T234" style:family="text">
      <style:text-properties officeooo:rsid="00d176a1"/>
    </style:style>
    <style:style style:name="T235" style:family="text">
      <style:text-properties officeooo:rsid="00d381be"/>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text:span text:style-name="T225">t</text:span> az import program. Annak érdekében, hogy minél egyszerűbben és tömörebben le lehessen írni egy egyedi nyelv lett tervezve a feladathoz, <text:span text:style-name="T143">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7">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7">exec_state</text:span> = 'wait') rekordot, és forrásként feldolgozza az <text:span text:style-name="T47">impor</text:span><text:span text:style-name="T48">t_</text:span><text:span text:style-name="T47">text</text:span> mezőben kapott szöveget. A feldolgozás kezdetekor kitölti a pid, <text:span text:style-name="T47">started</text:span> mezőket, és az <text:span text:style-name="T47">exec_state</text:span> mezőt 'executed'-re állítja. A feldolgozás befejeztével kitölti az <text:span text:style-name="T47">ended</text:span> mezőt is, ha nem volt hiba akkor az <text:span text:style-name="T47">exec_state</text:span>, és <text:span text:style-name="T47">result_msg</text:span> 'ok'-ra lesz állítva, ha viszont hiba történt, akkor <text:span text:style-name="T47">exec_state</text:span> értéke 'faile' lesz, a <text:span text:style-name="T47">result_msg</text:span>-be kerül a részletes hiba üzenet, és ha keletkezett a hibáról log rekord, akkor azt a <text:span text:style-name="T47">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7">pid</text:span>, és <text:span text:style-name="T47">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0"/>
      <text:h text:style-name="Heading_20_2" text:outline-level="2"><text:soft-page-break/>Az import szintaxisa</text:h>
      <text:h text:style-name="Heading_20_3" text:outline-level="3">Kulcsszavak</text:h>
      <text:p text:style-name="P193">ADD ADDRESS ALERT ALL AND ARP ARP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EXPR EXPRESSION EXTERNAL FALSE FAMILY FEATURES FG FIELD FILE FIXIP FLAG FLAPPING FLOAT FONT FOR FOREGROUND FRAME FROM FRONT GROUP GROUPS GUI HEARTBEAT HOST IANA ID IF IFDEF IFNDEF IFTYPE IMAGE INCLUDE INHERIT INSERT INT INTEGER INTERVAL INVENTORY IP LANG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191"/>
      <text:h text:style-name="Heading_20_3" text:outline-level="3">Megjegyzések</text:h>
      <text:p text:style-name="Text_20_body">C++ stílusú (/* ... */ vagy // ...) megjegyzéseket lehet használni.</text:p>
      <text:h text:style-name="Heading_20_3" text:outline-level="3">Adatok</text:h>
      <text:list xml:id="list1045471588950493620" text:style-name="List_20_1">
        <text:list-item>
          <text:p text:style-name="P205">64 bites előjeles egész szám.</text:p>
          <text:list>
            <text:list-item text:start-value="1">
              <text:p text:style-name="P205">Ha 0-val kezdődik, nem tartalmazhat csak 0-7 számjegyeket, ekkor oktális számjegy.</text:p>
            </text:list-item>
            <text:list-item>
              <text:p text:style-name="P205">Ha nem nullával, de számjeggyel kezdődik és csak számjegyeket tartalmaz, akkor decimális szám.</text:p>
            </text:list-item>
            <text:list-item>
              <text:p text:style-name="P205">Ha 0x-el kezdődik, akkor hexadecimális számjegy</text:p>
            </text:list-item>
            <text:list-item>
              <text:p text:style-name="P205">A negatív értékek a '-' unáris operátorral adhatóak meg.</text:p>
            </text:list-item>
            <text:list-item>
              <text:p text:style-name="P113">Néhány objektum esetén lehetőség van egy függvényhívás szerű kifejezéssel a rekord <text:span text:style-name="T156">ID</text:span> lekérdezésére a név alapján, és ennek használatára egész értékként:</text:p>
              <text:list>
                <text:list-item>
                  <text:p text:style-name="P116"><text:span text:style-name="T71">ID NODE (</text:span><text:span text:style-name="T2">&lt;név&gt;</text:span><text:span text:style-name="T71">)</text:span><text:tab/>Patch panel, fali csatlakozó <text:span text:style-name="T180">vagy</text:span> hálózati elem</text:p>
                </text:list-item>
                <text:list-item>
                  <text:p text:style-name="P118"><text:span text:style-name="T71">ID PORT</text:span> <text:span text:style-name="T71">(</text:span><text:span text:style-name="T16">&lt;node név&gt;</text:span><text:span text:style-name="T71">:</text:span><text:span text:style-name="T2">&lt;port név&gt;</text:span><text:span text:style-name="T71">)</text:span><text:tab/>Node név, és port név <text:span text:style-name="T197">ill. sorszám</text:span> alapján a port_id. <text:span text:style-name="T197">A port név egy string, ha számként is értelmezhető a név, akkor idézőjelbe kell tenni.</text:span></text:p>
                </text:list-item>
                <text:list-item>
                  <text:p text:style-name="P118"><text:span text:style-name="T71">ID PORT (</text:span><text:span text:style-name="T2">&lt;node név&gt;</text:span><text:span text:style-name="T99">:</text:span><text:span text:style-name="T2">&lt;port index&gt;</text:span><text:span text:style-name="T71">)</text:span><text:tab/>Node név, és port index alapján a port_id. <text:span text:style-name="T180">A port index egy egész szám.</text:span></text:p>
                </text:list-item>
                <text:list-item>
                  <text:p text:style-name="P118"><text:span text:style-name="T71">ID SERVICE (</text:span><text:span text:style-name="T2">&lt;név&gt;</text:span><text:span text:style-name="T71">)</text:span><text:tab/>A <text:span text:style-name="T156">s</text:span>ervice név alapján a service_id</text:p>
                </text:list-item>
                <text:list-item>
                  <text:p text:style-name="P119"><text:span text:style-name="T71">ID SERVICE TYPE (</text:span><text:span text:style-name="T2">&lt;</text:span><text:span text:style-name="T5">n</text:span><text:span text:style-name="T2">év&gt;</text:span><text:span text:style-name="T71">)</text:span><text:tab/><text:span text:style-name="T144">A </text:span>s<text:span text:style-name="T144">ervice </text:span>typus<text:span text:style-name="T144"> név alapján a service_</text:span>type<text:span text:style-name="T144">_id</text:span></text:p>
                </text:list-item>
                <text:list-item>
                  <text:p text:style-name="P116"><text:span text:style-name="T71">ID PLACE (</text:span><text:span text:style-name="T2">&lt;név&gt;</text:span><text:span text:style-name="T71">)</text:span><text:tab/>Hely vagy helyiség.</text:p>
                </text:list-item>
                <text:list-item>
                  <text:p text:style-name="P117"><text:span text:style-name="T71">ID PLACE </text:span><text:span text:style-name="T72">GROUP</text:span><text:span text:style-name="T71"> (</text:span><text:span text:style-name="T2">&lt;név&gt;</text:span><text:span text:style-name="T71">)</text:span><text:tab/>Hely vagy helyiség <text:span text:style-name="T144">csoport</text:span>.</text:p>
                </text:list-item>
                <text:list-item>
                  <text:p text:style-name="P116"><text:span text:style-name="T71">ID TIME PERIOD (</text:span><text:span text:style-name="T2">&lt;név&gt;</text:span><text:span text:style-name="T139">)</text:span><text:tab/>Idő intervallum.</text:p>
                </text:list-item>
                <text:list-item>
                  <text:p text:style-name="P116"><text:span text:style-name="T71">ID SUBNET (</text:span><text:span text:style-name="T2">&lt;név&gt;</text:span><text:span text:style-name="T139">)</text:span><text:tab/>Idő alhálózati cím.</text:p>
                </text:list-item>
              </text:list>
              <text:list>
                <text:list-item>
                  <text:p text:style-name="P116"><text:span text:style-name="T71">ID IFTYPE (</text:span><text:span text:style-name="T2">&lt;név&gt;</text:span><text:span text:style-name="T139">)</text:span><text:tab/>Interfész (port) típus.</text:p>
                </text:list-item>
                <text:list-item>
                  <text:p text:style-name="P116"><text:span text:style-name="T71">ID VLAN (</text:span><text:span text:style-name="T2">&lt;név&gt;</text:span><text:span text:style-name="T139">)</text:span><text:tab/>Virtuális hálózat.</text:p>
                </text:list-item>
                <text:list-item>
                  <text:p text:style-name="P118"><text:span text:style-name="T71">ID USER (</text:span><text:span text:style-name="T16">&lt;név&gt;</text:span><text:span text:style-name="T71">)</text:span><text:tab/>Felhasználó</text:p>
                </text:list-item>
                <text:list-item>
                  <text:p text:style-name="P118"><text:span text:style-name="T71">ID USER GROUP (</text:span><text:span text:style-name="T16">&lt;név&gt;</text:span><text:span text:style-name="T71">)</text:span><text:tab/>Felhasználói csoport.</text:p>
                </text:list-item>
                <text:list-item>
                  <text:p text:style-name="P118"><text:span text:style-name="T71">ID GROUP (</text:span><text:span text:style-name="T16">&lt;név&gt;</text:span><text:span text:style-name="T71">)</text:span><text:tab/>Felhasználói csoport.</text:p>
                </text:list-item>
              </text:list>
              <text:list>
                <text:list-item>
                  <text:p text:style-name="P119"><text:span text:style-name="T71">ID TABLE SHAPE (</text:span><text:span text:style-name="T2">&lt;név&gt;</text:span><text:span text:style-name="T71">)<text:tab/></text:span><text:span text:style-name="T135">Adattábla (objektumok táblázata) megjelenítését leíró.</text:span></text:p>
                </text:list-item>
                <text:list-item>
                  <text:p text:style-name="P120"><text:span text:style-name="T71">ID TABLE SHAPE(</text:span><text:span text:style-name="T2">&lt;tábla&gt;</text:span><text:span text:style-name="T71">.</text:span><text:span text:style-name="T2">&lt;mező&gt;</text:span><text:span text:style-name="T71">)<text:tab/></text:span><text:span text:style-name="T135">Adattábla (objektumok táblázata) mező megjelenítését leíró.</text:span></text:p>
                </text:list-item>
                <text:list-item>
                  <text:p text:style-name="P121">ID HOST SERVICE (<text:span text:style-name="T119">&lt;host-service azonosító&gt;</text:span>)</text:p>
                </text:list-item>
              </text:list>
            </text:list-item>
          </text:list>
        </text:list-item>
      </text:list>
      <text:p text:style-name="P87">A <text:span text:style-name="T2">&lt;host-service azonosító&gt;</text:span> a következőképpen adható meg ( a fenti kifejezésekben az azonosító csak akkor lesz elfogadva, ha <text:s/><text:soft-page-break/>csak egy és csakis egy service példányt azonosít):</text:p>
      <text:list xml:id="list9045585961106915514" text:style-name="L1">
        <text:list-item>
          <text:p text:style-name="P128"><text:span text:style-name="T2">&lt;host név&gt;</text:span><text:span text:style-name="T71">.</text:span><text:span text:style-name="T2">&lt;service név&gt;</text:span><text:tab/></text:p>
        </text:list-item>
        <text:list-item>
          <text:p text:style-name="P128"><text:span text:style-name="T2">&lt;host név&gt;</text:span><text:span text:style-name="T99">:</text:span><text:span text:style-name="T2">&lt;port név&gt;</text:span><text:span text:style-name="T71">.</text:span><text:span text:style-name="T2">&lt;service név&gt;</text:span><text:tab/></text:p>
        </text:list-item>
        <text:list-item text:start-value="1">
          <text:p text:style-name="P128"><text:span text:style-name="T2">&lt;host név&gt;</text:span><text:span text:style-name="T71">.</text:span><text:span text:style-name="T2">&lt;service név&gt; </text:span><text:span text:style-name="T71">(</text:span><text:span text:style-name="T2">[&lt;protokol&gt;]</text:span><text:span text:style-name="T99">:</text:span><text:span text:style-name="T2">[&lt;mód&gt;]</text:span><text:span text:style-name="T71">)</text:span></text:p>
        </text:list-item>
        <text:list-item>
          <text:p text:style-name="P128"><text:span text:style-name="T2">&lt;host név&gt;</text:span><text:span text:style-name="T99">:</text:span><text:span text:style-name="T2">&lt;port név&gt;</text:span><text:span text:style-name="T71">.</text:span><text:span text:style-name="T2">&lt;service név&gt; </text:span><text:span text:style-name="T71">(</text:span><text:span text:style-name="T2">[&lt;protokol&gt;]</text:span><text:span text:style-name="T99">:</text:span><text:span text:style-name="T2">[&lt;mód&gt;]</text:span><text:span text:style-name="T71">)</text:span></text:p>
        </text:list-item>
      </text:list>
      <text:list xml:id="list95957351523482" text:continue-list="list1045471588950493620" text:style-name="List_20_1">
        <text:list-item>
          <text:list>
            <text:list-item>
              <text:p text:style-name="P129">Definiálhatóak változók, melynek az értékére a <text:span text:style-name="T71">#</text:span><text:span text:style-name="T2">változó</text:span> formában hivatkozhatunk. A <text:span text:style-name="T99">#+</text:span><text:span text:style-name="T85">&lt;</text:span><text:span text:style-name="T2">változó</text:span><text:span text:style-name="T8">&gt;</text:span> kifejezéssel a változó értékét eggyel növeljük, a kifejezés értéke pedig a változó új értéke.<text:line-break/><text:span text:style-name="T196">Hasonlóan a </text:span><text:span text:style-name="T85">#-</text:span><text:span text:style-name="T196">&lt;változó&gt; kifejezés eggyel csökkenti a változó értékét, és a kifejezés értéke a változó új értéke lesz.</text:span></text:p>
              <text:p text:style-name="P129">Egész típusú változót értékadással hozhatunk létre pl.: <text:span text:style-name="T142">#V=12</text:span> kifejezés létrehoz egy V nevű egész típusú változót, aminek a 12 értéket adja. Ha nem létező változóra hivatkozunk, akkor hibajelzést kapunk.</text:p>
            </text:list-item>
            <text:list-item>
              <text:p text:style-name="P129">Továbbá a <text:span text:style-name="T71">#[</text:span><text:span text:style-name="T2">&lt;egész kifejezés&gt;</text:span><text:span text:style-name="T71">]</text:span> formában megadhatunk egész kifejezéseket. A használható aritmetikai operátorok: +, –, *, /, |, &amp;. Ahol a | a bitenkénti vagy, az &amp; a bitenkénti és.</text:p>
            </text:list-item>
          </text:list>
        </text:list-item>
        <text:list-item>
          <text:p text:style-name="P205">Valós szám: Mint a decimális szám, de tartalmazhat egy db. pont (tizedespont) karaktert. nem kezdődhet '.' karakterrel, a pont előtt kell legalább egy 0 karakter. A negatív értékek a '-' unáris operátorral adhatóak meg.</text:p>
        </text:list-item>
        <text:list-item>
          <text:p text:style-name="P205">String (karakter sorozat)</text:p>
          <text:list>
            <text:list-item>
              <text:p text:style-name="P205">Egy stringet nem kell idézőjelbe tenni, ha nem számjeggyel kezdődik, csak alfanumerikus karaktereket tartalmaz, és nem kulcsszó. Az ilyen stringekre név típusként is fogok hivatkozni. <text:span text:style-name="T181">Egy objektum nevének általában nem kell megfelelnie az előző szabálynak, lehet bármilyen karaktersorozat.</text:span></text:p>
            </text:list-item>
            <text:list-item>
              <text:p text:style-name="P205">Kétféle idézőjel használható. Egyik a szokásos kettős aposztróf.</text:p>
            </text:list-item>
            <text:list-item>
              <text:p text:style-name="P205">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95956877253628" text:continue-numbering="true" text:style-name="List_20_1">
        <text:list-item>
          <text:list>
            <text:list-header>
              <text:p text:style-name="P205">A kettős felülvonás idézőjel használatakor feldolgozásra kerülnek az un. escape szekvenciák. A $$ idézőjelek esetén nem. Így a "\n" egy soremelést tartalmaz, a $$\n$$ pedig a két megadott karakter.</text:p>
            </text:list-header>
            <text:list-item>
              <text:p text:style-name="P205">A <text:span text:style-name="T71">NULL</text:span> kulcsszó egy „NULL” stringet jelent.</text:p>
            </text:list-item>
            <text:list-item>
              <text:p text:style-name="P205"><text:span text:style-name="T71">STRING(</text:span><text:span text:style-name="T2">&lt;egész kifejezés&gt;</text:span><text:span text:style-name="T71">)</text:span><text:tab/>Szám, stri<text:span text:style-name="T145">n</text:span>ggé konvertálva.</text:p>
            </text:list-item>
            <text:list-item>
              <text:p text:style-name="P205"><text:span text:style-name="T71">MASK(</text:span><text:span text:style-name="T2">&lt;string kifejezés&gt;</text:span><text:span text:style-name="T99">,</text:span><text:span text:style-name="T2"> &lt;egész kifejezés&gt;</text:span><text:span text:style-name="T71">)</text:span><text:tab/>Konverzió egy maszk alapján: Ha a minta tartalmaz '?' helyettesítő karaktereket <text:span text:style-name="T153">(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205"><text:span text:style-name="T93">STRING </text:span><text:span text:style-name="T71">MACRO</text:span> (&lt;név&gt;)<text:tab/>A makró törzsét adja vissza a név alapján. Ha nem definiált a megadott nevű makró, akkor hibaüzenetet kapunk.</text:p>
            </text:list-item>
          </text:list>
          <text:list>
            <text:list-item>
              <text:p text:style-name="P205"><text:span text:style-name="T16">&lt;obj. </text:span><text:span text:style-name="T28">típus név</text:span><text:span text:style-name="T16">&gt;</text:span><text:span text:style-name="T47"> </text:span><text:span text:style-name="T71">TEMPLATE</text:span> <text:span text:style-name="T71">(</text:span><text:span text:style-name="T2">&lt;név&gt;</text:span><text:span text:style-name="T71">)<text:tab/></text:span><text:span text:style-name="T133">A megadott objektum típushoz ( </text:span><text:span text:style-name="T71">PATCH</text:span><text:span text:style-name="T133">, </text:span><text:span text:style-name="T71">NODE</text:span><text:span text:style-name="T133">) tartozó minta tartalmát adja vissza.</text:span></text:p>
            </text:list-item>
          </text:list>
        </text:list-item>
        <text:list-item>
          <text:p text:style-name="P205">IPV4<text:tab/>hálózati címet a szokásos módon adhatunk meg <text:span text:style-name="T145">pl.:</text:span> 172.20.1.3</text:p>
        </text:list-item>
        <text:list-item>
          <text:p text:style-name="P205">IPV6<text:tab/>Szintén a szokásos módon adható meg.</text:p>
        </text:list-item>
        <text:list-item>
          <text:p text:style-name="P205">MAC<text:tab/>Ethernet cím. A szokásos formátumok támogatottak</text:p>
        </text:list-item>
        <text:list-item>
          <text:p text:style-name="P205">subnet<text:tab/>Mindkét szokásos forma megengedett: 172.20.1.0/24 vagy 172.20.1.0/255.255.255.0</text:p>
        </text:list-item>
        <text:list-item>
          <text:p text:style-name="P205">polygon<text:tab/>Koordináták sorozata : <text:span text:style-name="T71">{ [</text:span><text:span text:style-name="T2">x1</text:span><text:span text:style-name="T71">,</text:span> <text:span text:style-name="T2">y1</text:span><text:span text:style-name="T71">], [</text:span><text:span text:style-name="T2">x2</text:span><text:span text:style-name="T71">,</text:span> <text:span text:style-name="T2">y2</text:span><text:span text:style-name="T71">]</text:span> ... <text:span text:style-name="T71">}</text:span>, ahol x és y lebegőpontos, vagy egész előjeles értékek, <text:span text:style-name="T145">ill. kifejezés</text:span>. <text:span text:style-name="T156">Ha csak két pont van megadva, az egy négyzetet reprezentál.</text:span></text:p>
        </text:list-item>
        <text:list-item>
          <text:p text:style-name="P205">Kábel megosztások. Nyolc lehetséges értéke van (nem számolva azt az esetet, amikor nincs megosztás, <text:span text:style-name="T156">ill. nincs bekötve a port</text:span>) az értékek név, ill. stringként adhatóak meg:</text:p>
          <text:list>
            <text:list-item>
              <text:p text:style-name="P205">A<text:tab/>Az 1., 2., 3. és 6. erek használata, 2 érpár.</text:p>
            </text:list-item>
            <text:list-item>
              <text:p text:style-name="P205">B<text:tab/>A 4., 5., 7. és 8. erek használata, 2 érpár.</text:p>
            </text:list-item>
            <text:list-item>
              <text:p text:style-name="P205">AA<text:tab/>Az 1. és 2. erek használata, 1 érpár.</text:p>
            </text:list-item>
            <text:list-item>
              <text:p text:style-name="P205">AB<text:tab/>A 3. és 6. erek használata, 1 érpár.</text:p>
            </text:list-item>
            <text:list-item>
              <text:p text:style-name="P205">BA<text:tab/>A 4. és 5. erek használata, 1 érpár.</text:p>
            </text:list-item>
            <text:list-item>
              <text:p text:style-name="P205">BB<text:tab/>A 7. és 8. erek használata, 1 érpár.</text:p>
            </text:list-item>
            <text:list-item>
              <text:p text:style-name="P206">C<text:tab/>A 3. és 4. erek használata, 1 érpár.</text:p>
            </text:list-item>
            <text:list-item>
              <text:p text:style-name="P206">D<text:tab/>A 5. és 6. erek használata, 1 érpár.</text:p>
            </text:list-item>
            <text:list-item>
              <text:p text:style-name="P208">NC<text:tab/>Nincs bekötve</text:p>
            </text:list-item>
          </text:list>
        </text:list-item>
        <text:list-item>
          <text:p text:style-name="P206">Logikai érték.</text:p>
          <text:list>
            <text:list-item>
              <text:p text:style-name="P206"><text:soft-page-break/><text:s/>Az <text:span text:style-name="T71">ON</text:span><text:span text:style-name="T133">,</text:span><text:span text:style-name="T71"> YES</text:span><text:span text:style-name="T133"> és </text:span><text:span text:style-name="T71">TRUE</text:span> kulcsszavak igaz értéket, az <text:span text:style-name="T71">OFF</text:span>, <text:span text:style-name="T71">NO</text:span> és <text:span text:style-name="T71">FALSE</text:span> kulcsszavak pedig hamis értéket jelentenek.</text:p>
            </text:list-item>
            <text:list-item>
              <text:p text:style-name="P209">Egyes helyeken használhatunk logikai kifejezéseket is:</text:p>
              <text:list>
                <text:list-item>
                  <text:p text:style-name="P221"><text:span text:style-name="T99">NOT</text:span><text:span text:style-name="T2"> </text:span><text:span text:style-name="T119">&lt;logikai kife</text:span><text:span text:style-name="T128">j</text:span><text:span text:style-name="T119">ezés&gt;</text:span></text:p>
                </text:list-item>
                <text:list-item>
                  <text:p text:style-name="P221"><text:span text:style-name="T16">&lt;logikai kifejezés&gt;</text:span><text:span text:style-name="T2"> </text:span><text:span text:style-name="T99">OR</text:span><text:span text:style-name="T2"> </text:span><text:span text:style-name="T16">&lt;logikai kife</text:span><text:span text:style-name="T42">j</text:span><text:span text:style-name="T16">ezés&gt;</text:span></text:p>
                </text:list-item>
                <text:list-item>
                  <text:p text:style-name="P221"><text:span text:style-name="T16">&lt;logikai kifejezés&gt;</text:span><text:span text:style-name="T2"> </text:span><text:span text:style-name="T99">AND</text:span><text:span text:style-name="T2"> </text:span><text:span text:style-name="T16">&lt;logikai kife</text:span><text:span text:style-name="T42">j</text:span><text:span text:style-name="T16">ezés&gt;</text:span></text:p>
                </text:list-item>
                <text:list-item>
                  <text:p text:style-name="P221"><text:span text:style-name="T16">&lt;egész kifejezés&gt;</text:span> <text:span text:style-name="T71">==</text:span> <text:span text:style-name="T16">&lt;egész kife</text:span><text:span text:style-name="T42">j</text:span><text:span text:style-name="T16">ezés&gt;</text:span></text:p>
                </text:list-item>
                <text:list-item>
                  <text:p text:style-name="P221"><text:span text:style-name="T16">&lt;egész kifejezés&gt;</text:span> !<text:span text:style-name="T71">=</text:span> <text:span text:style-name="T16">&lt;egész kife</text:span><text:span text:style-name="T42">j</text:span><text:span text:style-name="T16">ezés&gt;</text:span></text:p>
                </text:list-item>
                <text:list-item>
                  <text:p text:style-name="P221"><text:span text:style-name="T16">&lt;</text:span><text:span text:style-name="T42">string</text:span><text:span text:style-name="T16"> kifejezés&gt;</text:span><text:span text:style-name="T2"> </text:span><text:span text:style-name="T47">==</text:span><text:span text:style-name="T2"> </text:span><text:span text:style-name="T16">&lt;</text:span><text:span text:style-name="T42">string</text:span><text:span text:style-name="T16"> kife</text:span><text:span text:style-name="T42">j</text:span><text:span text:style-name="T16">ezés&gt;</text:span><text:span text:style-name="T2"><text:line-break/></text:span><text:span text:style-name="T128">A string összehasonlítás nagybetű érzékeny.</text:span></text:p>
                </text:list-item>
                <text:list-item>
                  <text:p text:style-name="P221"><text:span text:style-name="T16">&lt;</text:span><text:span text:style-name="T42">string</text:span><text:span text:style-name="T16"> kifejezés&gt;</text:span><text:span text:style-name="T2"> !</text:span><text:span text:style-name="T47">=</text:span><text:span text:style-name="T2"> </text:span><text:span text:style-name="T16">&lt;</text:span><text:span text:style-name="T42">string</text:span><text:span text:style-name="T16"> kife</text:span><text:span text:style-name="T42">j</text:span><text:span text:style-name="T16">ezés&gt;</text:span></text:p>
                </text:list-item>
                <text:list-item>
                  <text:p text:style-name="P222"><text:span text:style-name="T16">&lt;</text:span><text:span text:style-name="T42">string</text:span><text:span text:style-name="T16"> kifejezés&gt; </text:span><text:span text:style-name="T49">~</text:span><text:span text:style-name="T47">=</text:span><text:span text:style-name="T16"> &lt;</text:span><text:span text:style-name="T42">reguláris</text:span><text:span text:style-name="T16"> kife</text:span><text:span text:style-name="T42">j</text:span><text:span text:style-name="T16">ezés&gt;<text:line-break/></text:span><text:span text:style-name="T128">Teljes egyezés a reguláris kife</text:span><text:span text:style-name="T129">j</text:span><text:span text:style-name="T128">ezéssel. A reguláris kifejezés egy string kifejezésként adjuk meg.</text:span></text:p>
                </text:list-item>
                <text:list-item>
                  <text:p text:style-name="P222"><text:span text:style-name="T16">&lt;</text:span><text:span text:style-name="T42">string</text:span><text:span text:style-name="T16"> kifejezés&gt; </text:span><text:span text:style-name="T49">~~</text:span><text:span text:style-name="T16"> &lt;</text:span><text:span text:style-name="T42">reguláris</text:span><text:span text:style-name="T16"> kife</text:span><text:span text:style-name="T42">j</text:span><text:span text:style-name="T16">ezés&gt;<text:line-break/></text:span><text:span text:style-name="T128">Részleges egyezés.</text:span></text:p>
                </text:list-item>
              </text:list>
            </text:list-item>
          </text:list>
        </text:list-item>
        <text:list-item>
          <text:p text:style-name="P205">Egyes helyeken megadható a fentebb felsorolt típusok bármelyike, ezeken a helyeken kifejezések is megadhatóak a megfelelő zárójelezéssel.</text:p>
        </text:list-item>
        <text:list-item>
          <text:p text:style-name="P205">Listák</text:p>
          <text:list>
            <text:list-item>
              <text:p text:style-name="P205">string listák. Stringek felsorolása, ahol az elválasztó karakter a vessző. A lista, vagy annak egy része generálható a <text:span text:style-name="T71">LIST</text:span> kulcsszó használatával:</text:p>
            </text:list-item>
          </text:list>
        </text:list-item>
      </text:list>
      <text:p text:style-name="example">LIST <text:span text:style-name="T16">&lt;egész kifejezés&gt;</text:span> TO <text:span text:style-name="T16">&lt;egész kifejezés&gt;</text:span> MASK <text:span text:style-name="T16">&lt;string&gt;</text:span></text:p>
      <text:p text:style-name="example">LIST <text:span text:style-name="T16">&lt;egész kifejezés&gt;</text:span> TO <text:span text:style-name="T16">&lt;egész kifejezés&gt;</text:span> STEP <text:span text:style-name="T16">&lt;egész kifejezés&gt;</text:span> MASK <text:span text:style-name="T119">&lt;string&gt;</text:span></text:p>
      <text:list xml:id="list95957106937475" text:continue-numbering="true" text:style-name="List_20_1">
        <text:list-item>
          <text:list>
            <text:list-header>
              <text:p text:style-name="P205">A <text:span text:style-name="T71">LIST</text:span> utáni kifejezés értékétől a <text:span text:style-name="T71">TO</text:span> utáni kifejezés értékéig növelünk egy ciklusváltozót, és minden elemel generálunk egy stringet a fentebb leírt <text:span text:style-name="T71">MASK</text:span> stílusú string konverzióval. Ha a ciklusváltózó értéke egyenlő lesz a <text:span text:style-name="T71">TO</text:span> utáni <text:span text:style-name="T146">kifejezéssel</text:span>, akkor az azzal konvertált érték mé<text:span text:style-name="T146">g</text:span> eleme lesz a listának. Ha megadjuk a <text:span text:style-name="T71">STEP</text:span> kulcsszót, akkor 1 helyett az utána megadott érték lesz a lépésköz. Pl.:</text:p>
            </text:list-header>
          </text:list>
        </text:list-item>
      </text:list>
      <text:p text:style-name="example">LIST 1 TO 8 MASK ”p??”</text:p>
      <text:list xml:id="list95958398179887" text:continue-numbering="true" text:style-name="List_20_1">
        <text:list-item>
          <text:list>
            <text:list-header>
              <text:p text:style-name="P207">kifejezés eredménye a:</text:p>
              <text:p text:style-name="P221">p01,p02,p03,p04,p05,p06,p07,p08</text:p>
              <text:p text:style-name="P207">lista.</text:p>
            </text:list-header>
          </text:list>
        </text:list-item>
      </text:list>
      <text:p text:style-name="P97">Megjegyzés:</text:p>
      <text:p text:style-name="P91"><text:span text:style-name="T158">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47">A </text:span><text:span text:style-name="T105">LIST</text:span><text:span text:style-name="T147"> működése makró jellegű, a makró feldolgozás pedig rekurzív.</text:span></text:p>
      <text:p text:style-name="P100">Ha ki kell kényszeríteni a lista elemek idézőjelezését, akkor használhatjuk az alternatív idézőjeleket <text:span text:style-name="T183">is</text:span>:</text:p>
      <text:p text:style-name="example">LIST 1 TO 8 MASK <text:span text:style-name="T165">$$</text:span>”??”<text:span text:style-name="T165">$$</text:span></text:p>
      <text:p text:style-name="P101">kifejezés eredménye a:</text:p>
      <text:p text:style-name="example">”01”,”02”, ”03”,”04”,”05”,”06”,”07”,”08”</text:p>
      <text:p text:style-name="P101">lista.</text:p>
      <text:list xml:id="list95958467261384" text:continue-numbering="true" text:style-name="List_20_1">
        <text:list-item>
          <text:list>
            <text:list-item>
              <text:p text:style-name="P205">Egész számok listája. Szintén a vessző az elválasztó jel, és a lista vagy annak egy része szintén generálható a <text:span text:style-name="T71">LIST</text:span> kulcsszó használatával:</text:p>
            </text:list-item>
          </text:list>
        </text:list-item>
      </text:list>
      <text:p text:style-name="example">LIST <text:span text:style-name="T16">&lt;egész kifejezés&gt;</text:span> TO <text:span text:style-name="T16">&lt;egész kifejezés&gt;</text:span></text:p>
      <text:p text:style-name="example"><text:span text:style-name="T99">LIST</text:span><text:span text:style-name="T16"> &lt;egész kifejezés&gt;</text:span><text:span text:style-name="T99"> TO </text:span><text:span text:style-name="T16">&lt;egész kifejezés&gt;</text:span><text:span text:style-name="T99"> STEP </text:span><text:span text:style-name="T16">&lt;egész kifejezés&gt;</text:span></text:p>
      <text:list xml:id="list95957646551843" text:continue-numbering="true" text:style-name="List_20_1">
        <text:list-item>
          <text:list>
            <text:list-item>
              <text:p text:style-name="P205">Változó típusú elemek listája. A lista elem bármilyen (fentebb felsorolt nem lista) típusú lehet. Itt is lehetőség van a lista egészének vagy egy részének a <text:span text:style-name="T71">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71">MACRO</text:span> kulcsszóval definiálhatóak:</text:p>
      <text:list xml:id="list2015585717139276816" text:style-name="L2">
        <text:list-item>
          <text:p text:style-name="P223">MACRO <text:span text:style-name="T16">&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46">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98">NODE (snmp)</text:span> "%1.xyz.local" LOOKUP ARP "%2" { PORTS BY SNMP; } $$;</text:p>
      <text:p text:style-name="example">MACRO P24 $$ PATCH <text:s text:c="2"/>"%1" "%2" <text:span text:style-name="T198">TEMPLATE</text:span> patch24; $$;</text:p>
      <text:p text:style-name="example">MACRO P48 $$ PATCH <text:s text:c="2"/>"%1" "%2" <text:span text:style-name="T198">TEMPLATE</text:span> patch48; $$;</text:p>
      <text:p text:style-name="example">$Sw(sw1,”Az első switch”)</text:p>
      <text:p text:style-name="example">$P24(P1,”Els<text:span text:style-name="T153">ő</text:span> patch panel”)</text:p>
      <text:p text:style-name="Text_20_body">Egy makró felüldefiniálható.</text:p>
      <text:p text:style-name="Text_20_body"><text:soft-page-break/>Lehetséges egy makró definíciót az adatbázisban rögzíteni:</text:p>
      <text:p text:style-name="P22"><text:s/>MACRO <text:span text:style-name="T16">&lt;makro név&gt; &lt;makró törzs&gt; </text:span><text:span text:style-name="T99">SAVE </text:span><text:span text:style-name="T16">[&lt;leírás&gt;]</text:span><text:span text:style-name="T99">;</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6">&lt;makro név&gt;</text:span><text:span text:style-name="T99">;</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1">[</text:span><text:span text:style-name="T226">STEP </text:span><text:span text:style-name="T41">&lt;int&gt;]</text:span><text:span text:style-name="T226"> </text:span>FOR <text:span text:style-name="T16">&lt;változó </text:span><text:span text:style-name="T17">típusú</text:span><text:span text:style-name="T16"> lista&gt;</text:span> DO MACRO <text:span text:style-name="T45">&lt;macro név&gt;</text:span>;</text:p>
      <text:p text:style-name="Text_20_body">Magyarázat helyett egy példa:</text:p>
      <text:p text:style-name="example">MACRO Sw $$ <text:span text:style-name="T198">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27">MACRO</text:span> Sw;</text:p>
      <text:p text:style-name="Text_20_body">A fenti néhány sor egyenértékű a következő sorokkal:</text:p>
      <text:p text:style-name="P23"><text:span text:style-name="T198">NODE (snmp)</text:span> "xx1.xyz.local" LOOKUP ARP "xx rendező 1. switch" { PORTS BY SNMP; }</text:p>
      <text:p text:style-name="example"><text:span text:style-name="T198">NODE (snmp)</text:span> "xx2.xyz.local" LOOKUP ARP "xx rendező 2. switch" { PORTS BY SNMP; }</text:p>
      <text:p text:style-name="example"><text:span text:style-name="T198">NODE (snmp)</text:span> "xx3.xyz.local" LOOKUP ARP "xx rendező 3. switch" { PORTS BY SNMP; }</text:p>
      <text:p text:style-name="P81">Ha megadjuk a <text:span text:style-name="T71">STEP</text:span> kulcsszót is, akkor a makró paramétereit például a fenti esetben a hármat nem kell csomagként megadni. Ekkor a makró a <text:span text:style-name="T71">STEP</text:span> után megadott számú paramétert kap a listából. Így a fentivel egyenértékű kifejezés:</text:p>
      <text:p text:style-name="P35"><text:span text:style-name="T226">STEP 2 </text:span>FOR </text:p>
      <text:p text:style-name="P35"><text:s text:c="4"/>xx1,"xx rendező 1. switch",</text:p>
      <text:p text:style-name="P35"><text:s text:c="4"/>xx2,"xx rendező 2. switch",</text:p>
      <text:p text:style-name="P35"><text:s text:c="4"/>xx3,"xx rendező 3. switch"</text:p>
      <text:p text:style-name="P36">DO <text:span text:style-name="T227">MACRO</text:span> Sw;</text:p>
      <text:p text:style-name="Text_20_body">A <text:span text:style-name="T71">FOR</text:span> -ban nem szükséges előre definiált makrót használni, megadhatjuk közvetlenül a makró törzset is:</text:p>
      <text:p text:style-name="P35"><text:span text:style-name="T41">[</text:span><text:span text:style-name="T226">STEP </text:span><text:span text:style-name="T41">&lt;int&gt;]</text:span><text:span text:style-name="T226"> </text:span>FOR <text:span text:style-name="T16">&lt;változó </text:span><text:span text:style-name="T17">típusú</text:span><text:span text:style-name="T16"> lista&gt;</text:span> DO <text:span text:style-name="T45">&lt;macro törzs&gt;</text:span>;</text:p>
      <text:p text:style-name="Text_20_body">Ez egyenértékű azzal, hogy definiálunk egy '__' nevű makrót a fenti makró <text:span text:style-name="T146">törzzsel</text:span>, és aztán ezt hívjuk a fentebb megadott formában. (Az így definiált makró nem törlődik, ha létezett felülíródik).</text:p>
      <text:p text:style-name="P60">Speciális makróknak tekinthetőek a template-k is, melyek a <text:span text:style-name="T71">PATCH</text:span> és <text:span text:style-name="T71">NODE</text:span> típusú objektumok definiálását könnyítik meg, leírásukat lásd később.</text:p>
      <text:h text:style-name="P220" text:outline-level="3">Vezérlés jellegű utasítások</text:h>
      <text:p text:style-name="Text_20_body">Az <text:span text:style-name="T71">INCLUDE</text:span> kulcsszó segítségével más szöveges fájlok feldogozását tudjuk beilleszteni:</text:p>
      <text:p text:style-name="example">INCLUDE <text:span text:style-name="T16">&lt;path&gt;</text:span>;</text:p>
      <text:h text:style-name="P211" text:outline-level="4">Feltételes végrehajtás</text:h>
      <text:p text:style-name="P37">IF (<text:span text:style-name="T16">&lt;logokai kifejezés&gt;</text:span>) <text:span text:style-name="T16">&lt;utasítások 1&gt;</text:span> [ ELSE <text:span text:style-name="T16">&lt;utasítások 2&gt; </text:span><text:span text:style-name="T99">] END</text:span></text:p>
      <text:p text:style-name="P37"><text:span text:style-name="T99">IFDEF </text:span><text:span text:style-name="T16">&lt;obj. típus&gt; &lt;obj. </text:span><text:span text:style-name="T43">azonosító</text:span><text:span text:style-name="T16">&gt;</text:span><text:span text:style-name="T99"> </text:span><text:span text:style-name="T16">&lt;utasítások 1&gt;</text:span><text:span text:style-name="T99"> [ ELSE </text:span><text:span text:style-name="T16">&lt;utasítások 2&gt; </text:span><text:span text:style-name="T99">] END</text:span></text:p>
      <text:p text:style-name="P38"><text:span text:style-name="T99">IFNDEF </text:span><text:span text:style-name="T16">&lt;obj. típus&gt; &lt;obj. </text:span><text:span text:style-name="T43">azonosító</text:span><text:span text:style-name="T16">&gt;</text:span><text:span text:style-name="T99"> </text:span><text:span text:style-name="T16">&lt;utasítások 1&gt;</text:span><text:span text:style-name="T99"> [ ELSE </text:span><text:span text:style-name="T16">&lt;utasítások 2&gt; </text:span><text:span text:style-name="T99">] END</text:span></text:p>
      <text:p text:style-name="P82">A feltételes utasítások nem egymásba ágyazhatóak.</text:p>
      <text:p text:style-name="P82">Az <text:span text:style-name="T71">IFDEF</text:span> és <text:span text:style-name="T71">IFNDEF</text:span> esetén a lehetséges objektum típusok: PLACE, PLACE GROUP, USER, USER GROUP, PATCH, NODE, PORT, VLAN, SUBNET, <text:span text:style-name="T229">TABLE SHAPE, SERVICE, HOST SERVICE, MACRO, TEMPLATE PATCH, TEMPLATE NODE. Az objektum azonosítók megadását lásd a DELETE leírásánál, illetve a PORT esetén a </text:span><text:span text:style-name="T14">&lt;node név&gt;</text:span><text:span text:style-name="T94">:</text:span><text:span text:style-name="T14">&lt;port név&gt;</text:span><text:span text:style-name="T229"> formában adható meg.</text:span></text:p>
      <text:h text:style-name="P217" text:outline-level="3">Globális jelentésű kulcsszavak</text:h>
      <text:p text:style-name="P48"><text:span text:style-name="T182">Ú</text:span>j objektum megadásakor, ha az objektum már létezik, hibajelzést kapunk (és megszakad a feldolgozás). A legtöbb objektum esetén a definícióban megadhatjuk a <text:span text:style-name="T71">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58">al-</text:span>objektumaira is (pl. hálózati elemek portjai), ha az al-objektumot megadtuk azonos névvel, akkor annak az ID-je és kapcsolatai megmaradnak, amit nem <text:span text:style-name="T158">adtunk meg,</text:span> azok <text:span text:style-name="T158">az al-objektumok</text:span> törlődnek.</text:p>
      <text:p text:style-name="P49">Ha a fenti működést alapértelmezetté akarjuk tenni, akkor a következő parancsot kell kiadni:</text:p>
      <text:p text:style-name="P12">SET REPLACE;</text:p>
      <text:p text:style-name="P49"><text:soft-page-break/>Ezután minden objektum definíciónál (melyeknél a <text:span text:style-name="T71">REPLACE</text:span> megadható), ha olyan objektumot adunk meg ami már létezik, akkor a fenti módon felülírás történik.</text:p>
      <text:p text:style-name="P49">Ezzel ellentétes hatású a</text:p>
      <text:p text:style-name="example">SET INSERT;</text:p>
      <text:p text:style-name="P49">utasítás. <text:span text:style-name="T182">És hasonlóan az o</text:span>bjektum definíciókban a felülírás letiltható az <text:span text:style-name="T71">INSERT</text:span> kulcsszóval.</text:p>
      <text:p text:style-name="P50">Azt, hogy az <text:span text:style-name="T71">INSERT</text:span> vagy <text:span text:style-name="T71">REPLACE</text:span> mód legyen érvényben, a „<text:span text:style-name="T47">global_repla</text:span><text:span text:style-name="T50">c</text:span><text:span text:style-name="T47">e_flag</text:span>” boolean típusú rendszerváltozó értéke határozza meg. Ha értéke igaz, akkor a <text:span text:style-name="T71">REPLACE</text:span>, ha hamis, vagy nem létezik, akkor az <text:span text:style-name="T71">INSERT</text:span> van érvényben alapértelmezés szerint.</text:p>
      <text:p text:style-name="P50">Hálózati elemek esetén az objektum helyét, ill. helyiség definíciókban a parent-et, nem kell minden esetben megadni, megadhatjuk globálisan is, ha kiadjuk a:</text:p>
      <text:p text:style-name="example">SET PLACE <text:span text:style-name="T16">&lt;név&gt;</text:span>;</text:p>
      <text:p text:style-name="P50">parancsot. Ezután, ha nem adtuk meg a helyet, akkor az alapértelmezett <text:span text:style-name="T159">hely</text:span> „unknown”, <text:span text:style-name="T159">ill. alapértelmezett parent a „root”</text:span> helyett a fenti helyiségnév lesz az alapértelmezett<text:span text:style-name="T159">en</text:span>. <text:span text:style-name="T229">Az alapértelmezett beállítás visszaállítható a </text:span><text:span text:style-name="T94">CLEAR PLACE;</text:span><text:span text:style-name="T229"> utasítással.</text:span></text:p>
      <text:p text:style-name="P50">…</text:p>
      <text:p text:style-name="P26">SET ALERT SERVICE <text:span text:style-name="T16">&lt;szolg. példány azon.&gt;</text:span>;</text:p>
      <text:p text:style-name="P26">SET SUPERIOR <text:span text:style-name="T16">&lt;szolg. példány azon.&gt;</text:span>;</text:p>
      <text:p text:style-name="P26">CLEAR SUPERIOR <text:span text:style-name="T16">&lt;szolg. példány azon.&gt;</text:span>;</text:p>
      <text:h text:style-name="Heading_20_3" text:outline-level="3">Objektumok törlése</text:h>
      <text:p text:style-name="Text_20_body">A <text:span text:style-name="T71">DELETE</text:span> kulcsszóval lehetőség van egyes objektumok törlésére: </text:p>
      <text:p text:style-name="example">DELETE <text:span text:style-name="T16">&lt;object type&gt; &lt;név/minta lista&gt;</text:span>;</text:p>
      <text:p text:style-name="Text_20_body">Ahol:</text:p>
      <text:list xml:id="list2411725275404411104" text:style-name="L3">
        <text:list-item>
          <text:p text:style-name="P131">&lt;obje<text:span text:style-name="T228">ktum</text:span> <text:span text:style-name="T228">típus</text:span>&gt;<text:tab/>A törölni kíván objektum típusa : <text:span text:style-name="T75">MACRO, </text:span><text:span text:style-name="T86">TEMPLATE PATCH, TEMPLATE NODE</text:span><text:span text:style-name="T157">, </text:span><text:span text:style-name="T71">PLACE, </text:span><text:span text:style-name="T73">PLACE GROUP, USER, </text:span><text:span text:style-name="T29">[</text:span><text:span text:style-name="T73">USER</text:span><text:span text:style-name="T29">]</text:span><text:span text:style-name="T73"> GROUP </text:span>, <text:span text:style-name="T71">PATCH</text:span>, <text:span text:style-name="T71">NODE, VLAN</text:span>, <text:span text:style-name="T71">SUBNET, </text:span><text:span text:style-name="T75">SERVICE, </text:span><text:span text:style-name="T86">SERVICE TYPE</text:span><text:span text:style-name="T71">, TABLE SHAPE, ENUM TITLE</text:span>.</text:p>
        </text:list-item>
        <text:list-item>
          <text:p text:style-name="P130">&lt;név/minta lista&gt;<text:tab/>A törölni kívánt objektumok nevei, <text:span text:style-name="T146">ill.</text:span> egy az SQL LIKE operátoránál használt minták, az összes mintára illeszkedő objektum törölve lesz.</text:p>
        </text:list-item>
      </text:list>
      <text:p text:style-name="Text_20_body">Egyes objektumok esetén egy kicsit eltérő a szintaxis:</text:p>
      <text:list xml:id="list2380946174198884545" text:style-name="L4">
        <text:list-item>
          <text:p text:style-name="P192">A host_services rekord törlése:</text:p>
          <text:p text:style-name="P224">DELETE HOST <text:span text:style-name="T16">&lt;n</text:span><text:span text:style-name="T18">év/minta lista</text:span><text:span text:style-name="T16">&gt; </text:span><text:span text:style-name="T99">SERVICE</text:span><text:span text:style-name="T16"> &lt;név/minta lista&gt;</text:span>;</text:p>
          <text:p text:style-name="P134">vagy<text:line-break/><text:span text:style-name="T71">DELETE HOST</text:span> <text:span text:style-name="T99">SERVICE</text:span><text:span text:style-name="T16">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35"><text:span text:style-name="T71">ENUM TITLE </text:span><text:span text:style-name="T16">&lt;típus név&gt; &lt;érték lista&gt;</text:span><text:span text:style-name="T71">;</text:span><text:line-break/>Az egyszerű alak az enumerációs típushoz tartozó összes érték megnevezést törli. A fenti esetben csak a megadott értékek törlődnek.</text:p>
        </text:list-item>
        <text:list-item text:start-value="1">
          <text:p text:style-name="P132">Fizikai linkek törlése (phs_links_<text:span text:style-name="T148">t</text:span>able rekordok törlése<text:span text:style-name="T157">)</text:span>:</text:p>
          <text:p text:style-name="P224">DELETE LINK <text:span text:style-name="T16">&lt;node neve&gt; &lt;port név/minta lista&gt;</text:span>;</text:p>
          <text:p text:style-name="P224">DELETE LINK <text:span text:style-name="T16">&lt;node név lista&gt; </text:span>;</text:p>
          <text:p text:style-name="P224">DELETE LINK <text:span text:style-name="T16">&lt;node neve&gt; &lt;port index kezdő&gt; [&lt;port index záró&gt;</text:span>;</text:p>
          <text:p text:style-name="P133">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32"><text:span text:style-name="T199">A</text:span> GUI menük törlése csak az olvashatóság miatt eltérő szintaxisú, itt. A menü elemek egyenkénti törlése nem lehetséges:</text:p>
          <text:p text:style-name="P224">DELETE GUI<text:span text:style-name="T16"> &lt;név/minta lista&gt; </text:span><text:span text:style-name="T99">MENU;</text:span></text:p>
        </text:list-item>
        <text:list-item>
          <text:p text:style-name="P225"><text:span text:style-name="T119">A query_parsers rekor</text:span><text:span text:style-name="T123">d</text:span><text:span text:style-name="T119">ok a szolgáltatás név alapján törölhetőek:</text:span><text:span text:style-name="T99"><text:line-break/>DELETE QUERY PARSER </text:span><text:span text:style-name="T16">&lt;nevek&gt;</text:span><text:span text:style-name="T99">;</text:span></text:p>
        </text:list-item>
        <text:list-item>
          <text:p text:style-name="P226"><text:span text:style-name="T115">A hálózati elemek paramétereinek a törlése:<text:line-break/></text:span><text:span text:style-name="T99">DELETE NODE</text:span><text:span text:style-name="T115"> </text:span><text:span text:style-name="T2">&lt;node név lista&gt;</text:span><text:span text:style-name="T115"> </text:span><text:span text:style-name="T99">PARAM</text:span><text:span text:style-name="T115"> </text:span><text:span text:style-name="T2">&lt;paraméter típus név&gt;</text:span><text:span text:style-name="T99">;</text:span></text:p>
        </text:list-item>
        <text:list-item>
          <text:p text:style-name="P226"><text:span text:style-name="T115">A portok paramétereinek a törlése:</text:span><text:span text:style-name="T99"><text:line-break/>DELETE </text:span><text:span text:style-name="T2">&lt;node név&gt;</text:span><text:span text:style-name="T99"> PORTS </text:span><text:span text:style-name="T2">&lt;port név lista&gt;</text:span><text:span text:style-name="T99"> PARAM </text:span><text:span text:style-name="T2">&lt;paraméter típus név&gt;</text:span><text:span text:style-name="T99">;</text:span></text:p>
        </text:list-item>
      </text:list>
      <text:h text:style-name="Heading_20_3" text:outline-level="3">Lekérdezés jellegű funkciók</text:h>
      <text:p text:style-name="Text_20_body">Annak érdekében, hogy ne keljen megadni Az<text:span text:style-name="T148"> aktív</text:span> <text:span text:style-name="T71">NODE</text:span> objektumoknál, és interfészeknél (<text:span text:style-name="T71">PORT</text:span>) a Név, IP cím, MAC cím hármasból mindegyiket. Lehetőség van ennek felderítésére.</text:p>
      <text:p text:style-name="Text_20_body">Ha az eszköz neve a cím alapján, vagy fordítva, felderíthető a DNS szolgáltatással, akkor a két adatból elég csak az egyiket <text:soft-page-break/>megadni, és a másiknál a <text:span text:style-name="T71">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48">RE UPDATE</text:span> ARPS;</text:p>
      <text:p text:style-name="P47">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95">Megjegyzés:</text:p>
      <text:p text:style-name="P90">Egy működő rendszerben, ha a lekérdező funkciók már kellő ideig működtek, a hivatkozott adattáblák már fel lehetnek töltve. Ekkor a <text:span text:style-name="T179">fentebb</text:span> tárgyalt parancsok kiadása felesleges.</text:p>
      <text:p text:style-name="Text_20_body">A<text:span text:style-name="T148">z</text:span> <text:span text:style-name="T148">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49">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49">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49">harmadik</text:span> sorban szintén egy aktív eszköz ARP tábláját kérdezhetjük le, de az SNMP protokollal.</text:p>
      <text:p text:style-name="Text_20_body">Az <text:span text:style-name="T149">negyedik</text:span> és <text:span text:style-name="T149">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49">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1">ARP</text:span> kulcsszót kell használni. </text:p>
      <text:p text:style-name="P45">Ha biztosítani szeretnénk, hogy a lekérdezett ARP táblában valóban szerepeljen egy cím, és ezt a hálózati topológia lehetővé teszi, kiadhatunk egy ping-et:</text:p>
      <text:p text:style-name="P10">PING <text:span text:style-name="T16">&lt;ip&gt;</text:span>;</text:p>
      <text:p text:style-name="P45">és vagy ez után adjuk meg az ARP táblát lekérdező parancsot, vagy kiadjuk a <text:span text:style-name="T74">RE UPDATE ARPS;</text:span><text:span text:style-name="T150"> mely végrehajtja az összes eddig kiadott ARP lekérdezést.</text:span></text:p>
      <text:p text:style-name="megjegyzes_20_cim">Megjegyzés:</text:p>
      <text:p text:style-name="megjegyzes">A fordító az IP cím helyén nem tesz különbséget az <text:span text:style-name="T71">ARP</text:span> és <text:span text:style-name="T71">LOOKUP</text:span> kulcsszavak között, mindig ugyanazzal a stratégiával próbálja kideríteni a hiányzó adatokat..</text:p>
      <text:p text:style-name="P55">Lehetőség van egy SNMP és LLDP képes hálózati elem megadásával az összes <text:span text:style-name="T178">LLDP-n keresztül felderíthető eszköz felvételére az adatbázisba.</text:span></text:p>
      <text:p text:style-name="P18">SCAN LLDP <text:span text:style-name="T16">&lt;</text:span><text:span text:style-name="T34">kiindulási (snmp) node </text:span><text:span text:style-name="T16">n</text:span><text:span text:style-name="T34">eve</text:span><text:span text:style-name="T16">&gt;</text:span>;</text:p>
      <text:p text:style-name="P66">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0">Azokat az LLDP link rekordokat, amiket a lekérdezéskor nem talált meg, nem törli, csak akkor ha egy új rekorddal ütközik. Ha egy porton több szomszéd jelenik meg, akkor azt a program nem kezeli.</text:span></text:p>
      <text:p text:style-name="P64">Egy, már az adatbázisba felvett SNMP eszköz tulajdonságainak a frissítése a következő paranccsal lehetséges:</text:p>
      <text:p text:style-name="P39">SCAN SNMP <text:span text:style-name="T16">&lt;név&gt;</text:span> SET;</text:p>
      <text:p text:style-name="P65">Egy, már az adatbázisba felvett SNMP eszköz <text:span text:style-name="T230">szomszédainak a felderítésére az LLDP-vel</text:span> a következő paranccsal lehetséges:</text:p>
      <text:p text:style-name="P40"><text:span text:style-name="T230">LLDP</text:span> <text:span text:style-name="T16">&lt;név&gt;</text:span>;</text:p>
      <text:h text:style-name="P218" text:outline-level="3">Adat mezők közvetlen elérése</text:h>
      <text:p text:style-name="P71">Ha egy adattábla közvetlen elérésére van sz<text:span text:style-name="T195">ü</text:span>kség:</text:p>
      <text:p text:style-name="P31">SET <text:span text:style-name="T33">[&lt;schema name&gt;</text:span><text:span text:style-name="T195">.</text:span><text:span text:style-name="T33">]&lt;tablename&gt;</text:span><text:span text:style-name="T195">[</text:span><text:span text:style-name="T33">&lt;record names&gt;</text:span><text:span text:style-name="T195">].</text:span><text:span text:style-name="T33">&lt;field name&gt;</text:span><text:span text:style-name="T195"> = </text:span><text:span text:style-name="T33">&lt;value&gt;</text:span><text:span text:style-name="T195"> ;</text:span></text:p>
      <text:p text:style-name="P32">SET <text:span text:style-name="T33">[&lt;schema name&gt;</text:span><text:span text:style-name="T195">.</text:span><text:span text:style-name="T33">]&lt;tablename&gt;</text:span><text:span text:style-name="T195">[</text:span><text:span text:style-name="T33">&lt;record names&gt;</text:span><text:span text:style-name="T195">].</text:span><text:span text:style-name="T33">&lt;field name&gt;</text:span><text:span text:style-name="T195"> += </text:span><text:span text:style-name="T33">&lt;value&gt;</text:span><text:span text:style-name="T195"> ;</text:span></text:p>
      <text:p text:style-name="P77">A második esetben egy tömb típusú mező módosítására van lehetőség, a tömbhöz hozzáadja a megadott értéket. <text:span text:style-name="T222">A fenti parancsban több rekordba végezhetjük el ugyanazt a műveletet, ha a &lt;record names&gt; helyén egy név listát adunk meg (elválasztójel a vessző). Természetesen csak olyan objektumoknál ill. tábláknál használható a fenti parancs, melyeknek van neve, és az egyedi </text:span><text:soft-page-break/><text:span text:style-name="T222">azonosító.</text:span></text:p>
      <text:p text:style-name="P75">Konkrét táblára vonatkozó esetek:</text:p>
      <text:p text:style-name="P76">A megadott nevű port típus objektumban (iftypes) a név prefix mező beállítása:</text:p>
      <text:p text:style-name="P24">SET IFTYPE <text:span text:style-name="T16">&lt;típus név&gt; </text:span>NAME PREFIX <text:span text:style-name="T16">&lt;string&gt;</text:span>;</text:p>
      <text:p text:style-name="P78">Egy, vagy több hálózati elemhe<text:span text:style-name="T223">z</text:span> egy paraméter hozzárendelése, vagy módosítása:</text:p>
      <text:p text:style-name="P24">SET NODE <text:span text:style-name="T16">&lt;node név </text:span><text:span text:style-name="T37">lista</text:span><text:span text:style-name="T16">&gt;</text:span> PARAM <text:span text:style-name="T16">&lt;tí</text:span><text:span text:style-name="T38">p</text:span><text:span text:style-name="T16">us név&gt; &lt;érték (string)&gt;</text:span>;</text:p>
      <text:p text:style-name="P79"><text:span text:style-name="T223">H</text:span>álózati elem <text:span text:style-name="T223">portjaihoz </text:span>egy paraméter hozzárendelése, vagy módosítása:</text:p>
      <text:p text:style-name="P25">SET NODE <text:span text:style-name="T16">&lt;node név&gt; </text:span><text:span text:style-name="T111">PORTS</text:span><text:span text:style-name="T38"> &lt;port név lista&gt;</text:span> PARAM <text:span text:style-name="T16">&lt;tí</text:span><text:span text:style-name="T38">p</text:span><text:span text:style-name="T16">us név&gt; &lt;érték (string)&gt;</text:span>;</text:p>
      <text:p text:style-name="P80">Egy hálózati elem szériaszámának ill. leltári számának a beállítása:</text:p>
      <text:p text:style-name="P28">SET NODE <text:span text:style-name="T16">&lt;név&gt;</text:span> SERIAL NUMBER <text:span text:style-name="T16">&lt;széria szám&gt;</text:span>;</text:p>
      <text:p text:style-name="P28">SET NODE <text:span text:style-name="T16">&lt;név&gt;</text:span> INVEBTORY NUMBER <text:span text:style-name="T16">&lt;leltári szám&gt;</text:span>;</text:p>
      <text:p text:style-name="P80">Egy felhasználó, <text:span text:style-name="T223">vagy a megadott csoport összes tagjának a</text:span> letiltása, vagy engedélyezése:</text:p>
      <text:p text:style-name="P24">DISABLE USER <text:span text:style-name="T16">&lt;</text:span><text:span text:style-name="T38">felhasználó azonosító</text:span><text:span text:style-name="T16">&gt;</text:span>;</text:p>
      <text:p text:style-name="P25">ENABLE USER <text:span text:style-name="T16">&lt;</text:span><text:span text:style-name="T38">felhasználó azonosító</text:span><text:span text:style-name="T16">&gt;</text:span>;</text:p>
      <text:p text:style-name="P34">DISABLE USER <text:span text:style-name="T16">&lt;csoport név&gt;</text:span> GROUP;</text:p>
      <text:p text:style-name="P34">ENABLE USER <text:span text:style-name="T16">&lt;csoport név&gt;</text:span> GROUP;</text:p>
      <text:p text:style-name="P80">Egy szolgáltatás, vagy szolgáltatás példány letiltása, ill. engedélyezése.</text:p>
      <text:p text:style-name="P25">DISABLE SERVICE <text:span text:style-name="T16">&lt;szolg. példány azon.&gt;</text:span>;</text:p>
      <text:p text:style-name="P25">ENABLE SERVICE <text:span text:style-name="T16">&lt;szolg. példány azon.&gt;</text:span>;</text:p>
      <text:p text:style-name="P25">DISABLE HOST SERVICE <text:span text:style-name="T16">&lt;szolg. példány azon.&gt;</text:span>;</text:p>
      <text:p text:style-name="P24">ENABLE HOST SERVICE <text:span text:style-name="T16">&lt;szolg. példány azon.&gt;</text:span>;</text:p>
      <text:p text:style-name="P80">Egy szolgáltatás példánynál a superior példány megadása.</text:p>
      <text:p text:style-name="P26">SET SUPERIOR <text:span text:style-name="T34">&lt;szolg. példány azon.&gt; </text:span><text:span text:style-name="T99">TO</text:span> <text:span text:style-name="T34">&lt;szolg. példány azon. </text:span><text:span text:style-name="T16">Lista</text:span><text:span text:style-name="T34">&gt;</text:span>;</text:p>
      <text:p text:style-name="P80">Egy szolgáltatás példány megadott nevű változójának a beállítása. Az értékadás állapota numerikus értékként a parser „status” nevű változójába kerül (#status).</text:p>
      <text:p text:style-name="P33">SET HOST SERVICE <text:span text:style-name="T34">&lt;szolg. példány azon.&gt; </text:span><text:span text:style-name="T99">VAR </text:span><text:span text:style-name="T16">&lt;változó név&gt;</text:span><text:span text:style-name="T99"> = </text:span><text:span text:style-name="T16">&lt;érték&gt;</text:span><text:span text:style-name="T99">;</text:span></text:p>
      <text:p text:style-name="P80">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4">&lt;szolg. példány azon.&gt; </text:span><text:span text:style-name="T99">VAR </text:span><text:span text:style-name="T16">&lt;állapot numerikus&gt;</text:span><text:span text:style-name="T99"> </text:span><text:span text:style-name="T16">&lt;msg.&gt;</text:span><text:span text:style-name="T99">;</text:span></text:p>
      <text:h text:style-name="P219" text:outline-level="3">Rendszer paraméterek</text:h>
      <text:h text:style-name="Heading_20_4" text:outline-level="4">Paraméter típusok</text:h>
      <text:p text:style-name="P51">A paraméter típusok definíciója:</text:p>
      <text:p text:style-name="P41">PARAM <text:span text:style-name="T16">&lt;név&gt; </text:span><text:span text:style-name="T19">[&lt;leírás&gt;] </text:span><text:span text:style-name="T99">TYPE</text:span><text:span text:style-name="T19"> &lt;adat típus&gt; [&lt;dimenzió&gt;]</text:span><text:span text:style-name="T160">;</text:span></text:p>
      <text:p text:style-name="P52">Ahol a:</text:p>
      <text:list xml:id="list5982513635785219963" text:style-name="L5">
        <text:list-item>
          <text:p text:style-name="P136">&lt;név&gt;<text:tab/>A típus objektum neve, egy string.</text:p>
        </text:list-item>
        <text:list-item>
          <text:p text:style-name="P136">&lt;leírás&gt;<text:tab/>Opcionális leírás, vagy megjegyzés, ami egy string.</text:p>
        </text:list-item>
        <text:list-item>
          <text:p text:style-name="P136">&lt;adat típus&gt;<text:tab/>A típushoz tartozó paraméter adat típusát definiálja, a lehetséges értékek <text:span text:style-name="T231">(név, ill. string)</text:span>:</text:p>
        </text:list-item>
        <text:list-item>
          <text:p text:style-name="P194"><text:span text:style-name="T137">boolean</text:span><text:tab/>Logikai érték</text:p>
        </text:list-item>
      </text:list>
      <text:list xml:id="list5655056616633126871" text:style-name="L6">
        <text:list-item>
          <text:p text:style-name="P195"><text:span text:style-name="T137">integer</text:span><text:tab/>Egész<text:span text:style-name="T160"> szám (64 bites)</text:span></text:p>
        </text:list-item>
        <text:list-item>
          <text:p text:style-name="P195"><text:span text:style-name="T137">real</text:span><text:tab/><text:span text:style-name="T160">Dupla pontos lebegőpontos szám</text:span></text:p>
        </text:list-item>
        <text:list-item>
          <text:p text:style-name="P195"><text:span text:style-name="T137">text</text:span><text:tab/><text:span text:style-name="T160">string</text:span></text:p>
        </text:list-item>
        <text:list-item>
          <text:p text:style-name="P195"><text:span text:style-name="T137">interval</text:span><text:tab/><text:span text:style-name="T160">időintervallum</text:span></text:p>
        </text:list-item>
        <text:list-item>
          <text:p text:style-name="P195"><text:span text:style-name="T138">inet</text:span><text:tab/><text:span text:style-name="T160">IP cím</text:span></text:p>
        </text:list-item>
        <text:list-item>
          <text:p text:style-name="P196">cidr</text:p>
        </text:list-item>
        <text:list-item>
          <text:p text:style-name="P196">mac<text:tab/>MAC</text:p>
        </text:list-item>
        <text:list-item>
          <text:p text:style-name="P196">point<text:tab/>Pont koordináta</text:p>
        </text:list-item>
        <text:list-item>
          <text:p text:style-name="P195"><text:span text:style-name="T137">date</text:span><text:tab/><text:span text:style-name="T160">Dátum.</text:span></text:p>
        </text:list-item>
        <text:list-item>
          <text:p text:style-name="P195"><text:span text:style-name="T137">time</text:span><text:tab/><text:span text:style-name="T160">Időpont egy napon belül.</text:span></text:p>
        </text:list-item>
        <text:list-item>
          <text:p text:style-name="P195"><text:span text:style-name="T137">datetime</text:span><text:tab/><text:span text:style-name="T160">Időpont dátummal.</text:span></text:p>
        </text:list-item>
        <text:list-item>
          <text:p text:style-name="P195"><text:span text:style-name="T138">bytea</text:span><text:tab/><text:span text:style-name="T160">Bináris adat.</text:span></text:p>
        </text:list-item>
      </text:list>
      <text:list xml:id="list95957564869326" text:continue-list="list5982513635785219963" text:style-name="L5">
        <text:list-item>
          <text:p text:style-name="P198">&lt;dimenzió&gt;<text:tab/>Egy opcionális dimenzió, ami egy string lehet.</text:p>
        </text:list-item>
      </text:list>
      <text:p text:style-name="P96"><text:soft-page-break/>Megjegyzés:</text:p>
      <text:p text:style-name="P93">A paraméter típus objektum nem csak a rendszerparaméterek típusát, de a port és node objektumokhoz rendelhető paraméterek típusát is leírja.</text:p>
      <text:p text:style-name="P84"/>
      <text:h text:style-name="P212" text:outline-level="4">Rendszer paraméter értékek</text:h>
      <text:p text:style-name="P53">Új rendszerparamétereket definiálhatunk, ill. értéküket felülírhatjuk a következő paranccsal:</text:p>
      <text:p text:style-name="P13">SYS <text:span text:style-name="T16">&lt;típus&gt;</text:span> PARAM<text:span text:style-name="T16"> &lt;név&gt;</text:span> = <text:span text:style-name="T16">&lt;érték&gt;</text:span>;</text:p>
      <text:p text:style-name="P54">A <text:s/>paraméter típus a fentebb említett előre definiáltak közül kerül ki (csak a lentebb felsorolt <text:span text:style-name="T184">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213" text:outline-level="4">Felhasználók</text:h>
      <text:p text:style-name="P62">Új felhasználó felvétele, vagy <text:span text:style-name="T184">módosítása</text:span>:</text:p>
      <text:p text:style-name="P16">USER <text:span text:style-name="T16">[{</text:span>REPLACE<text:span text:style-name="T16">|</text:span>INSERT<text:span text:style-name="T16">}] &lt;név&gt; [&lt;leírás&gt;]</text:span>;</text:p>
      <text:p text:style-name="P16">USER <text:span text:style-name="T16">[{</text:span>REPLACE<text:span text:style-name="T16">|</text:span>INSERT<text:span text:style-name="T16">}] &lt;név&gt; [&lt;leírás&gt;]</text:span> { <text:span text:style-name="T16">&lt;paraméterek&gt;</text:span> }</text:p>
      <text:p text:style-name="P61">Ahol:</text:p>
      <text:list xml:id="list1563439536955787367" text:style-name="L7">
        <text:list-item>
          <text:p text:style-name="P138">&lt;név&gt;<text:tab/>A <text:span text:style-name="T175">felhasználó bejelentkezésnél használt egyedi azonosítója</text:span>, egy string.</text:p>
        </text:list-item>
        <text:list-item>
          <text:p text:style-name="P138">&lt;leírás&gt;<text:tab/>Opcionális leírás <text:span text:style-name="T200">vagy megjegyzés</text:span>.</text:p>
        </text:list-item>
      </text:list>
      <text:p text:style-name="P61">A paraméterek lehetnek a következőek:</text:p>
      <text:list xml:id="list269136548640371488" text:style-name="L8">
        <text:list-item>
          <text:p text:style-name="P102"><text:span text:style-name="T71">NOTE</text:span> <text:span text:style-name="T2">&lt;leírás </text:span><text:span text:style-name="T9">vagy megjegyzés</text:span><text:span text:style-name="T2">&gt;</text:span> <text:span text:style-name="T71">;</text:span><text:line-break/>A leírás alternatívan így is beállítható, ha kétszer adjuk meg, akkor az utolsó lesz az érvényes.</text:p>
        </text:list-item>
        <text:list-item>
          <text:p text:style-name="P102"><text:span text:style-name="T26">[</text:span><text:span text:style-name="T71">ADD</text:span><text:span text:style-name="T26">]</text:span><text:span text:style-name="T71"> DOMAIN USER</text:span> <text:span text:style-name="T2">&lt;string lista&gt;</text:span><text:span text:style-name="T71">;</text:span><text:line-break/>A lista elemeket <text:span text:style-name="T2">&lt;felhaszbálónév&gt;</text:span>@<text:span text:style-name="T2">&lt;domain név&gt;</text:span> ala<text:span text:style-name="T176">k</text:span>ban kell megadni.</text:p>
        </text:list-item>
        <text:list-item>
          <text:p text:style-name="P107">HOST NOTIF PERIOD <text:span text:style-name="T16">&lt;idő intervallum azon.&gt;</text:span>;</text:p>
        </text:list-item>
        <text:list-item>
          <text:p text:style-name="P107">SERVICE NOTIF PERIOD <text:span text:style-name="T16">&lt;idő intervallum azon.&gt;</text:span>;</text:p>
        </text:list-item>
        <text:list-item>
          <text:p text:style-name="P107">HOST NOTIF SWITCH <text:span text:style-name="T16">&lt;állapotok&gt;</text:span>;</text:p>
        </text:list-item>
        <text:list-item>
          <text:p text:style-name="P107">SERVICE NOTIF SWITCH <text:span text:style-name="T16">&lt;állpotok&gt;</text:span>;</text:p>
        </text:list-item>
        <text:list-item>
          <text:p text:style-name="P107">HOST NOTIF COMMAND <text:span text:style-name="T16">&lt;cmd&gt;</text:span>;</text:p>
        </text:list-item>
        <text:list-item>
          <text:p text:style-name="P107">SERVICE NOTIF COMMAND<text:span text:style-name="T16"> &lt;cmd&gt;</text:span>;</text:p>
        </text:list-item>
        <text:list-item>
          <text:p text:style-name="P103"><text:span text:style-name="T26">[</text:span><text:span text:style-name="T71">ADD</text:span><text:span text:style-name="T26">]</text:span><text:span text:style-name="T71"> TEL</text:span> &lt;lista&gt;;</text:p>
        </text:list-item>
        <text:list-item>
          <text:p text:style-name="P103"><text:span text:style-name="T26">[</text:span><text:span text:style-name="T71">ADD</text:span><text:span text:style-name="T26">]</text:span><text:span text:style-name="T71"> ADDRESS</text:span> <text:span text:style-name="T2">&lt;lista&gt;</text:span><text:span text:style-name="T71">;</text:span></text:p>
        </text:list-item>
        <text:list-item>
          <text:p text:style-name="P102"><text:span text:style-name="T71">PLACE</text:span><text:span text:style-name="T16"> [&lt;hely azonosító&gt;]</text:span><text:span text:style-name="T71">;</text:span></text:p>
        </text:list-item>
        <text:list-item>
          <text:p text:style-name="P107">DISABLE;</text:p>
        </text:list-item>
        <text:list-item>
          <text:p text:style-name="P107">ENABLE;</text:p>
        </text:list-item>
        <text:list-item>
          <text:p text:style-name="P102"><text:span text:style-name="T71">CLEAR</text:span> <text:span text:style-name="T2">[&lt;paraméter azonosítók&gt;]</text:span><text:span text:style-name="T71">;</text:span></text:p>
        </text:list-item>
        <text:list-item>
          <text:p text:style-name="P104"><text:span text:style-name="T71">C</text:span><text:span text:style-name="T80">OPY</text:span> <text:span text:style-name="T16">[[</text:span><text:span text:style-name="T71">EXCEPT</text:span><text:span text:style-name="T16">] &lt;paraméter azonosítók&gt;] </text:span><text:span text:style-name="T27">[</text:span><text:span text:style-name="T80">FROM</text:span><text:span text:style-name="T27"> &lt;név&gt;]</text:span><text:span text:style-name="T71">;</text:span></text:p>
        </text:list-item>
      </text:list>
      <text:h text:style-name="Heading_20_4" text:outline-level="4">Felhasználói csoprtok</text:h>
      <text:p text:style-name="P63">Új felhasználó<text:span text:style-name="T184">i csoport </text:span>felvétele, vagy <text:span text:style-name="T184">módosítása</text:span>:</text:p>
      <text:p text:style-name="P17">USER <text:span text:style-name="T184">GROUP </text:span><text:span text:style-name="T16">[{</text:span>REPLACE<text:span text:style-name="T16">|</text:span>INSERT<text:span text:style-name="T16">}] &lt;név&gt; [&lt;leírás&gt;]</text:span>;</text:p>
      <text:p text:style-name="P17">USER <text:span text:style-name="T184">GROUP </text:span><text:span text:style-name="T16">[{</text:span>REPLACE<text:span text:style-name="T16">|</text:span>INSERT<text:span text:style-name="T16">}] &lt;név&gt; [&lt;leírás&gt;]</text:span> { <text:span text:style-name="T16">&lt;paraméterek&gt;</text:span> }</text:p>
      <text:p text:style-name="P67">Ahol:</text:p>
      <text:list xml:id="list95956591238819" text:continue-list="list1563439536955787367" text:style-name="L7">
        <text:list-item>
          <text:p text:style-name="P139">&lt;név&gt;<text:tab/>A <text:span text:style-name="T175">felhasználói csoport egyedi azonosítója</text:span>, egy string.</text:p>
        </text:list-item>
        <text:list-item>
          <text:p text:style-name="P139">&lt;leírás&gt;<text:tab/>Opcionális leírása.</text:p>
        </text:list-item>
      </text:list>
      <text:p text:style-name="P67">A paraméterek lehetnek a következőek:</text:p>
      <text:list xml:id="list1231899959181917706" text:style-name="L9">
        <text:list-item>
          <text:p text:style-name="P105"><text:span text:style-name="T71">NOTE</text:span> <text:span text:style-name="T2">&lt;leírás&gt;</text:span> <text:span text:style-name="T71">;</text:span><text:line-break/>A leírás alternatívan így is beállítható, ha kétszer adjuk meg, akkor az utolsó lesz az érvényes.</text:p>
        </text:list-item>
        <text:list-item>
          <text:p text:style-name="P106"><text:span text:style-name="T81">RIGHTS</text:span> <text:span text:style-name="T2">&lt;</text:span><text:span text:style-name="T6">rights</text:span><text:span text:style-name="T2">&gt;</text:span><text:span text:style-name="T71">;<text:line-break/></text:span><text:span text:style-name="T136">A csoportba tartozó felhasznélók minimális jogosultsági szintje.</text:span></text:p>
        </text:list-item>
        <text:list-item>
          <text:p text:style-name="P108"><text:span text:style-name="T71">PLACE GROUP </text:span><text:span text:style-name="T16">&lt;zone&gt;</text:span><text:span text:style-name="T71">;</text:span><text:span text:style-name="T133"><text:line-break/>A csoporthoz rendelt zóna (hely csoport) megadása (opcionális).</text:span></text:p>
        </text:list-item>
        <text:list-item>
          <text:p text:style-name="P109"><text:span text:style-name="T71">FEATURES</text:span> &lt;str&gt;;</text:p>
        </text:list-item>
        <text:list-item>
          <text:p text:style-name="P106"><text:soft-page-break/><text:span text:style-name="T71">CLEAR</text:span> <text:span text:style-name="T2">[&lt;paraméter azonosítók&gt;]</text:span><text:span text:style-name="T71">;</text:span></text:p>
        </text:list-item>
        <text:list-item>
          <text:p text:style-name="P106"><text:span text:style-name="T71">C</text:span><text:span text:style-name="T80">OPY</text:span><text:span text:style-name="T133"> </text:span><text:span text:style-name="T16">[[</text:span><text:span text:style-name="T71">EXCEPT</text:span><text:span text:style-name="T16">] &lt;paraméter azonosítók&gt;] </text:span><text:span text:style-name="T27">[</text:span><text:span text:style-name="T80">FROM</text:span><text:span text:style-name="T27"> &lt;név&gt;]</text:span><text:span text:style-name="T71">;</text:span></text:p>
        </text:list-item>
      </text:list>
      <text:h text:style-name="Heading_20_4" text:outline-level="4">Idő intervallumok</text:h>
      <text:p text:style-name="Text_20_body">A Nagios-ból átvett fogalom : <text:span text:style-name="T71">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4">t</text:span>ue tuesday <text:s text:c="2"/>FROM 8:00 TO 16:30 ADD TIME PERIOD worktime;</text:p>
      <text:p text:style-name="example">TIME OF DAY wrk_wed wednesday FROM 8:00 TO 16:30 ADD TIME PERIOD worktime;</text:p>
      <text:p text:style-name="example">TIME OF DAY wrk_<text:span text:style-name="T154">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text:span text:style-name="T232">á</text:span>sd: vlans és subnets tábla.</text:p>
      <text:p text:style-name="Text_20_body">Egyben tárgyalom, mivel egyben is lehet definiálni a két objektum típust:</text:p>
      <text:p text:style-name="example">VLAN <text:span text:style-name="T16">&lt;vlan id&gt; &lt;név&gt; [&lt;leírás&gt;]</text:span> { <text:span text:style-name="T16">&lt;subnet address&gt; [ &lt;név&gt; [&lt;leírás&gt;] ]</text:span>; <text:span text:style-name="T16">[ ... ]</text:span> }</text:p>
      <text:p text:style-name="Text_20_body">Ahol:</text:p>
      <text:list xml:id="list2842482536212789333" text:style-name="L10">
        <text:list-item>
          <text:p text:style-name="P141"><text:span text:style-name="T2">&lt;vlan id&gt;</text:span> nem negatív numerikus egész (802.1q ID: 1 &lt;= ID &lt; 4096)</text:p>
        </text:list-item>
        <text:list-item>
          <text:p text:style-name="P141"><text:s/><text:span text:style-name="T2">&lt;név&gt;</text:span> egy szöveges adat, a VLAN vagy subnet neve</text:p>
        </text:list-item>
        <text:list-item>
          <text:p text:style-name="P141"><text:s/><text:span text:style-name="T2">&lt;leírás&gt;</text:span> szöveges adat, a VLAN vagy subnet leírása/megjegyzés</text:p>
        </text:list-item>
      </text:list>
      <text:p text:style-name="P98">Megjegyzés:</text:p>
      <text:p text:style-name="P92">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1">csak két esetben </text:span>definiálható. <text:span text:style-name="T151">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88">Definiálhatóak un. Private címtartományok is, melyek <text:span text:style-name="T159">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59">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61">hacsak nem adtuk ki a </text:span><text:span text:style-name="T76">SET PLACE</text:span><text:span text:style-name="T161"> </text:span><text:span text:style-name="T3">&lt;név&gt;</text:span><text:span text:style-name="T76">;</text:span>. <text:span text:style-name="T161">parancsot. </text:span>Lokalizációval nem rendelkező objektumoknál az alapértelmezés a place_id = 0 (unknown).</text:p>
      <text:p text:style-name="Text_20_body">Egy hely ill. helyiség a következőképpen definiálható.</text:p>
      <text:p text:style-name="P15">PLACE <text:span text:style-name="T22">[</text:span><text:span text:style-name="T23">{</text:span><text:span text:style-name="T101">REPLACE</text:span><text:span text:style-name="T22">|</text:span><text:span text:style-name="T101">INSERT</text:span><text:span text:style-name="T23">}</text:span><text:span text:style-name="T22">]</text:span> <text:span text:style-name="T45">&lt;név&gt; [&lt;leírás&gt;]</text:span> { <text:span text:style-name="T16">&lt;paraméterek&gt;</text:span> }</text:p>
      <text:p text:style-name="P15">PLACE <text:span text:style-name="T22">[</text:span><text:span text:style-name="T23">{</text:span><text:span text:style-name="T101">REPLACE</text:span><text:span text:style-name="T22">|</text:span><text:span text:style-name="T101">INSERT</text:span><text:span text:style-name="T23">}</text:span><text:span text:style-name="T22">]</text:span> <text:span text:style-name="T45">&lt;név&gt; [&lt;leírás&gt;] </text:span><text:span text:style-name="T97">;</text:span></text:p>
      <text:p text:style-name="Text_20_body">Ahol:</text:p>
      <text:list xml:id="list95958344248837" text:continue-list="list95956591238819" text:style-name="L7">
        <text:list-item>
          <text:p text:style-name="P137">&lt;név&gt;<text:tab/>A helyiség <text:span text:style-name="T185">egyedi </text:span>neve, egy string.</text:p>
        </text:list-item>
        <text:list-item>
          <text:p text:style-name="P137">&lt;leírás&gt;<text:tab/>Opcionális leírása a helyiségnek, ill. megjegyzés,</text:p>
        </text:list-item>
      </text:list>
      <text:p text:style-name="Text_20_body">A paraméterek lehetnek a következőek:</text:p>
      <text:list xml:id="list8553021186942979870" text:style-name="L11">
        <text:list-item>
          <text:p text:style-name="P110"><text:soft-page-break/><text:span text:style-name="T71">NOTE</text:span> <text:span text:style-name="T2">&lt;leírás&gt;</text:span> <text:span text:style-name="T71">;</text:span><text:line-break/>A leírás alternatívan így is beállítható, ha kétszer adjuk meg, akkor az utolsó lesz az érvényes.</text:p>
        </text:list-item>
        <text:list-item>
          <text:p text:style-name="P110"><text:span text:style-name="T71">PARENT</text:span> <text:span text:style-name="T2">&lt;név&gt;</text:span> <text:span text:style-name="T71">;</text:span><text:line-break/>A definiált hely mely helyen belül található.</text:p>
        </text:list-item>
        <text:list-item>
          <text:p text:style-name="P110"><text:span text:style-name="T71">FRAME</text:span> <text:span text:style-name="T2">&lt;polygon&gt;</text:span> <text:span text:style-name="T71">;</text:span><text:line-break/>A hely, vagy helyiség befoglaló kerete a legközelebbi szülőn, amihez térkép van rendelve.</text:p>
        </text:list-item>
        <text:list-item>
          <text:p text:style-name="P110"><text:span text:style-name="T71">RECTANGLE</text:span> <text:span text:style-name="T16">&lt;polygon&gt;</text:span><text:span text:style-name="T99">;</text:span><text:span text:style-name="T16"><text:line-break/></text:span><text:span text:style-name="T121">Amennyiben a FRAME-</text:span><text:span text:style-name="T122">me</text:span><text:span text:style-name="T121">l egy négyzetet adnánk meg, abban az esetben megadhatjuk így is a keretet, ahol a &lt;polygon&gt; csak 2 pontot tartalmaz (pontosan két pontot), és a két pont a négyzet két ellentétes sarkának a koordinátája.</text:span></text:p>
        </text:list-item>
        <text:list-item>
          <text:p text:style-name="P110"><text:span text:style-name="T99">IMAGE</text:span> <text:span text:style-name="T2">&lt;image name&gt;</text:span> <text:span text:style-name="T71">;</text:span><text:line-break/>Egy kép (térkép) objektumra való hivatkozás.</text:p>
        </text:list-item>
        <text:list-item>
          <text:p text:style-name="P110"><text:span text:style-name="T71">TEL</text:span> <text:span text:style-name="T2">&lt;tel1, tel2, ...&gt;</text:span> <text:span text:style-name="T71">;</text:span><text:line-break/>Telefonszámok, a paraméter : string lista.</text:p>
        </text:list-item>
        <text:list-item>
          <text:p text:style-name="P142"><text:span text:style-name="T77">COPY</text:span><text:span text:style-name="T162"> </text:span><text:span text:style-name="T20">[[</text:span><text:span text:style-name="T100">EXCEPT</text:span><text:span text:style-name="T20">]</text:span><text:span text:style-name="T4">&lt;mező azonosítók&gt;]</text:span><text:span text:style-name="T162"> </text:span><text:span text:style-name="T77">FROM</text:span><text:span text:style-name="T162"> </text:span><text:span text:style-name="T4">&lt;név&gt;</text:span><text:span text:style-name="T77">;</text:span><text:span text:style-name="T162"> <text:line-break/></text:span></text:p>
        </text:list-item>
        <text:list-item>
          <text:p text:style-name="P143"><text:span text:style-name="T71">CLEAR</text:span> <text:span text:style-name="T16">[</text:span><text:span text:style-name="T2">&lt;mező azonosítók&gt;]</text:span><text:span text:style-name="T99">;<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2">RECTANGLE</text:span> <text:span text:style-name="T162">{[</text:span>958,28<text:span text:style-name="T162">]</text:span>,<text:span text:style-name="T162">[</text:span>1013,58<text:span text:style-name="T162">]}</text:span>;</text:p>
      <text:p text:style-name="example"><text:s text:c="4"/>TEL "/123", "+3612345678";</text:p>
      <text:p text:style-name="example">}</text:p>
      <text:p text:style-name="Text_20_body">Annak érdekében, hogy ne keljen minden alkalommal megadni a <text:span text:style-name="T191">helyiséget</text:span> minden olyan objektumnál ahol ez opció (node-ok), meg lehet adni egy alapértelmezett helyiség objektumot:</text:p>
      <text:p text:style-name="example">SET PLACE <text:span text:style-name="T16">&lt;helyiség név&gt;</text:span>;</text:p>
      <text:p text:style-name="Text_20_body">Ez bármikor módosítható, ill. újra megadható, és törölhető :</text:p>
      <text:p text:style-name="example">CLEAR PALCE;</text:p>
      <text:p text:style-name="Text_20_body">Létrehozhatóak csoportok <text:span text:style-name="T185">(zónák, kategóriák) </text:span>is a:</text:p>
      <text:p text:style-name="example">PLACE GROUP <text:span text:style-name="T45">&lt;név&gt; [&lt;leírás&gt;] </text:span><text:span text:style-name="T46">[</text:span><text:span text:style-name="T98">CAT</text:span><text:span text:style-name="T46">|</text:span><text:span text:style-name="T98">CATEGORY</text:span><text:span text:style-name="T46">|</text:span><text:span text:style-name="T98">ZONE</text:span><text:span text:style-name="T46">]</text:span><text:span text:style-name="T97">;</text:span></text:p>
      <text:p text:style-name="P70">sorral. <text:span text:style-name="T194">Az utolsó opcionális kulcsszó a típust definiálja. Alapértelmezés a „group” ez nem kell ill. lehet külön megadni. A „category” és „zone” típusokat kell megadni a </text:span><text:span text:style-name="T84">CATEGORY</text:span><text:span text:style-name="T194"> és </text:span><text:span text:style-name="T84">ZONE</text:span><text:span text:style-name="T194"> kulcsszavakkal, ahol a </text:span><text:span text:style-name="T84">CATEGORY</text:span><text:span text:style-name="T194"> a </text:span><text:span text:style-name="T84">CAT</text:span><text:span text:style-name="T194">-tal rövidíthető.</text:span></text:p>
      <text:p text:style-name="P70"><text:span text:style-name="T194">A</text:span> következő sorokkal ki ill. betehető egy elem a már létrehozott csoportba:</text:p>
      <text:p text:style-name="example">PLACE GROUP<text:span text:style-name="T16"> &lt;csoport név&gt; </text:span>ADD<text:span text:style-name="T16"> &lt;elem név&gt; </text:span>;</text:p>
      <text:p text:style-name="example">PLACE GROUP<text:span text:style-name="T16"> &lt;csoport név&gt; </text:span><text:span text:style-name="T99">REMOVE</text:span><text:span text:style-name="T16">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6">Egy csoportnak <text:span text:style-name="T201">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45">&lt;név&gt; [&lt;leírás&gt;]</text:span> { <text:span text:style-name="T16">&lt;paraméterek&gt;</text:span> }</text:p>
      <text:p text:style-name="Text_20_body">Ahol:</text:p>
      <text:list xml:id="list95958341917567" text:continue-list="list95958344248837" text:style-name="L7">
        <text:list-item>
          <text:p text:style-name="P137"><text:span text:style-name="T2">&lt;név&gt;</text:span><text:tab/>A név, egy string.</text:p>
        </text:list-item>
        <text:list-item>
          <text:p text:style-name="P137"><text:span text:style-name="T2">&lt;leírás&gt;</text:span><text:tab/>Opcionális leírás ill. megjegyzés,</text:p>
        </text:list-item>
      </text:list>
      <text:p text:style-name="Text_20_body">A paraméterek lehetnek a következőek:</text:p>
      <text:list xml:id="list4286877048312462885" text:style-name="L12">
        <text:list-item>
          <text:p text:style-name="P144"><text:span text:style-name="T53">TYPE</text:span><text:span text:style-name="T52"> </text:span><text:span text:style-name="T57">&lt;típus&gt;</text:span><text:span text:style-name="T52"> </text:span><text:span text:style-name="T53">;<text:line-break/></text:span>A következő típus nevek megengedettek:</text:p>
          <text:list>
            <text:list-item>
              <text:p text:style-name="P144">BMP<text:tab/>BMP típusú kép fájl.</text:p>
            </text:list-item>
            <text:list-item>
              <text:p text:style-name="P144"><text:soft-page-break/>GIF<text:tab/>GIF típusú kép fájl.</text:p>
            </text:list-item>
            <text:list-item>
              <text:p text:style-name="P144">JPG<text:tab/>Jpeg típusú kép fájl.</text:p>
            </text:list-item>
            <text:list-item>
              <text:p text:style-name="P144">JPEG<text:tab/>Jpeg típusú kép fájl.</text:p>
            </text:list-item>
            <text:list-item>
              <text:p text:style-name="P144">PNG<text:tab/>PNG típusú kép fájl.</text:p>
            </text:list-item>
            <text:list-item>
              <text:p text:style-name="P144">PBM<text:tab/>PBM típusú kép fájl.</text:p>
            </text:list-item>
            <text:list-item>
              <text:p text:style-name="P144">PGM<text:tab/>PGM típusú kép fájl.</text:p>
            </text:list-item>
            <text:list-item>
              <text:p text:style-name="P144">PPM<text:tab/>PPM típusú kép fájl.</text:p>
            </text:list-item>
            <text:list-item>
              <text:p text:style-name="P144">XBM<text:tab/>XBM típusú kép fájl.</text:p>
            </text:list-item>
            <text:list-item>
              <text:p text:style-name="P144">XPM<text:tab/>XPM típusú kép fájl.</text:p>
            </text:list-item>
            <text:list-item>
              <text:p text:style-name="P144">BIN<text:tab/>Bináris állomány.</text:p>
            </text:list-item>
          </text:list>
        </text:list-item>
        <text:list-item>
          <text:p text:style-name="P144"><text:span text:style-name="T71">SUB TYPE</text:span> <text:span text:style-name="T2">&lt;string&gt;</text:span> <text:span text:style-name="T71">;<text:line-break/></text:span><text:span text:style-name="T133">BIN típus esetén egy opcionális típus azonosító.</text:span></text:p>
        </text:list-item>
        <text:list-item>
          <text:p text:style-name="P144"><text:span text:style-name="T71">IMAGE FILE</text:span><text:span text:style-name="T133"> </text:span><text:span text:style-name="T16">&lt;path&gt;</text:span><text:span text:style-name="T133"> </text:span><text:span text:style-name="T99">;<text:line-break/></text:span><text:span text:style-name="T119">A bináris adatot tartalmazó fájl elérési </text:span><text:span text:style-name="T120">ú</text:span><text:span text:style-name="T119">tja. </text:span><text:span text:style-name="T124">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52">tábla</text:span> reprezentál.</text:p>
      <text:p text:style-name="Text_20_body">Patch panel és fali csatlakozó definíciója a következőek szerint lehetséges:</text:p>
      <text:p text:style-name="P15">PATCH <text:span text:style-name="T22">[</text:span><text:span text:style-name="T23">{</text:span><text:span text:style-name="T101">REPLACE</text:span><text:span text:style-name="T22">|</text:span><text:span text:style-name="T101">INSERT</text:span><text:span text:style-name="T23">}</text:span><text:span text:style-name="T22">]</text:span> <text:span text:style-name="T16">&lt;n</text:span><text:span text:style-name="T21">é</text:span><text:span text:style-name="T16">v&gt;</text:span> <text:span text:style-name="T16">[&lt;leírás&gt;]</text:span> { <text:span text:style-name="T16">&lt;paraméterek&gt;</text:span> }</text:p>
      <text:p text:style-name="P15">PATCH <text:span text:style-name="T22">[</text:span><text:span text:style-name="T23">{</text:span><text:span text:style-name="T101">REPLACE</text:span><text:span text:style-name="T22">|</text:span><text:span text:style-name="T101">INSERT</text:span><text:span text:style-name="T23">}</text:span><text:span text:style-name="T22">]</text:span><text:span text:style-name="T21"> </text:span><text:span text:style-name="T16">&lt;n</text:span><text:span text:style-name="T21">é</text:span><text:span text:style-name="T16">v&gt; [&lt;leírás&gt;]</text:span> <text:span text:style-name="T166">TEMPLATE</text:span> <text:span text:style-name="T16">&lt;minta&gt;</text:span> { <text:span text:style-name="T16">&lt;paraméterek&gt;</text:span> }</text:p>
      <text:p text:style-name="P15">PATCH <text:span text:style-name="T22">[</text:span><text:span text:style-name="T23">{</text:span><text:span text:style-name="T101">REPLACE</text:span><text:span text:style-name="T22">|</text:span><text:span text:style-name="T101">INSERT</text:span><text:span text:style-name="T23">}</text:span><text:span text:style-name="T22">]</text:span><text:span text:style-name="T21"> </text:span><text:span text:style-name="T16">&lt;n</text:span><text:span text:style-name="T21">é</text:span><text:span text:style-name="T16">v&gt; [&lt;leírás&gt;]</text:span> <text:span text:style-name="T166">TEMPLATE</text:span> <text:span text:style-name="T16">&lt;minta&gt;</text:span> ;</text:p>
      <text:p text:style-name="Text_20_body">Ahol:</text:p>
      <text:list xml:id="list95957546983249" text:continue-list="list95958341917567" text:style-name="L7">
        <text:list-item>
          <text:p text:style-name="P137">&lt;n<text:span text:style-name="T163">é</text:span>v&gt;<text:tab/>A patch panel, vagy fali csatlakozó neve, egy string.</text:p>
        </text:list-item>
        <text:list-item>
          <text:p text:style-name="P137">&lt;leírás&gt;<text:tab/>Opcionális leírás, ill. megjegyzés.</text:p>
        </text:list-item>
        <text:list-item>
          <text:p text:style-name="P137">&lt;minta&gt;<text:tab/>Egy előzőleg elmentett panel konfiguráció neve.</text:p>
        </text:list-item>
      </text:list>
      <text:p text:style-name="Text_20_body">A paraméterek lehetnek a következőek:</text:p>
      <text:list xml:id="list821148073290931228" text:style-name="L13">
        <text:list-item>
          <text:p text:style-name="P145"><text:span text:style-name="T53">NOTE</text:span><text:span text:style-name="T52"> </text:span><text:span text:style-name="T57">&lt;leírás&gt;</text:span><text:span text:style-name="T52"> </text:span><text:span text:style-name="T53">;<text:line-break/></text:span>A leírás alternatívan így is beállítható, ha kétszer <text:span text:style-name="T152">(vagy többször)</text:span> adjuk meg, akkor az utolsó lesz az érvényes</text:p>
        </text:list-item>
        <text:list-item>
          <text:p text:style-name="P145"><text:span text:style-name="T53">PLACE</text:span><text:span text:style-name="T52"> </text:span><text:span text:style-name="T57">&lt;név&gt;</text:span> <text:span text:style-name="T53">;</text:span><text:span text:style-name="T71"><text:line-break/></text:span>A helyiség adható meg ahol az eszköz van. Ha nem adjuk meg ezt a paramétert, akkor a <text:span text:style-name="T71">SET PLACE</text:span> (lsd. fentebb) kulcsszavakkal adhatjuk meg az alapértelmezett helyiséget. Ha nincs alapértelmezett helyiség, és nem is adtuk meg, akkor az unknown nevű helyhez lesz rendelve az eszköz.</text:p>
        </text:list-item>
        <text:list-item>
          <text:p text:style-name="P145"><text:span text:style-name="T53">ADD PORT</text:span><text:span text:style-name="T52"> </text:span><text:span text:style-name="T57">&lt;sorszám&gt; &lt;név&gt; [&lt;leírás&gt;]</text:span><text:span text:style-name="T53">;<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45"><text:span text:style-name="T53">ADD PORTS</text:span><text:span text:style-name="T52"> </text:span><text:span text:style-name="T57">[</text:span><text:span text:style-name="T65">OFFS</text:span><text:span text:style-name="T57"> &lt;név offs.&gt;] </text:span><text:span text:style-name="T65">FROM</text:span><text:span text:style-name="T57"> &lt;tol&gt;</text:span><text:span text:style-name="T52"> </text:span><text:span text:style-name="T53">TO</text:span><text:span text:style-name="T52"> </text:span><text:span text:style-name="T57">&lt;ig&gt; [</text:span><text:span text:style-name="T65">OFFS</text:span><text:span text:style-name="T57"> &lt;sorszám offs.&gt;]</text:span><text:span text:style-name="T52"> </text:span><text:span text:style-name="T57">&lt;név minta&gt;</text:span><text:span text:style-name="T53">;</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45"><text:span text:style-name="T53">PORT</text:span><text:span text:style-name="T52"> </text:span><text:span text:style-name="T57">&lt;sorszám&gt;</text:span><text:span text:style-name="T52"> </text:span><text:span text:style-name="T65">NOTE</text:span><text:span text:style-name="T52"> </text:span><text:span text:style-name="T57">&lt;leírás&gt; [</text:span><text:span text:style-name="T65">,</text:span><text:span text:style-name="T57"> &lt;leírás2&gt; ...]</text:span><text:span text:style-name="T53">;<text:line-break/></text:span>A porthoz tartozó leírás alternatívan így is beállítható, ha kétszer adjuk meg, akkor az utolsó lesz az érvényes. A megadott sorszámú portnak léteznie kell. Ha <text:span text:style-name="T71">NOTE</text:span> kulcssó után több stringet adunk meg, akkor az rendre a következő sorszámú port leírása lesz.</text:p>
        </text:list-item>
        <text:list-item>
          <text:p text:style-name="P145"><text:span text:style-name="T53">PORT</text:span><text:span text:style-name="T52"> </text:span><text:span text:style-name="T57">&lt;név&gt;</text:span><text:span text:style-name="T52"> </text:span><text:span text:style-name="T65">NOTE</text:span><text:span text:style-name="T52"> </text:span><text:span text:style-name="T57">&lt;leírás&gt; </text:span><text:span text:style-name="T53">;<text:line-break/></text:span>A porthoz tartozó leírás alternatívan így is beállítható, ha kétszer adjuk meg, akkor az utolsó lesz az érvényes. A megadott nevű portnak léteznie kell.</text:p>
        </text:list-item>
        <text:list-item>
          <text:p text:style-name="P146"><text:soft-page-break/><text:span text:style-name="T53">PORT</text:span><text:span text:style-name="T52"> </text:span><text:span text:style-name="T57">&lt;sorszám&gt;</text:span><text:span text:style-name="T52"> </text:span><text:span text:style-name="T66">TAG</text:span><text:span text:style-name="T52"> </text:span><text:span text:style-name="T57">&lt;leírás&gt; [</text:span><text:span text:style-name="T65">,</text:span><text:span text:style-name="T57"> &lt;leírás2&gt; ...]</text:span><text:span text:style-name="T53">;<text:line-break/></text:span>A porthoz tartozó <text:span text:style-name="T163">címke megadása. A megadott sorszámú portnak léteznie kell. Ha </text:span><text:span text:style-name="T82">TAG</text:span><text:span text:style-name="T163"> kulcssó után több stringet adunk meg, akkor az rendre a következő sorszámú port címkéje lesz.</text:span></text:p>
        </text:list-item>
        <text:list-item>
          <text:p text:style-name="P146"><text:span text:style-name="T53">PORT</text:span><text:span text:style-name="T52"> </text:span><text:span text:style-name="T57">&lt;név&gt;</text:span><text:span text:style-name="T52"> </text:span><text:span text:style-name="T66">TAG</text:span><text:span text:style-name="T52"> </text:span><text:span text:style-name="T57">&lt;leírás&gt; </text:span><text:span text:style-name="T53">;<text:line-break/></text:span>A porthoz tartozó <text:span text:style-name="T163">címke megadása</text:span>. A megadott nevű portnak léteznie kell.</text:p>
        </text:list-item>
        <text:list-item>
          <text:p text:style-name="P146"><text:span text:style-name="T53">PORT</text:span><text:span text:style-name="T52"> </text:span><text:span text:style-name="T57">&lt;sorszám&gt;</text:span><text:span text:style-name="T52"> </text:span><text:span text:style-name="T65">SET</text:span><text:span text:style-name="T52"> </text:span><text:span text:style-name="T57">&lt;mező név&gt; = &lt;érték1&gt; [&lt;érték2&gt; ...]</text:span><text:span text:style-name="T53">;<text:line-break/></text:span><text:span text:style-name="T140">Egy, vagy több már létező </text:span><text:span text:style-name="T141">sorszámmal azonosított</text:span><text:span text:style-name="T140"> port megadott nevű tulajdonságának a megadása.</text:span></text:p>
        </text:list-item>
        <text:list-item>
          <text:p text:style-name="P145"><text:span text:style-name="T53">PORT</text:span><text:span text:style-name="T52"> </text:span><text:span text:style-name="T57">&lt;név&gt;</text:span><text:span text:style-name="T52"> </text:span><text:span text:style-name="T65">SET</text:span><text:span text:style-name="T52"> </text:span><text:span text:style-name="T57">&lt;mező név&gt; = &lt;érték&gt; </text:span><text:span text:style-name="T53">;<text:line-break/></text:span><text:span text:style-name="T140">Egy már létező </text:span><text:span text:style-name="T141">névvel azonosított</text:span><text:span text:style-name="T140"> port megadott nevű tulajdonságának a megadása.</text:span></text:p>
        </text:list-item>
        <text:list-item>
          <text:p text:style-name="P145"><text:span text:style-name="T53">PORT</text:span><text:span text:style-name="T56">S</text:span><text:span text:style-name="T52"> </text:span><text:span text:style-name="T57">&lt;ix1&gt;</text:span><text:span text:style-name="T65">,</text:span><text:span text:style-name="T57"> &lt;ix2&gt; [</text:span><text:span text:style-name="T65">,</text:span><text:span text:style-name="T57">&lt;ix3&gt; [</text:span><text:span text:style-name="T65">,</text:span><text:span text:style-name="T57">ix4]]</text:span><text:span text:style-name="T52"> </text:span><text:span text:style-name="T53">SHARED</text:span><text:span text:style-name="T52"> </text:span><text:span text:style-name="T57">&lt;sh1&gt;</text:span><text:span text:style-name="T65">,</text:span><text:span text:style-name="T57"> &lt;sh2&gt; [</text:span><text:span text:style-name="T65">,</text:span><text:span text:style-name="T57">&lt;sh3&gt; [</text:span><text:span text:style-name="T65">,</text:span><text:span text:style-name="T57">&lt;sh4&gt;]</text:span><text:span text:style-name="T52"> </text:span><text:span text:style-name="T53">;</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1">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86">sem</text:span>, a lehetséges sorrendek : (A,B), (B,A), (A, BA, BB), (AA, AB, B), (AA, AB, BA, BB) vagy (AA, C, D, BB).</text:p>
        </text:list-item>
        <text:list-item text:start-value="1">
          <text:p text:style-name="P147"><text:span text:style-name="T71">PORT</text:span> <text:span text:style-name="T2">&lt;port lista&gt;</text:span> <text:span text:style-name="T71">NC</text:span>;<text:line-break/><text:span text:style-name="T133">Nem bekötött portok megadása.</text:span></text:p>
        </text:list-item>
        <text:list-item>
          <text:p text:style-name="P122">CLEAR;</text:p>
        </text:list-item>
        <text:list-item>
          <text:p text:style-name="P122">CLEAR <text:span text:style-name="T16">&lt;mező azonosítók&gt;</text:span>;</text:p>
        </text:list-item>
        <text:list-item>
          <text:p text:style-name="P122">COPY <text:span text:style-name="T16">[[</text:span>EXCEPT<text:span text:style-name="T16">]</text:span> <text:span text:style-name="T16">&lt;mező azonosítók&gt;]</text:span> FROM <text:span text:style-name="T16">&lt;név&gt;</text:span>;</text:p>
        </text:list-item>
      </text:list>
      <text:p text:style-name="Text_20_body">A port hivatkozásoknál lehetőség van két belső változó használatára. A &amp;@ karakterpár az utoljára <text:span text:style-name="T152">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86">ai</text:span> között lehetőség van változó értékadásra, és a <text:span text:style-name="T71">FOR</text:span> makró jellegű <text:span text:style-name="T152">kifejezés</text:span> használatára (ezek bárhol nem használhatóak). <text:span text:style-name="T165">Az, hogy a port név, vagy sorszám szerint lesz azonosítva, az adat típusából derül ki, ezért ha a név számjeggyel kezdődik, akkor idézőjelbe kell tenni.</text:span></text:p>
      <text:p text:style-name="P56">Port <text:span text:style-name="T186">név</text:span> listák esetén használhatjuk több port azonosításának a megadására a <text:span text:style-name="T71">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6">&lt;név&gt; &lt;definíció&gt;</text:span>;</text:p>
      <text:p text:style-name="example">PATCH TEMPLATE <text:span text:style-name="T16">&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87">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0">S</text:span> 1, 2 SHARED A, B;</text:p>
      <text:p text:style-name="example"><text:tab/>PORT 1 NOTE "ez egy megosztott port: A";</text:p>
      <text:p text:style-name="example"><text:tab/>PORT 2 NOTE "ez egy megosztott port: B";</text:p>
      <text:p text:style-name="example"><text:tab/><text:span text:style-name="T164">PORT LIST 21 TO 24 NC; // 21,22,23,24 nincs bekötve</text:span></text:p>
      <text:p text:style-name="example">}</text:p>
      <text:h text:style-name="Heading_20_5" text:outline-level="5">Pach panel és fali csatlakozó módosítása (update)</text:h>
      <text:p text:style-name="P68">Létező patch panel modosítására a következő parancsok álnak rendelkezésre (az álltalános SET parancson kívül):</text:p>
      <text:p text:style-name="P68">Egy új port hozzáadása:</text:p>
      <text:p text:style-name="P19">ADD PATCH <text:span text:style-name="T16">&lt;patch neve&gt;</text:span> PORT <text:span text:style-name="T16">&lt;index&gt;</text:span> <text:span text:style-name="T16">&lt;név&gt;</text:span> <text:span text:style-name="T16">[&lt;leírás&gt;] [</text:span>TAG <text:span text:style-name="T16">&lt;tag&gt;]</text:span>;</text:p>
      <text:p text:style-name="P68">Port megosztás (hátlapi) modosítása:</text:p>
      <text:p text:style-name="example">SET PATCH <text:span text:style-name="T16">&lt;</text:span><text:span text:style-name="T31">patch neve</text:span><text:span text:style-name="T16">&gt;</text:span> <text:span text:style-name="T192">PORTS </text:span><text:span text:style-name="T31">&lt;port lista&gt;</text:span><text:span text:style-name="T192"> SHARE </text:span><text:span text:style-name="T31">&lt;megosztás lista&gt;</text:span><text:span text:style-name="T192"> ;</text:span></text:p>
      <text:p text:style-name="P69">A fenti utasítás nem ellenőrzi az esetleges ütközéseket!</text:p>
      <text:p text:style-name="P68">Nem <text:span text:style-name="T193">b</text:span>ekötve állapot módosítása :</text:p>
      <text:p text:style-name="P20">SET PATCH <text:span text:style-name="T16">&lt;patch neve&gt;</text:span> PORT<text:span text:style-name="T193">S </text:span><text:span text:style-name="T16">&lt;port lista&gt; </text:span><text:span text:style-name="T32">[</text:span><text:span text:style-name="T108">ON</text:span><text:span text:style-name="T32">|</text:span><text:span text:style-name="T108">OFF</text:span><text:span text:style-name="T32">] </text:span><text:span text:style-name="T108">NC;</text:span></text:p>
      <text:p text:style-name="P94">Megjegyzés: Ha meg akarunk szüntetni egy megosztást, akkor a „<text:span text:style-name="T99">NO NC</text:span>”-t kell megadni a portra. Egy megosztásnál ha csak a vezér portnál töröljük a megosztást, az hibás állapothoz vezet, jelenleg az adatbázisban erre nincs ellenőrzés.</text:p>
      <text:h text:style-name="Heading_20_4" text:outline-level="4"><text:soft-page-break/>Aktív és nem aktív eszközök</text:h>
      <text:p text:style-name="Text_20_body">Állapottal rendelkező hálózati eszközök, Az objektumnak megfelelő adattábla a nodes <text:span text:style-name="T165">vagy snmpdevices</text:span>, lsd.: <text:s/>database/nodes.sql.</text:p>
      <text:p text:style-name="Text_20_body"><text:span text:style-name="T166">Passzív elemek definiálása </text:span>az importban:</text:p>
      <text:p text:style-name="P9">NODE <text:span text:style-name="T22">[</text:span><text:span text:style-name="T23">{</text:span><text:span text:style-name="T101">REPLACE</text:span><text:span text:style-name="T22">|</text:span><text:span text:style-name="T101">INSERT</text:span><text:span text:style-name="T23">}</text:span><text:span text:style-name="T22">]</text:span><text:span text:style-name="T166"> </text:span><text:span text:style-name="T22">[</text:span><text:span text:style-name="T166">(</text:span><text:span text:style-name="T22">&lt;típus&gt;</text:span><text:span text:style-name="T109">)</text:span><text:span text:style-name="T35">]</text:span><text:span text:style-name="T166"> </text:span><text:span text:style-name="T16">&lt;n</text:span><text:span text:style-name="T22">é</text:span><text:span text:style-name="T16">v&gt;</text:span> <text:span text:style-name="T16">[&lt;leírás&gt;]</text:span> <text:span text:style-name="T101">TEMPLATE</text:span><text:span text:style-name="T16"> &lt;minta név&gt;]</text:span><text:span text:style-name="T99">;</text:span></text:p>
      <text:p text:style-name="P9">NODE <text:span text:style-name="T22">[</text:span><text:span text:style-name="T23">{</text:span><text:span text:style-name="T101">REPLACE</text:span><text:span text:style-name="T22">|</text:span><text:span text:style-name="T101">INSERT</text:span><text:span text:style-name="T23">}</text:span><text:span text:style-name="T22">]</text:span><text:span text:style-name="T166"> </text:span><text:span text:style-name="T22">[</text:span><text:span text:style-name="T166">(</text:span><text:span text:style-name="T22">&lt;típus&gt;</text:span><text:span text:style-name="T109">)</text:span><text:span text:style-name="T35">]</text:span><text:span text:style-name="T166"> </text:span><text:span text:style-name="T16">&lt;n</text:span><text:span text:style-name="T22">é</text:span><text:span text:style-name="T16">v&gt;</text:span> <text:span text:style-name="T16">[&lt;leírás&gt;]<text:line-break/> <text:s text:c="2"/></text:span><text:s/><text:span text:style-name="T16">[</text:span><text:span text:style-name="T101">TEMPLATE</text:span><text:span text:style-name="T16"> &lt;minta név&gt; </text:span><text:span text:style-name="T130">|</text:span><text:span text:style-name="T44"> </text:span><text:span text:style-name="T114">READ</text:span><text:span text:style-name="T44"> </text:span><text:span text:style-name="T16">]<text:line-break/> </text:span><text:span text:style-name="T99">{ </text:span><text:span text:style-name="T16">&lt;paraméterek&gt;</text:span><text:span text:style-name="T99"> };</text:span></text:p>
      <text:p text:style-name="P14"><text:span text:style-name="T99">ATTACHED </text:span><text:span text:style-name="T16">[</text:span><text:span text:style-name="T23">{</text:span><text:span text:style-name="T99">REPLACE</text:span><text:span text:style-name="T16">|</text:span><text:span text:style-name="T99">INSERT</text:span><text:span text:style-name="T23">}</text:span><text:span text:style-name="T16">]</text:span><text:span text:style-name="T99"> </text:span><text:span text:style-name="T16">&lt;név&gt;</text:span><text:span text:style-name="T99"> </text:span><text:span text:style-name="T16">[&lt;leírás&gt;]</text:span><text:span text:style-name="T99">;</text:span></text:p>
      <text:p text:style-name="P14"><text:span text:style-name="T99">ATTACHED</text:span><text:span text:style-name="T16"> [</text:span><text:span text:style-name="T23">{</text:span><text:span text:style-name="T99">REPLACE</text:span><text:span text:style-name="T16">|</text:span><text:span text:style-name="T99">INSERT</text:span><text:span text:style-name="T23">}</text:span><text:span text:style-name="T16">] &lt;név minta&gt; [&lt;leírás minta&gt;] </text:span><text:span text:style-name="T99">FROM</text:span><text:span text:style-name="T16"> &lt;tól&gt; </text:span><text:span text:style-name="T99">TO</text:span><text:span text:style-name="T16"> &lt;ig&gt;</text:span><text:span text:style-name="T99">;</text:span></text:p>
      <text:p text:style-name="P43">Aktív elemek definiálása az importban:</text:p>
      <text:p text:style-name="P8"><text:span text:style-name="T202">NODE</text:span><text:tab/><text:span text:style-name="T22">[</text:span><text:span text:style-name="T23">{</text:span><text:span text:style-name="T166">REPLACE</text:span><text:span text:style-name="T22">|</text:span><text:span text:style-name="T166">INSERT</text:span><text:span text:style-name="T23">}]</text:span><text:span text:style-name="T166"> </text:span><text:span text:style-name="T22">[</text:span><text:span text:style-name="T166">(</text:span><text:span text:style-name="T22">&lt;típus&gt;</text:span><text:span text:style-name="T109">)</text:span><text:span text:style-name="T35">]</text:span><text:span text:style-name="T16"><text:tab/>{&lt;név&gt;|</text:span><text:span text:style-name="T99">LOOKUP</text:span><text:span text:style-name="T16">} &lt;ip hiv.&gt; &lt;mac hiv.&gt;</text:span> <text:span text:style-name="T16">[&lt;leírás&gt;]</text:span></text:p>
      <text:p text:style-name="P7"><text:span text:style-name="T16"><text:tab/></text:span><text:span text:style-name="T102">TEMPLATE</text:span><text:span text:style-name="T16"> &lt;minta név&gt;</text:span><text:span text:style-name="T99">;</text:span></text:p>
      <text:p text:style-name="P9"><text:span text:style-name="T109">NODE</text:span><text:span text:style-name="T16"><text:tab/></text:span><text:span text:style-name="T22">[</text:span><text:span text:style-name="T23">{</text:span><text:span text:style-name="T101">REPLACE</text:span><text:span text:style-name="T22">|</text:span><text:span text:style-name="T101">INSERT</text:span><text:span text:style-name="T23">}]</text:span><text:span text:style-name="T22"> </text:span><text:span text:style-name="T35">[</text:span><text:span text:style-name="T109">(</text:span><text:span text:style-name="T22">&lt;típus&gt;</text:span><text:span text:style-name="T109">)</text:span><text:span text:style-name="T35">]</text:span><text:span text:style-name="T16"><text:tab/>{&lt;név&gt;|</text:span><text:span text:style-name="T99">LOOKUP</text:span><text:span text:style-name="T16">} &lt;ip hiv.&gt; &lt;mac hiv.&gt; [&lt;leírás&gt;]</text:span></text:p>
      <text:p text:style-name="P7"><text:span text:style-name="T16"><text:tab/>[</text:span><text:span text:style-name="T102">TEMPLATE</text:span><text:span text:style-name="T16"> &lt;minta név&gt;] </text:span><text:span text:style-name="T99">{ </text:span><text:span text:style-name="T16">&lt;paraméterek&gt;</text:span><text:span text:style-name="T99"> }</text:span></text:p>
      <text:p text:style-name="P15"><text:span text:style-name="T99">WORKSTATION </text:span><text:span text:style-name="T22">[</text:span><text:span text:style-name="T23">{</text:span><text:span text:style-name="T101">REPLACE</text:span><text:span text:style-name="T22">|</text:span><text:span text:style-name="T101">INSERT</text:span><text:span text:style-name="T23">}]</text:span><text:span text:style-name="T16"> &lt;név&gt; &lt;mac&gt; [&lt;leírás&gt;];</text:span></text:p>
      <text:p text:style-name="Text_20_body">Ahol:</text:p>
      <text:list xml:id="list95958631013972" text:continue-list="list95957546983249" text:style-name="L7">
        <text:list-item>
          <text:p text:style-name="P137">&lt;n<text:span text:style-name="T167">é</text:span>v&gt;<text:tab/>Az eszköz neve, egy string.</text:p>
        </text:list-item>
        <text:list-item>
          <text:p text:style-name="P137">&lt;leírás&gt;<text:tab/>Opcionális leírás, ill. megjegyzés.</text:p>
        </text:list-item>
        <text:list-item>
          <text:p text:style-name="P140"><text:span text:style-name="T22">&lt;típus&gt;</text:span><text:tab/><text:span text:style-name="T167">Típus azonosítók felsorolása (elválasztójel a vessző):</text:span></text:p>
        </text:list-item>
        <text:list-item>
          <text:p text:style-name="P197">node<text:tab/>Passzív eszköz</text:p>
        </text:list-item>
        <text:list-item>
          <text:p text:style-name="P197">host<text:tab/>Aktív eszköz (van IP címe)</text:p>
        </text:list-item>
        <text:list-item>
          <text:p text:style-name="P197">switch<text:tab/>Switch</text:p>
        </text:list-item>
        <text:list-item>
          <text:p text:style-name="P197">hub<text:tab/>Passzív HUB</text:p>
        </text:list-item>
        <text:list-item>
          <text:p text:style-name="P197">virtual<text:tab/>Virtuális eszközhöz</text:p>
        </text:list-item>
        <text:list-item>
          <text:p text:style-name="P197">snmp<text:tab/>SNMP képes aktív eszköz</text:p>
        </text:list-item>
        <text:list-item>
          <text:p text:style-name="P197">converter</text:p>
        </text:list-item>
        <text:list-item>
          <text:p text:style-name="P197">printer</text:p>
        </text:list-item>
        <text:list-item>
          <text:p text:style-name="P197">gateway</text:p>
        </text:list-item>
        <text:list-item>
          <text:p text:style-name="P197">ap</text:p>
        </text:list-item>
        <text:list-item>
          <text:p text:style-name="P197">workstation</text:p>
        </text:list-item>
        <text:list-item>
          <text:p text:style-name="P197">device</text:p>
        </text:list-item>
        <text:list-item>
          <text:p text:style-name="P197">controller</text:p>
        </text:list-item>
        <text:list-item>
          <text:p text:style-name="P197">ups<text:tab/>Szünetmentes táp</text:p>
        </text:list-item>
      </text:list>
      <text:p text:style-name="P57">Aktív eszközök esetén ha megadjuk a típus felsorolásban az „<text:span text:style-name="T202">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0">i</text:span>lyen esetekben a hálózati eszközt törölni kell, és újra felvenni.</text:p>
      <text:p text:style-name="Text_20_body">Az <text:span text:style-name="T71">ATTACHED </text:span><text:span text:style-name="T134">és</text:span><text:span text:style-name="T78"> WORKSTAION</text:span> kulcsszó esetben további paraméterek megadására nincsen lehetőség. E<text:span text:style-name="T167">zekben</text:span> <text:span text:style-name="T167">az</text:span> esete<text:span text:style-name="T167">kben</text:span> egy fix konfigurációjú eszköz jön létre, melynek egy „attach” <text:span text:style-name="T168">ill. „ethernet”</text:span> típusú és ugyanilyen nevű portja lesz, és a portnak nem lesz sorszáma. <text:span text:style-name="T168">A</text:span> <text:span text:style-name="T79">WORKSTATION</text:span><text:span text:style-name="T168">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68">lehetséges,</text:span> egy „<text:span text:style-name="T71">SET PLACE</text:span>” paranccsal. <text:span text:style-name="T168">Az </text:span><text:span text:style-name="T79">ATTACHED</text:span><text:span text:style-name="T168"> eszköz csoportosan is megadható</text:span>. Az <text:span text:style-name="T71">ATTACHED</text:span> kulcsszó rövidíthető <text:span text:style-name="T71">AT</text:span><text:span text:style-name="T87">C</text:span>-nek, <text:span text:style-name="T168">a </text:span><text:span text:style-name="T103">WORKSTATION</text:span><text:span text:style-name="T168"> pedig </text:span><text:span text:style-name="T79">WST</text:span><text:span text:style-name="T168">-nek</text:span>. <text:span text:style-name="T204">A széria és leltári szám külön adható meg egy </text:span><text:span text:style-name="T88">SET</text:span><text:span text:style-name="T204"> parancsban lásd fentebb.</text:span></text:p>
      <text:p text:style-name="Text_20_body">A<text:span text:style-name="T169">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1">LOOKUP</text:span> vagy <text:span text:style-name="T71">ARP</text:span> kulcsszót használjuk. Végül a MAC is lekérdezhető az IP cím ismeretében. Ekkor a MAC helyén az <text:span text:style-name="T71">ARP</text:span> kulcsszót kell használni.</text:p>
      <text:p text:style-name="Text_20_body">Az ip cím hivatkozás (<text:span text:style-name="T2">&lt;ip hiv.&gt;</text:span><text:span text:style-name="T115">) a következőképpen nézhet ki:</text:span></text:p>
      <text:p text:style-name="P5">&lt;ip cím&gt;</text:p>
      <text:p text:style-name="example"><text:span text:style-name="T16">&lt;ip cím&gt;</text:span><text:span text:style-name="T115">/</text:span><text:span text:style-name="T16">&lt;ip típus&gt;</text:span></text:p>
      <text:p text:style-name="P4">DYNAMIC</text:p>
      <text:p text:style-name="P4">LOOKUP</text:p>
      <text:p text:style-name="P4">ARP</text:p>
      <text:p text:style-name="Text_20_body">Az ip cím után opcionálisan megadható az ip cím típusa: <text:span text:style-name="T99">FIXIP</text:span><text:span text:style-name="T119">, </text:span><text:span text:style-name="T99">PRIVATE</text:span><text:span text:style-name="T119">, </text:span><text:span text:style-name="T99">EXTERNAL</text:span><text:span text:style-name="T119">, </text:span><text:span text:style-name="T99">DYNAMIC</text:span> vagy <text:span text:style-name="T71">PSEUDO</text:span>. A <text:soft-page-break/><text:span text:style-name="T71">FIXIP</text:span> és <text:span text:style-name="T71">PSEUDO</text:span> típusú ip címnek egyedinek kell lennie. a <text:span text:style-name="T71">DYNAMIC </text:span><text:span text:style-name="T133">típus esetén</text:span>, az ip címet nem kell megadni, ekkor ip cím nem kerül az adatbázis rekordba (NULL értékű lesz). Ha az ip cím típusa <text:span text:style-name="T71">PSEUDO</text:span>, akkor a <text:span text:style-name="T71">LOOKUP</text:span> és <text:span text:style-name="T71">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5">e</text:span>jön egy hozzárendelt port is, alapértelmezett tulajdonságokkal <text:span text:style-name="T170">(a port index 1 lesz)</text:span>. Ezeket természetesen megváltoztathatjuk. A par<text:span text:style-name="T155">a</text:span>métereknél, ha más portot még nem hoztunk létre, ill. más portra még nem hivatkoztunk, akkor a port nevére a &amp;@ , vagy indexére a #@ karakterpárral hivatkozh<text:span text:style-name="T155">a</text:span>tunk.</text:p>
      <text:p text:style-name="Text_20_body">A paraméterek lehetnek a következőek:</text:p>
      <text:list xml:id="list4978444092778766313" text:style-name="L14">
        <text:list-item>
          <text:p text:style-name="P148"><text:span text:style-name="T53">NOTE</text:span><text:span text:style-name="T52"> </text:span><text:span text:style-name="T57">&lt;leírás&gt;</text:span><text:span text:style-name="T52"> </text:span><text:span text:style-name="T53">;<text:line-break/></text:span>A leírás alternatívan így is beállítható, ha kétszer adjuk meg, akkor az utolsó lesz az érvényes</text:p>
        </text:list-item>
        <text:list-item>
          <text:p text:style-name="P148"><text:span text:style-name="T53">PLACE</text:span><text:span text:style-name="T52"> </text:span><text:span text:style-name="T57">&lt;név&gt;</text:span> <text:span text:style-name="T53">;</text:span><text:span text:style-name="T71"><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48"><text:span text:style-name="T53">SET</text:span><text:span text:style-name="T52"> </text:span><text:span text:style-name="T57">&lt;mező név&gt;</text:span><text:span text:style-name="T52"> </text:span><text:span text:style-name="T53">=</text:span><text:span text:style-name="T52"> </text:span><text:span text:style-name="T57">&lt;érték&gt;</text:span><text:span text:style-name="T53">;</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51"><text:span text:style-name="T71">PARAM</text:span> <text:span text:style-name="T2">&lt;típus&gt;</text:span> <text:span text:style-name="T71">=</text:span> <text:span text:style-name="T2">&lt;érték&gt;</text:span><text:span text:style-name="T71">;</text:span><text:line-break/>Egy paraméter hozzárendelése az eszközhöz. A port és eszköz paramétereket a típusuk azonosítja, a rendszerparaméterekkel ellentétben nincsenek külön nevesítve.</text:p>
        </text:list-item>
        <text:list-item>
          <text:p text:style-name="P152"><text:span text:style-name="T71">SERIAL NUMBER</text:span> <text:span text:style-name="T2">&lt;string&gt;</text:span><text:span text:style-name="T71">;</text:span><text:line-break/>Széria szám megadása. Nem kötelező, de ha megadtuk, akkor egyedinek kell lennie.</text:p>
        </text:list-item>
        <text:list-item>
          <text:p text:style-name="P152"><text:span text:style-name="T71">INVENTORY NUMBER</text:span> <text:span text:style-name="T2">&lt;string&gt;</text:span><text:span text:style-name="T71">;</text:span><text:line-break/>Leltári szám megadása. Nem kötelező, de ha megadtuk, akkor egyedinek kell lennie.</text:p>
        </text:list-item>
        <text:list-item>
          <text:p text:style-name="P148"><text:span text:style-name="T65">ADD PORT </text:span><text:span text:style-name="T60">[&lt;index&gt;]</text:span><text:span text:style-name="T57"> &lt;típus&gt; &lt;név&gt; [&lt;leírás&gt;]</text:span><text:span text:style-name="T53">;<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69">nem SNMP eszköz esetén az</text:span> nem kötelező, <text:span text:style-name="T169">de</text:span> ha megadjuk egyedinek kell lennie egy eszközre. A port indexnél megadhatjuk a #+@ kifejezést is, ekkor az index az előző index +1 lesz.</text:p>
        </text:list-item>
        <text:list-item>
          <text:p text:style-name="P148"><text:span text:style-name="T53">ADD PORTS </text:span><text:span text:style-name="T60">&lt;típus&gt; [</text:span><text:span text:style-name="T65">OFFS</text:span><text:span text:style-name="T60"> &lt;név offs.&gt;] </text:span><text:span text:style-name="T65">FROM</text:span><text:span text:style-name="T68"> &lt;tol&gt;</text:span><text:span text:style-name="T53"> TO </text:span><text:span text:style-name="T68">&lt;ig&gt;</text:span><text:span text:style-name="T59"> </text:span><text:span text:style-name="T60">[</text:span><text:span text:style-name="T65">OFFS</text:span><text:span text:style-name="T59"> </text:span><text:span text:style-name="T60">&lt;sorszám offs.&gt;]</text:span><text:span text:style-name="T59"><text:line-break/><text:tab/></text:span><text:span text:style-name="T68">&lt;név minta&gt;</text:span><text:span text:style-name="T59">;<text:line-break/></text:span>Egy port sorozat hozzáadása a node-hoz. A paraméterek értelmezését lásd. a <text:span text:style-name="T99">PATCH</text:span>-nál az <text:span text:style-name="T71">ADD PORTS</text:span> kulcsszavakat. <text:span text:style-name="T169">Itt egy plusz paraméter van a &lt;típus&gt; mely egy port típus név (Lásd: iftipes táblát ill. a ../database/nodes.sql fájltt).</text:span></text:p>
        </text:list-item>
        <text:list-item>
          <text:p text:style-name="P148"><text:span text:style-name="T53">ADD SENSORS </text:span><text:span text:style-name="T57">[</text:span><text:span text:style-name="T65">OFFS</text:span><text:span text:style-name="T57"> &lt;név offs.&gt;] </text:span><text:span text:style-name="T65">FROM</text:span><text:span text:style-name="T57"> &lt;tol&gt;</text:span><text:span text:style-name="T52"> </text:span><text:span text:style-name="T53">TO</text:span><text:span text:style-name="T52"> </text:span><text:span text:style-name="T57">&lt;ig&gt; [</text:span><text:span text:style-name="T65">OFFS</text:span><text:span text:style-name="T57"> &lt;sorszám offs.&gt;]<text:line-break/> &lt;név minta&gt; &lt;ip&gt;</text:span><text:span text:style-name="T53">;<text:line-break/></text:span>Egy port sorozat hozzáadása a host-hoz. A paraméterek értelmezését lásd. a <text:span text:style-name="T71">PATCH</text:span>-nál az <text:span text:style-name="T71">ADD PORTS</text:span> kulcsszavakat. A portok típusa 'sensors' lesz. Az utolsó paraméter az első port IP címét definiálja, amely a további definiált portoknál eggyel növekszik (a cím típusa <text:span text:style-name="T71">PSEUDO</text:span>).</text:p>
        </text:list-item>
        <text:list-item>
          <text:p text:style-name="P153"><text:span text:style-name="T69">DELETE</text:span><text:span text:style-name="T51"> </text:span><text:span text:style-name="T69">PORT</text:span><text:span text:style-name="T51"> </text:span><text:span text:style-name="T70">&lt;index&gt;</text:span><text:line-break/>Port törlése az index alapján. Ha nincs ilyen indexű port. akkor nem történik semmi.</text:p>
        </text:list-item>
        <text:list-item>
          <text:p text:style-name="P153"><text:span text:style-name="T69">DELETE</text:span><text:span text:style-name="T51"> </text:span><text:span text:style-name="T69">PORT</text:span><text:span text:style-name="T51"> </text:span><text:span text:style-name="T70">&lt;név&gt;</text:span><text:line-break/>Port törlése a név alapján. Ha nincs ilyen nevű port. akkor nem történik semmi.</text:p>
        </text:list-item>
        <text:list-item>
          <text:p text:style-name="P153"><text:span text:style-name="T69">DELETE</text:span><text:span text:style-name="T51"> </text:span><text:span text:style-name="T69">PORT</text:span><text:span text:style-name="T51"> </text:span><text:span text:style-name="T70">&lt;mac&gt;</text:span><text:line-break/>Port(ok) törlése az MAC alapján. Ha nincs ilyen indexű port. akkor nem történik semmi. Ha több port is van, akkor mindet törli.</text:p>
        </text:list-item>
        <text:list-item>
          <text:p text:style-name="P148"><text:span text:style-name="T53">PORT </text:span><text:span text:style-name="T60">&lt;index&gt;</text:span><text:span text:style-name="T53"> TYPE</text:span><text:span text:style-name="T60"> [&lt;</text:span><text:span text:style-name="T62">ú</text:span><text:span text:style-name="T60">j index&gt;] &lt;típus&gt; &lt;név&gt; &lt;leírás&gt;</text:span><text:span text:style-name="T53">;<text:line-break/></text:span>A fenti sorral a portnak több tulajdonságát is megváltoztathatjuk, praktikusan a<text:span text:style-name="T170">z automatikusan felvett port esetén használható, ha az alapértelmezés nem felel meg.</text:span> <text:span text:style-name="T170">Az első portra hivatkozhatunk az 1-es indexel, vagy ha ez az </text:span>első port hivatkozás<text:span text:style-name="T170">unk</text:span>, <text:span text:style-name="T170">akkor</text:span> a port indexre a #@-al <text:span text:style-name="T170">is</text:span> hivatkozhatunk.</text:p>
        </text:list-item>
        <text:list-item>
          <text:p text:style-name="P149"><text:span text:style-name="T53">PORT </text:span><text:span text:style-name="T60">&lt;index&gt;</text:span><text:span text:style-name="T53"> </text:span><text:span text:style-name="T65">NAME</text:span><text:span text:style-name="T53"> </text:span><text:span text:style-name="T60">&lt;új név&gt;</text:span><text:span text:style-name="T53">;<text:line-break/></text:span>Praktikusan sz<text:span text:style-name="T170">intén az automatikusan felvett port esetén használható, ha az alapértelmezett nevet akarjuk megváltoztatni.</text:span></text:p>
        </text:list-item>
        <text:list-item>
          <text:p text:style-name="P149"><text:span text:style-name="T54">P</text:span><text:span text:style-name="T53">ORT</text:span><text:span text:style-name="T52"> </text:span><text:span text:style-name="T57">&lt;</text:span><text:span text:style-name="T58">port azonosító</text:span><text:span text:style-name="T57">&gt;</text:span><text:span text:style-name="T52"> </text:span><text:span text:style-name="T65">NOTE</text:span><text:span text:style-name="T52"> </text:span><text:span text:style-name="T57">&lt;leírás&gt;</text:span><text:span text:style-name="T53">;<text:line-break/>PORT </text:span><text:span text:style-name="T60">&lt;</text:span><text:span text:style-name="T61">port azonosító</text:span><text:span text:style-name="T60">&gt;</text:span><text:span text:style-name="T53"> SET </text:span><text:span text:style-name="T60">&lt;mező név&gt;</text:span><text:span text:style-name="T53"> = </text:span><text:span text:style-name="T63">&lt;érték&gt;</text:span><text:span text:style-name="T53">;<text:line-break/>PORT </text:span><text:span text:style-name="T60">&lt;</text:span><text:span text:style-name="T61">port azonosító</text:span><text:span text:style-name="T60">&gt;</text:span><text:span text:style-name="T53"> </text:span><text:span text:style-name="T55">TAG</text:span><text:span text:style-name="T53"> </text:span><text:span text:style-name="T63">&lt;</text:span><text:span text:style-name="T64">címke</text:span><text:span text:style-name="T63">&gt;</text:span><text:span text:style-name="T53">;<text:line-break/></text:span>A hivatkozott port megadott paraméterének a módosítása. <text:span text:style-name="T170">A port azonosító a port index, ha egy egész szám, vagy a port </text:span><text:soft-page-break/><text:span text:style-name="T170">neve, amennyiben string. Ha a port neve egy szám, akkor idézőjelbe kell tenni, ellenkező esetben sorszámként lesz értelmezve.</text:span></text:p>
        </text:list-item>
        <text:list-item>
          <text:p text:style-name="P151"><text:span text:style-name="T71">PORT PARAM</text:span> <text:span text:style-name="T2">&lt;típus&gt;</text:span> <text:span text:style-name="T71">=</text:span> <text:span text:style-name="T2">&lt;érték&gt;</text:span><text:span text:style-name="T71">;</text:span><text:line-break/>Egy paraméter hozzárendelése a porthoz. A port és eszköz paramétereket a típusuk azonosítja, a rendszerparaméterekkel ellentétben nincsenek külön nevesítve.</text:p>
        </text:list-item>
      </text:list>
      <text:p text:style-name="P58">Csak aktív eszköz esetén magadható paraméterek:</text:p>
      <text:list xml:id="list95958462244911" text:continue-numbering="true" text:style-name="L14">
        <text:list-item>
          <text:p text:style-name="P148"><text:span text:style-name="T65">ADD PORT </text:span><text:span text:style-name="T60">[</text:span><text:span text:style-name="T57">&lt;index&gt;] &lt;típus&gt; &lt;név&gt; &lt;ip hiv.&gt; &lt;mac hiv.&gt; [&lt;leírás&gt;]</text:span><text:span text:style-name="T53">;<text:line-break/></text:span>Egy port definiálása. Ahol az &lt;index&gt; egy opcionális sorszám, &lt;név&gt; a port neve, a &lt;leírás&gt; opcionálisan egy leírás, vagy megjegyzés a porthoz, a &lt;típus&gt; pedig a port típusa :</text:p>
          <text:list>
            <text:list-item>
              <text:p text:style-name="P111">sensor<text:tab/>Sensor port</text:p>
            </text:list-item>
            <text:list-item>
              <text:p text:style-name="P111">rs485<text:tab/>RS-485 Serial bus interface</text:p>
            </text:list-item>
            <text:list-item>
              <text:p text:style-name="P111">iic<text:tab/>IIC Serial bus interface</text:p>
            </text:list-item>
            <text:list-item>
              <text:p text:style-name="P112">eport<text:tab/>Ethernet, nem menedzselhető.</text:p>
            </text:list-item>
            <text:list-item>
              <text:p text:style-name="P111">ethernet<text:tab/>Ethernet Interface (UTP)</text:p>
            </text:list-item>
            <text:list-item>
              <text:p text:style-name="P111">veth<text:tab/>Virtuális ethernet</text:p>
            </text:list-item>
            <text:list-item>
              <text:p text:style-name="P111">wireless<text:tab/>Wireless ethernet interface</text:p>
            </text:list-item>
            <text:list-item>
              <text:p text:style-name="P111">ppp<text:tab/>Point to Point protcol interface</text:p>
            </text:list-item>
            <text:list-item>
              <text:p text:style-name="P111">softwareloopback<text:tab/>Software loopback interface</text:p>
            </text:list-item>
            <text:list-item>
              <text:p text:style-name="P111">rs232<text:tab/>RS232 Interface</text:p>
            </text:list-item>
            <text:list-item>
              <text:p text:style-name="P111">virtual<text:tab/>Vlan interfész</text:p>
            </text:list-item>
            <text:list-item>
              <text:p text:style-name="P111">multiplexor<text:tab/>Trunk</text:p>
            </text:list-item>
            <text:list-item>
              <text:p text:style-name="P111">adsl<text:tab/>Asymmetric Digital Subscriber Loop</text:p>
            </text:list-item>
            <text:list-item>
              <text:p text:style-name="P111">tunnel<text:tab/>Encapsulation interface</text:p>
            </text:list-item>
            <text:list-item>
              <text:p text:style-name="P111">digitalPowerline<text:tab/>IP over Power Lines</text:p>
            </text:list-item>
            <text:list-item>
              <text:p text:style-name="P111">usb<text:tab/>USB Interface</text:p>
            </text:list-item>
          </text:list>
          <text:p text:style-name="P148">A lista bővíthető, de magát lista bővítést az import nem támogatja.<text:line-break/>Az ip hivatkozás a következőképpen nézhet ki:</text:p>
          <text:list text:continue-numbering="true">
            <text:list-item>
              <text:p text:style-name="P154"><text:span text:style-name="T2">&lt;ip cím&gt; [</text:span><text:span text:style-name="T99">/</text:span><text:span text:style-name="T2">&lt;ip typus&gt;</text:span>]<text:tab/>Az ip cím megadása az opcionális típussal</text:p>
            </text:list-item>
            <text:list-item>
              <text:p text:style-name="P154"><text:span text:style-name="T71">DINAMIC<text:tab/></text:span>Dinamikus ip cím, a cím nem ismert.</text:p>
            </text:list-item>
            <text:list-item>
              <text:p text:style-name="P154"><text:span text:style-name="T71">NULL<text:tab/></text:span>Dinamikus ip cím, a cím nem ismert.</text:p>
            </text:list-item>
            <text:list-item>
              <text:p text:style-name="P154"><text:span text:style-name="T71">ARP<text:tab/></text:span>Az ip cím a mac alapján a lekérdezett ARP táblákból.</text:p>
            </text:list-item>
          </text:list>
          <text:p text:style-name="P148">A mac cím hivatkozás a következőképpen nézhet ki:</text:p>
          <text:list text:continue-numbering="true">
            <text:list-item>
              <text:p text:style-name="P155"><text:span text:style-name="T2">&lt;mac cím&gt;<text:tab/></text:span>A mac cím közvetlen megadása.</text:p>
            </text:list-item>
            <text:list-item>
              <text:p text:style-name="P123">MAC(<text:span text:style-name="T16">&lt;string kifejezés&gt;</text:span>)<text:tab/><text:span text:style-name="T133">A string kifejezést mac-címmé konvertálja.</text:span></text:p>
            </text:list-item>
            <text:list-item>
              <text:p text:style-name="P155"><text:span text:style-name="T71">ARP<text:tab/></text:span>A mac cím az ip alapján a lekérdezett ARP táblákból.</text:p>
            </text:list-item>
            <text:list-item>
              <text:p text:style-name="P155"><text:span text:style-name="T71">NULL<text:tab/></text:span>Nincs megadva mac cím.</text:p>
            </text:list-item>
            <text:list-item>
              <text:p text:style-name="P155"><text:span text:style-name="T71">&lt;@</text:span><text:tab/>Az előző hivatkozott porttal azonos mac cím.</text:p>
            </text:list-item>
            <text:list-item>
              <text:p text:style-name="P155"><text:span text:style-name="T71">&lt;</text:span><text:span text:style-name="T2">&lt;port index&gt;</text:span><text:tab/>A megadott indexű porttal azonos mac cím.</text:p>
            </text:list-item>
          </text:list>
        </text:list-item>
        <text:list-item>
          <text:p text:style-name="P150"><text:span text:style-name="T53">PORT</text:span><text:span text:style-name="T52"> </text:span><text:span text:style-name="T57">&lt;</text:span><text:span text:style-name="T58">port azonosító</text:span><text:span text:style-name="T57">&gt;</text:span><text:span text:style-name="T52"> </text:span><text:span text:style-name="T53">ADD ADDRESS </text:span><text:span text:style-name="T60">&lt;ip hiv.&gt;</text:span><text:span text:style-name="T53"> </text:span><text:span text:style-name="T63">[&lt;leírás&gt;]</text:span><text:span text:style-name="T67">;</text:span><text:span text:style-name="T53"><text:line-break/></text:span>Egy előzőleg már létrehozott porthoz egy további cím hozzárendelése. Az ip hivatkozásban kötelező megadni egy ip címet, és az opcionális típusok a <text:span text:style-name="T71">FIXIP</text:span>, <text:span text:style-name="T71">PRIVATE</text:span> és <text:span text:style-name="T71">PSEUUDO</text:span> lehetnek, az alapértelmezés a <text:span text:style-name="T71">FIXIP</text:span>.</text:p>
        </text:list-item>
        <text:list-item>
          <text:p text:style-name="P148"><text:span text:style-name="T53">PORT</text:span><text:span text:style-name="T52"> </text:span><text:span text:style-name="T57">&lt;</text:span><text:span text:style-name="T58">port azonosító</text:span><text:span text:style-name="T57">&gt;</text:span><text:span text:style-name="T52"> </text:span><text:span text:style-name="T53">VLAN</text:span><text:span text:style-name="T52"> </text:span><text:span text:style-name="T57">&lt;vlan&gt; [&lt;típus&gt; [&lt;beállítás típusa&gt;]]</text:span><text:span text:style-name="T53">;</text:span><text:line-break/>Port -vlan összerendelések megadása. Ahol:</text:p>
          <text:list>
            <text:list-item>
              <text:p text:style-name="P148">&lt;vlan&gt;<text:tab/>Egy létező vlan neve</text:p>
            </text:list-item>
            <text:list-item>
              <text:p text:style-name="P148">&lt;típus&gt;<text:tab/>Összerendelés vagy viszony típusa:</text:p>
              <text:list>
                <text:list-item>
                  <text:p text:style-name="P156">no<text:tab/>Nincs hozzárendelés.</text:p>
                </text:list-item>
                <text:list-item>
                  <text:p text:style-name="P156">unknown<text:tab/>Ismeretlen</text:p>
                </text:list-item>
                <text:list-item>
                  <text:p text:style-name="P156">forbidden<text:tab/>Tiltott</text:p>
                </text:list-item>
                <text:list-item>
                  <text:p text:style-name="P156">autó<text:tab/>Automatikus</text:p>
                </text:list-item>
                <text:list-item>
                  <text:p text:style-name="P156">tagged<text:tab/>cimkézett</text:p>
                </text:list-item>
                <text:list-item>
                  <text:p text:style-name="P156">untagged<text:tab/>nem cimkézett</text:p>
                </text:list-item>
                <text:list-item>
                  <text:p text:style-name="P156">virtual</text:p>
                </text:list-item>
                <text:list-item>
                  <text:p text:style-name="P156">hard<text:tab/>nem logikailag összerendelt (logikailag egyenértékű au. mint az untagged) alapértelmezett</text:p>
                </text:list-item>
              </text:list>
            </text:list-item>
            <text:list-item>
              <text:p text:style-name="P148"><text:soft-page-break/><text:span text:style-name="T57">&lt;beállítás típusa&gt;<text:tab/></text:span>Az összerendelés forrását adja meg.</text:p>
              <text:list>
                <text:list-item>
                  <text:p text:style-name="P148">auto<text:tab/>aut<text:span text:style-name="T171">o</text:span>matikus.</text:p>
                </text:list-item>
                <text:list-item>
                  <text:p text:style-name="P148">query<text:tab/>Az összerendelés egy lekérdezés eredménye.</text:p>
                </text:list-item>
                <text:list-item>
                  <text:p text:style-name="P148">manual<text:tab/>Az összerendelés manuálisan történt (ez az alapértelmezés)</text:p>
                </text:list-item>
              </text:list>
            </text:list-item>
          </text:list>
        </text:list-item>
        <text:list-item>
          <text:p text:style-name="P150"><text:span text:style-name="T59">PORT</text:span><text:span text:style-name="T57"> &lt;</text:span><text:span text:style-name="T58">port azonosító</text:span><text:span text:style-name="T57">&gt; </text:span><text:span text:style-name="T59">VLANS</text:span><text:span text:style-name="T57"> &lt;vlan lista&gt; </text:span><text:span text:style-name="T53">;</text:span><text:line-break/>Több vlan összerendelése ugyanazzal a portal. A típusok tagged és manual.</text:p>
        </text:list-item>
        <text:list-item>
          <text:p text:style-name="P148"><text:span text:style-name="T60">[</text:span><text:span text:style-name="T53">READ</text:span><text:span text:style-name="T60">]</text:span><text:span text:style-name="T53"> COMMUNITY </text:span><text:span text:style-name="T60">&lt;community&gt;</text:span><text:span text:style-name="T53"> ;<text:line-break/>WRITE COMMUNITY </text:span><text:span text:style-name="T60">&lt;community&gt;</text:span><text:span text:style-name="T53"> ;<text:line-break/></text:span>Csak SNMP képes eszközök esetén a community stringek megadása. Alapértelmezett a „public”.</text:p>
        </text:list-item>
        <text:list-item>
          <text:p text:style-name="P148"><text:span text:style-name="T53">PORTS BY SNMP </text:span><text:span text:style-name="T60">[&lt;read community&gt;]</text:span><text:span text:style-name="T53">;<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78">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1">FOR</text:span> makró jellegű kifejezés használatára (ezek bárhol nem használhatóak).</text:p>
      <text:p text:style-name="Text_20_body">Hasonlóan a patch panelekhez itt is lehetőség van minták definiálására:</text:p>
      <text:p text:style-name="example">NODE TEMPLATE <text:span text:style-name="T16">&lt;név&gt; &lt;definíció&gt;</text:span>;</text:p>
      <text:p text:style-name="example">NODE TEMPLATE <text:span text:style-name="T16">&lt;név&gt; &lt;definíció&gt; [&lt;leírás&gt;]</text:span> SAVE;</text:p>
      <text:p text:style-name="P83">A <text:span text:style-name="T71">READ</text:span> opció lehetőséget biztosít arra, hogy egy eszköz módosításánál beolvassuk a módosítandó eszköz tulajdonságait. A beolvasandó eszköznek léteznie kell az adatbázisban, <text:span text:style-name="T233">és ha nem felülírás van megadva, akkor is hibaüzenetet kapunk. Az eszköz minden tulajdonsága felülíródik, a </text:span><text:span text:style-name="T95">NODE</text:span><text:span text:style-name="T233">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3">NODE (host)</text:span> "moodle.xyz.local" LOOKUP ARP "MOODLE server" {</text:p>
      <text:p text:style-name="example"><text:s text:c="4"/>PORT #@ TYPE ethernet eth0;</text:p>
      <text:p text:style-name="example">}</text:p>
      <text:p text:style-name="example"><text:span text:style-name="T203">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pan text:style-name="T203">NODE</text:span> <text:span text:style-name="T203">(snmp)</text:span> SWITCH "sw1.xyz.local" LOOKUP ARP "Switch 1." { PORTS BY SNMP; }</text:p>
      <text:h text:style-name="P214" text:outline-level="4">IFTYPE port típusok</text:h>
      <text:p text:style-name="P85">A fentebb már említett port típusokat leíró objektumok. Az alap objektum definíciója:</text:p>
      <text:p text:style-name="P85"><text:span text:style-name="T71">IFTYPE </text:span><text:span text:style-name="T16">[</text:span><text:span text:style-name="T71">REPLACE</text:span><text:span text:style-name="T16">|</text:span><text:span text:style-name="T71">INSERT</text:span><text:span text:style-name="T16">]</text:span> <text:span text:style-name="T2">&lt;név&gt; [&lt;leírás&gt;]</text:span> <text:span text:style-name="T71">IANA</text:span> <text:span text:style-name="T2">&lt;iana_id&gt; &lt;obj.típus&gt; &lt;link típus&gt;</text:span> <text:s/><text:span text:style-name="T15">[</text:span><text:span text:style-name="T96">PREFERED</text:span><text:span text:style-name="T15">]</text:span><text:span text:style-name="T71">;</text:span></text:p>
      <text:p text:style-name="P85">Vagy amikor csak egy másik (pl. elavult) IANA ID-hez rendelnénk egy másik IFTYPE rekordot:</text:p>
      <text:p text:style-name="P85"><text:span text:style-name="T71">IFTYPE </text:span><text:span text:style-name="T16">[</text:span><text:span text:style-name="T71">REPLACE</text:span><text:span text:style-name="T16">|</text:span><text:span text:style-name="T71">INSERT</text:span><text:span text:style-name="T16">]</text:span> <text:span text:style-name="T2">&lt;név&gt; [&lt;leírás&gt;]</text:span> <text:span text:style-name="T71">IANA</text:span> <text:span text:style-name="T2">&lt;iana_id&gt; </text:span><text:span text:style-name="T99">TO</text:span><text:span text:style-name="T2"> &lt;iana_id&gt;</text:span><text:span text:style-name="T99">;</text:span></text:p>
      <text:p text:style-name="P85">Ahol:</text:p>
      <text:list xml:id="list1021231961300966577" text:style-name="L15">
        <text:list-item>
          <text:p text:style-name="P157"><text:span text:style-name="T2">&lt;név&gt;</text:span><text:tab/>A típus (rekord) neve.</text:p>
        </text:list-item>
        <text:list-item>
          <text:p text:style-name="P157"><text:span text:style-name="T2">&lt;leírás&gt;</text:span><text:tab/>Opcionális leírás ill. megjegyzés.</text:p>
        </text:list-item>
        <text:list-item>
          <text:p text:style-name="P157"><text:span text:style-name="T2">&lt;iana_id&gt;</text:span><text:tab/>IANA id, A típusra ezt az értéket adja vissza egy SNMP lekérdezés.</text:p>
        </text:list-item>
        <text:list-item>
          <text:p text:style-name="P157"><text:span text:style-name="T2">&lt;obj.typus&gt;</text:span><text:tab/>A port típusnál lehetséges rekord típus nevek a lanview2 rendszerben:</text:p>
          <text:list>
            <text:list-item>
              <text:p text:style-name="P158">pport<text:tab/>patch port</text:p>
            </text:list-item>
            <text:list-item>
              <text:p text:style-name="P158">nport<text:tab/>passzív port</text:p>
            </text:list-item>
            <text:list-item>
              <text:p text:style-name="P158">interface<text:tab/>aktív port vagy interfész</text:p>
            </text:list-item>
            <text:list-item>
              <text:p text:style-name="P158"><text:soft-page-break/>unknown<text:tab/>ismeretlen.</text:p>
            </text:list-item>
          </text:list>
        </text:list-item>
        <text:list-item>
          <text:p text:style-name="P158"><text:span text:style-name="T2">&lt;link type&gt;</text:span><text:tab/>A típusnál alkalmazható link (kapcsolódás) típusa.</text:p>
          <text:list>
            <text:list-item>
              <text:p text:style-name="P158">ptp<text:tab/>pont – pont</text:p>
            </text:list-item>
            <text:list-item>
              <text:p text:style-name="P158">bus<text:tab/>busz</text:p>
            </text:list-item>
            <text:list-item>
              <text:p text:style-name="P158">patch<text:tab/>elő és hátlapi</text:p>
            </text:list-item>
            <text:list-item>
              <text:p text:style-name="P158">logical<text:tab/>nincs fizikai kapcsolata</text:p>
            </text:list-item>
            <text:list-item>
              <text:p text:style-name="P158">wireles<text:tab/>nincs fizikai kapcsolata</text:p>
            </text:list-item>
            <text:list-item>
              <text:p text:style-name="P158">unknown<text:tab/>ismeretlen</text:p>
            </text:list-item>
          </text:list>
        </text:list-item>
      </text:list>
      <text:p text:style-name="P86"/>
      <text:p text:style-name="P86"/>
      <text:p text:style-name="P85"/>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3">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3">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9">Szintén nem engedi meg az adatbázis logika hurkok létrehozását. Az adatbázis logika a fizikai kapcsolatok módosításával egy időben aktualizálja a logikai topológiát (ill. annak a fizikaiból levezethető változatát).</text:p>
      <text:p text:style-name="P99">Megjegyzés:</text:p>
      <text:p text:style-name="megjegyzes">A logikai topológiát létrehozó algoritmus, megelőzendő a hurkok miatti végtelen ciklusokat, csak maximum 10 fizikai kapcsolat láncolását engedi meg két <text:span text:style-name="T173">TERM</text:span>-<text:span text:style-name="T173">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6">{</text:span>BACK<text:span text:style-name="T16">|</text:span>FRONT<text:span text:style-name="T16">|</text:span><text:span text:style-name="T104">TERM</text:span><text:span text:style-name="T16">}</text:span> <text:span text:style-name="T16">[&lt;eszköz név 1&gt;]</text:span> TO <text:span text:style-name="T16">{</text:span>BACK<text:span text:style-name="T16">|</text:span>FRONT<text:span text:style-name="T16">|</text:span><text:span text:style-name="T104">TERM</text:span><text:span text:style-name="T16">} [&lt;eszköz név 1&gt;]</text:span> {</text:p>
      <text:p text:style-name="example"><text:s text:c="3"/><text:span text:style-name="T16">[&lt;n.név&gt;]</text:span><text:span text:style-name="T99">:</text:span><text:span text:style-name="T16">&lt;p.név&gt;[</text:span><text:span text:style-name="T99">/</text:span><text:span text:style-name="T16">&lt;sh.&gt;] <text:s text:c="2"/></text:span><text:span text:style-name="T99">&amp; </text:span><text:span text:style-name="T16">[&lt;n.név&gt;] </text:span><text:span text:style-name="T99">:</text:span><text:span text:style-name="T16"> &lt;p.név&gt;[</text:span><text:span text:style-name="T99">/</text:span><text:span text:style-name="T16">&lt;sh.&gt;] </text:span><text:span text:style-name="T60">[&lt;leírás&gt;]</text:span><text:span text:style-name="T99">;</text:span></text:p>
      <text:p text:style-name="example"><text:span text:style-name="T99"><text:s text:c="3"/></text:span><text:span text:style-name="T16">[&lt;n.név&gt;]</text:span><text:span text:style-name="T99">:</text:span><text:span text:style-name="T16">&lt;p.sorzs.&gt;[</text:span><text:span text:style-name="T99">/</text:span><text:span text:style-name="T16">&lt;sh.&gt;]</text:span><text:span text:style-name="T99">&amp; </text:span><text:span text:style-name="T16">[&lt;n.név&gt;] </text:span><text:span text:style-name="T99">:</text:span><text:span text:style-name="T16"> &lt;port sorsz.&gt;[</text:span><text:span text:style-name="T99">/</text:span><text:span text:style-name="T16">&lt;sh.&gt;] </text:span><text:span text:style-name="T60">[&lt;leírás&gt;]</text:span><text:span text:style-name="T99">;</text:span></text:p>
      <text:p text:style-name="example"><text:span text:style-name="T99"><text:s text:c="3"/></text:span><text:span text:style-name="T16">&lt;szám&gt;</text:span><text:span text:style-name="T99"> * </text:span><text:span text:style-name="T16">[&lt;eszköz név&gt;] </text:span><text:span text:style-name="T99">:</text:span><text:span text:style-name="T16"> &lt;port sorzs.&gt; </text:span><text:span text:style-name="T99">&amp;<text:tab/></text:span><text:span text:style-name="T16">[&lt;eszköz név&gt;] </text:span><text:span text:style-name="T99">:</text:span><text:span text:style-name="T16"> &lt;port sorsz.&gt;</text:span><text:span text:style-name="T99">;</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33">// Név szerint port hivatkozás a jobb oldalon is.</text:span></text:p>
      <text:p text:style-name="example"><text:s text:c="4"/>:F14 &amp; "sw1":49;<text:tab/><text:span text:style-name="T133">// Index szerinti port hivatkozás a jobb oldalon</text:span></text:p>
      <text:p text:style-name="example">}</text:p>
      <text:p text:style-name="example">LINKS FRONT "PATCH1" TO TERM "switch11" {</text:p>
      <text:p text:style-name="example"><text:soft-page-break/><text:s text:c="4"/>:1/A &amp; :1;<text:tab/><text:span text:style-name="T133">// A panel 1-es portja elosztón keresztül</text:span></text:p>
      <text:p text:style-name="example"><text:s text:c="4"/>:1/B &amp; :2;<text:tab/><text:span text:style-name="T133">//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2">vagy</text:span> <text:span text:style-name="T71">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1">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1">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4">[{</text:span><text:span text:style-name="T173">REPLACE</text:span><text:span text:style-name="T24">|</text:span><text:span text:style-name="T173">INSERT</text:span><text:span text:style-name="T24">}]</text:span> <text:span text:style-name="T16">&lt;név&gt; [&lt;leírás&gt;]</text:span> {</text:p>
      <text:p text:style-name="example"><text:s text:c="4"/><text:span text:style-name="T16">&lt;paraméterek&gt;</text:span></text:p>
      <text:p text:style-name="example">}</text:p>
      <text:p text:style-name="Text_20_body">Ahol a &lt;név a szolgáltatás típus neve, a &lt;leírás&gt; pedig egy opcionális leírás, vagy megjegyzés.</text:p>
      <text:p text:style-name="Text_20_body">A paraméterek:</text:p>
      <text:list xml:id="list95957013662387" text:continue-list="list95957646551843" text:style-name="List_20_1">
        <text:list-item>
          <text:p text:style-name="P113"><text:span text:style-name="T99">SUPERIOR SERVICE MASK</text:span><text:span text:style-name="T115"> </text:span><text:span text:style-name="T2">&lt;mask&gt;</text:span><text:span text:style-name="T99">;</text:span><text:span text:style-name="T115"><text:line-break/>A konkrét szolgáltatás példányok (host_services) </text:span><text:span text:style-name="T118">hierarchikusak, ez a Nagios-sal ellentétben végrehajtás szerinti függőséget jelent. </text:span><text:span text:style-name="T115"><text:s/>A mező meghatározza, hogy az adott szolgáltatás típus mely szolgáltatás típussal van </text:span><text:span text:style-name="T117">ill. lehet</text:span><text:span text:style-name="T115"> függőségben. Ha ez egy szolgáltatás jelöl, akkor itt a szolgáltatás neve szerepel. Ha több szolgáltatástól is függhet, akkor egy minta (</text:span><text:span text:style-name="T116">reguláris kifejezés</text:span><text:span text:style-name="T115">) a lehetséges szolgáltatás nevekhez. Pl.: Minden daemon típusú szolgáltatást, vagyis lekérdező daemont a lv2d daemon, az ütemező indít.</text:span></text:p>
        </text:list-item>
        <text:list-item>
          <text:p text:style-name="P113"><text:span text:style-name="T99">COMMAND</text:span><text:span text:style-name="T115"> </text:span><text:span text:style-name="T16">&lt;string&gt;</text:span><text:span text:style-name="T99">;<text:line-break/></text:span>Ha szolgáltatáshoz tartozik alapértelmezett parancs, annak megadása<text:span text:style-name="T119">. A </text:span><text:span text:style-name="T99">COMMAND</text:span><text:span text:style-name="T119"> kulcsszó rövidíthető </text:span><text:span text:style-name="T99">CMD</text:span><text:span text:style-name="T119">-nek is.</text:span></text:p>
        </text:list-item>
        <text:list-item>
          <text:p text:style-name="P124"><text:span text:style-name="T116">FEATURES</text:span><text:span text:style-name="T115"> </text:span><text:span text:style-name="T16">&lt;sring&gt;</text:span><text:span text:style-name="T115"> ;</text:span></text:p>
          <text:p text:style-name="P113">Egy általános/<text:span text:style-name="T206">opcionális</text:span> paraméter mező. A szeparátor <text:span text:style-name="T174">a</text:span> ':', és ez a kezdő és záró karakter is. A szeparátorok között paraméter név és egy opcionális paraméter érték adható meg, <text:span text:style-name="T174">ahol viszont az </text:span>elválasztó jel az '='.</text:p>
        </text:list-item>
        <text:list-item>
          <text:p text:style-name="P114"><text:span text:style-name="T99">MAX CHECK ATTEMPTS</text:span><text:span text:style-name="T119"> </text:span><text:span text:style-name="T16">&lt;szám&gt;</text:span><text:span text:style-name="T99">;<text:line-break/></text:span><text:soft-page-break/><text:span text:style-name="T99">NORMAL CHECK INTERVAL </text:span><text:span text:style-name="T16">&lt;</text:span><text:span text:style-name="T25">idő intervallum</text:span><text:span text:style-name="T16">&gt;</text:span><text:span text:style-name="T99">;<text:line-break/>RETRY CHECK INTERVAL </text:span><text:span text:style-name="T16">&lt;</text:span><text:span text:style-name="T25">idő intervallum</text:span><text:span text:style-name="T16">&gt;</text:span><text:span text:style-name="T99">;<text:line-break/>FLAPPING INTERVAL </text:span><text:span text:style-name="T16">&lt;</text:span><text:span text:style-name="T25">idő intervallum</text:span><text:span text:style-name="T16">&gt;</text:span><text:span text:style-name="T99">;<text:line-break/>FLAPPING MAX CHANGE </text:span><text:span text:style-name="T16">&lt;szám&gt;</text:span><text:span text:style-name="T99">;<text:line-break/></text:span><text:span text:style-name="T112">HEARTBEAT TIME </text:span><text:span text:style-name="T39">&lt;</text:span><text:span text:style-name="T25">idő intervallum</text:span><text:span text:style-name="T39">&gt;</text:span><text:span text:style-name="T112">;</text:span><text:span text:style-name="T99"><text:line-break/></text:span><text:span text:style-name="T119">Alapértelmezett értékek, lásd később.</text:span></text:p>
        </text:list-item>
        <text:list-item>
          <text:p text:style-name="P159"><text:span text:style-name="T99">OFF LINE GROUP</text:span><text:span text:style-name="T113">S</text:span><text:span text:style-name="T119"> </text:span><text:span text:style-name="T16">&lt;felhasználói csoportok nevei&gt;</text:span><text:span text:style-name="T99">;<text:line-break/>ON LINE GROUP</text:span><text:span text:style-name="T113">S</text:span><text:span text:style-name="T119"> </text:span><text:span text:style-name="T16">&lt;felhasználói csoportok nevei&gt;</text:span><text:span text:style-name="T99">;</text:span></text:p>
        </text:list-item>
        <text:list-item>
          <text:p text:style-name="P113"><text:span text:style-name="T99">SET</text:span><text:span text:style-name="T119"> </text:span><text:span text:style-name="T16">&lt;mező név&gt;</text:span><text:span text:style-name="T119"> </text:span><text:span text:style-name="T99">=</text:span><text:span text:style-name="T119"> </text:span><text:span text:style-name="T16">&lt;érték&gt;</text:span><text:span text:style-name="T119"> </text:span><text:span text:style-name="T99">;<text:line-break/></text:span>Közvetlen értékadása egy mezőnek. A megadott nevű mezőnek léteznie kell a services rekordban. Az értelmező nem ellenőrzi az adat típust, de a rekord mentésekor okozhat hibát, ha az nem megfelelő.</text:p>
        </text:list-item>
        <text:list-item>
          <text:p text:style-name="P160"><text:span text:style-name="T71">TYPE</text:span> <text:span text:style-name="T2">&lt;név&gt;</text:span><text:span text:style-name="T71">;</text:span></text:p>
        </text:list-item>
        <text:list-item>
          <text:p text:style-name="P160"><text:span text:style-name="T16">[&lt;logikai érték&gt;]</text:span><text:span text:style-name="T71"> DISABLE;</text:span></text:p>
        </text:list-item>
      </text:list>
      <text:h text:style-name="Heading_20_6" text:outline-level="6">Példák</text:h>
      <text:p text:style-name="Text_20_body"/>
      <text:h text:style-name="Heading_20_4" text:outline-level="4">Szolgáltatás <text:span text:style-name="T188">példányok</text:span></text:h>
      <text:p text:style-name="Text_20_body">A konkrét tevékenységeket jelentik. A host_services tábla rekordjai reprezentálják Lsd.: databases/services.sql</text:p>
      <text:p text:style-name="Text_20_body">Definíció az importban:</text:p>
      <text:p text:style-name="P21">HOST SERVICE <text:span text:style-name="T16">&lt;eszköz név&gt;[</text:span><text:span text:style-name="T99">:</text:span><text:span text:style-name="T16">&lt;port&gt;]</text:span><text:span text:style-name="T99">.</text:span><text:span text:style-name="T16">&lt;típus név&gt; <text:s/>[&lt;leírás&gt;]</text:span>;</text:p>
      <text:p text:style-name="P21">HOST SERVICE <text:span text:style-name="T16">&lt;eszköz név&gt;[</text:span><text:span text:style-name="T99">:</text:span><text:span text:style-name="T16">&lt;port&gt;]</text:span><text:span text:style-name="T99">.</text:span><text:span text:style-name="T16">&lt;típus név&gt; [&lt;leírás&gt;]</text:span> {</text:p>
      <text:p text:style-name="example"><text:tab/><text:span text:style-name="T16">&lt;paraméterek&gt;</text:span></text:p>
      <text:p text:style-name="example">}</text:p>
      <text:p text:style-name="Text_20_body">Ahol az &lt;eszköz név&gt; egy <text:span text:style-name="T71">NODE</text:span>, <text:span text:style-name="T99">HOST</text:span> vagy <text:span text:style-name="T71">SNMPDEV</text:span> típusú objektumnak a neve, a &lt;típus név&gt; pedig egy szolgáltatás típusnak a neve.</text:p>
      <text:p text:style-name="Text_20_body">A paraméterek:</text:p>
      <text:list xml:id="list95958114949844" text:continue-numbering="true" text:style-name="List_20_1">
        <text:list-item>
          <text:p text:style-name="P113"><text:span text:style-name="T99">PRIME SERVICE </text:span><text:span text:style-name="T16">&lt;service&gt;</text:span><text:span text:style-name="T99"> ;<text:line-break/></text:span>Az ellenőrzés/<text:span text:style-name="T234">lekérdezés</text:span> elsődleges módszerét azonosító, opcionális szerviz. <text:span text:style-name="T188">(Alapértelmezetten a 'nil'.)</text:span></text:p>
        </text:list-item>
        <text:list-item>
          <text:p text:style-name="P115"><text:span text:style-name="T71">PROTOCOL SERVICE </text:span><text:span text:style-name="T16">&lt;service&gt;</text:span><text:span text:style-name="T71"> ;</text:span><text:line-break/>Az ellenőrzés/<text:span text:style-name="T234">lekérdezés</text:span> módszerének opcionális további azonosításra szolgáló szerviz típus. <text:span text:style-name="T188">(Alapértelmezetten a 'nil'.)</text:span></text:p>
        </text:list-item>
        <text:list-item>
          <text:p text:style-name="P113"><text:span text:style-name="T99">PORT</text:span><text:span text:style-name="T119"> </text:span><text:span text:style-name="T16">&lt;port név&gt;</text:span><text:span text:style-name="T99">;</text:span><text:span text:style-name="T119"><text:line-break/>Ha a szolgáltatás az eszköz egy portjához kötött, akkor ennek a portnak a nevét kell megadni.</text:span></text:p>
        </text:list-item>
        <text:list-item>
          <text:p text:style-name="P113"><text:span text:style-name="T99">COMMAND</text:span><text:span text:style-name="T119"> </text:span><text:span text:style-name="T16">&lt;string&gt;</text:span><text:span text:style-name="T99">;</text:span><text:span text:style-name="T119"><text:line-break/>Hasonló szerepe van, mint a szolgáltatás</text:span><text:span text:style-name="T131">nál</text:span><text:span text:style-name="T119">, de természetesen itt a konkrét eszközhöz rendelt szolgáltatásra vonatkozik, </text:span><text:span text:style-name="T131">és</text:span><text:span text:style-name="T119"> </text:span><text:span text:style-name="T131">a</text:span><text:span text:style-name="T119">zt felülbírálja, </text:span><text:span text:style-name="T131">ha megadtuk.</text:span></text:p>
        </text:list-item>
        <text:list-item>
          <text:p text:style-name="P113"><text:span text:style-name="T106">FEATURES</text:span><text:span text:style-name="T99"> </text:span><text:span text:style-name="T16">&lt;string&gt;</text:span><text:span text:style-name="T99"> ;</text:span><text:span text:style-name="T119"><text:line-break/>Hasonló szerepe van, mint a szolgáltatás típusnál, de természetesen itt a konkrét eszközhöz rendelt szolgáltatásra vonatkozik. Azt felülbírálja, ill. kiegészíti.</text:span></text:p>
        </text:list-item>
        <text:list-item>
          <text:p text:style-name="P113"><text:span text:style-name="T99">DELEGATE HOST STATE</text:span><text:span text:style-name="T119"> </text:span><text:span text:style-name="T16">&lt;flag&gt;</text:span><text:span text:style-name="T132">;</text:span><text:span text:style-name="T119"><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13"><text:span text:style-name="T99">SUPERIOR SERVICE</text:span><text:span text:style-name="T119"> </text:span><text:span text:style-name="T16">[&lt;eszköz név&gt;</text:span><text:span text:style-name="T99">:</text:span><text:span text:style-name="T16">[&lt;port név&gt;</text:span><text:span text:style-name="T99">:</text:span><text:span text:style-name="T16">]]&lt;szolgáltatás típus&gt;</text:span><text:span text:style-name="T99">;<text:line-break/></text:span><text:span text:style-name="T11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61"><text:span text:style-name="T71">MAX CHECK ATTEMPTS</text:span> <text:span text:style-name="T2">&lt;szám&gt;</text:span><text:span text:style-name="T71">;</text:span><text:line-break/>A Nagios-ból kölcsönzött paraméter, hasonló jelentéssel.</text:p>
        </text:list-item>
        <text:list-item>
          <text:p text:style-name="P113"><text:span text:style-name="T99">NORMAL CHECK INTERVAL</text:span><text:span text:style-name="T119"> </text:span><text:span text:style-name="T16">&lt;szám&gt;</text:span><text:span text:style-name="T99">;</text:span><text:span text:style-name="T11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13"><text:span text:style-name="T99">RETRY CHECK INTERVAL</text:span><text:span text:style-name="T119"> </text:span><text:span text:style-name="T16">&lt;szám&gt;</text:span><text:span text:style-name="T99">;</text:span><text:span text:style-name="T119"><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13"><text:soft-page-break/><text:span text:style-name="T99">TIME PERIODS</text:span><text:span text:style-name="T119"> </text:span><text:span text:style-name="T16">&lt;név&gt;</text:span><text:span text:style-name="T99">;<text:line-break/></text:span><text:span text:style-name="T119">Azt adja meg, hogy a lekérdezés mely időintervallumokban történjen meg. Ha nincs megadva akkor az előre definiált „always” időintervallum az alapértelmezett.</text:span></text:p>
        </text:list-item>
        <text:list-item text:start-value="1">
          <text:p text:style-name="P113"><text:span text:style-name="T99">OFF LINE GROUP</text:span><text:span text:style-name="T113">S</text:span><text:span text:style-name="T119"> </text:span><text:span text:style-name="T16">&lt;név </text:span><text:span text:style-name="T40">lista</text:span><text:span text:style-name="T16">&gt;</text:span><text:span text:style-name="T99">;</text:span><text:span text:style-name="T119"><text:line-break/>Riasztás esetén mely csoport</text:span><text:span text:style-name="T127">ok</text:span><text:span text:style-name="T119"> tagjai kapjanak üzenetet.</text:span></text:p>
        </text:list-item>
        <text:list-item>
          <text:p text:style-name="P113"><text:span text:style-name="T99">ON LINE GROUP</text:span><text:span text:style-name="T113">S</text:span><text:span text:style-name="T119"> </text:span><text:span text:style-name="T16">&lt;név </text:span><text:span text:style-name="T40">list</text:span><text:span text:style-name="T16">&gt;</text:span><text:span text:style-name="T99">;</text:span><text:span text:style-name="T119"><text:line-break/>A megadott csoport</text:span><text:span text:style-name="T127">ok</text:span><text:span text:style-name="T119"> tagjainak a </text:span><text:span text:style-name="T127">konzol</text:span><text:span text:style-name="T119"> felületen ennek a szolgáltatásnak a riasztásai meg fognak jelenni.</text:span></text:p>
        </text:list-item>
        <text:list-item>
          <text:p text:style-name="P113"><text:span text:style-name="T99">SET</text:span><text:span text:style-name="T119"> </text:span><text:span text:style-name="T16">&lt;mező név&gt;</text:span><text:span text:style-name="T119"> </text:span><text:span text:style-name="T99">=</text:span><text:span text:style-name="T119"> </text:span><text:span text:style-name="T16">&lt;érték&gt;</text:span><text:span text:style-name="T99">;</text:span><text:span text:style-name="T119"><text:line-break/>Egy mező értékének a közvetlen megadása.</text:span></text:p>
        </text:list-item>
      </text:list>
      <text:p text:style-name="P42">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215" text:outline-level="4">Szolgáltatáspéldányok változói</text:h>
      <text:p text:style-name="P72">Egy szolgáltatáspéldány változóinak tárolására szol<text:span text:style-name="T224">g</text:span>áló objektumok.</text:p>
      <text:h text:style-name="P227" text:outline-level="5">Változó típus leírók</text:h>
      <text:p text:style-name="Text_20_body">A változók tulajdonságait leíró objektumok. Egy új típusleíró létrehozása, vagy lecserélése:</text:p>
      <text:p text:style-name="P29">SERVICE VAR TYPE <text:span text:style-name="T16">[{</text:span>R<text:span text:style-name="T208">E</text:span>PLACE|INSERT<text:span text:style-name="T16">}] </text:span><text:span text:style-name="T119">&lt;</text:span><text:span text:style-name="T16">név&gt; [&lt;</text:span>megjegyzés<text:span text:style-name="T16">&gt;]</text:span> {</text:p>
      <text:p text:style-name="P29"><text:tab/><text:span text:style-name="T16">&lt;paraméterek&gt;</text:span></text:p>
      <text:p text:style-name="P29">}</text:p>
      <text:p text:style-name="P73">A paraméterek:</text:p>
      <text:list xml:id="list5387473186364437931" text:style-name="L16">
        <text:list-item>
          <text:p text:style-name="P199"><text:span text:style-name="T71">TYPE</text:span> <text:span text:style-name="T2">&lt;tárolási típus&gt; [&lt;altípus&gt;]</text:span><text:span text:style-name="T99">;</text:span><text:line-break/>A tárolási típust határozza meg, ahol a <text:span text:style-name="T2">&lt;tárolási típus&gt;</text:span> egy paraméter típus neve. Az opcionális altípus az adat értelmezését határozza meg. <text:span text:style-name="T205">Nem minden tárolási típus esetén értelmezhető.</text:span></text:p>
        </text:list-item>
        <text:list-item>
          <text:p text:style-name="P183"><text:span text:style-name="T71">PLAUSIBILITY</text:span> <text:span text:style-name="T10">&lt;felt.típus&gt; &lt;param1&gt;[</text:span><text:span text:style-name="T89">,</text:span><text:span text:style-name="T10"> &lt;param2&gt;]</text:span><text:span text:style-name="T89">;</text:span><text:span text:style-name="T205"><text:line-break/>Hihetőség vizsgálat (opcionális), típusa, és paraméterei.</text:span></text:p>
        </text:list-item>
        <text:list-item>
          <text:p text:style-name="P183"><text:span text:style-name="T90">WARNING</text:span> <text:span text:style-name="T10">&lt;felt.típus&gt; &lt;param1&gt;[</text:span><text:span text:style-name="T89">,</text:span><text:span text:style-name="T10"> &lt;param2&gt;]</text:span><text:span text:style-name="T89">;</text:span><text:span text:style-name="T205"><text:line-break/>Figyelmeztető érték vizsgálat (opcionális), típusa, és paraméterei.</text:span></text:p>
        </text:list-item>
        <text:list-item>
          <text:p text:style-name="P183"><text:span text:style-name="T90">CRITICAL</text:span> <text:span text:style-name="T10">&lt;felt.típus&gt; &lt;param1&gt;[</text:span><text:span text:style-name="T89">,</text:span><text:span text:style-name="T10"> &lt;param2&gt;]</text:span><text:span text:style-name="T89">;</text:span><text:span text:style-name="T205"><text:line-break/>Kritikus érték vizsgálat (opcionális), típusa, és paraméterei.</text:span></text:p>
        </text:list-item>
        <text:list-item>
          <text:p text:style-name="P183"><text:span text:style-name="T71">FEATURES</text:span> <text:span text:style-name="T2">&lt;string&gt;</text:span><text:span text:style-name="T99">;</text:span><text:line-break/>Egy általános/<text:span text:style-name="T206">opcionális</text:span> paraméter mező.</text:p>
        </text:list-item>
      </text:list>
      <text:p text:style-name="P89">Az adat értelmezését meghatározó altípus lehetséges értékei, ha megadjuk (nem kulcsszavak) az értékek azonosak, mint az RRDTOOLS rendszernél megadható adat típusok:</text:p>
      <text:list xml:id="list2427091347228606877" text:style-name="L17">
        <text:list-item>
          <text:p text:style-name="P210">GAUGE</text:p>
        </text:list-item>
        <text:list-item>
          <text:p text:style-name="P210">COUNTER</text:p>
        </text:list-item>
        <text:list-item>
          <text:p text:style-name="P210">DCOUNTER</text:p>
        </text:list-item>
        <text:list-item>
          <text:p text:style-name="P210">DERIVE</text:p>
        </text:list-item>
        <text:list-item>
          <text:p text:style-name="P210">DDERIVE</text:p>
        </text:list-item>
        <text:list-item>
          <text:p text:style-name="P210">ABSOLUTE</text:p>
        </text:list-item>
        <text:list-item>
          <text:p text:style-name="P210">COMPUTE</text:p>
        </text:list-item>
      </text:list>
      <text:p text:style-name="P74">A &lt;felt.típus&gt; értékek a lanview2 által kezelt SQL szűrési típusok:</text:p>
      <text:list xml:id="list6764671294061947413" text:style-name="L18">
        <text:list-item>
          <text:p text:style-name="P184"><text:span text:style-name="T36">[</text:span><text:span text:style-name="T207">not</text:span><text:span text:style-name="T11">]</text:span>begin</text:p>
        </text:list-item>
        <text:list-item>
          <text:p text:style-name="P184"><text:span text:style-name="T36">[</text:span><text:span text:style-name="T207">not</text:span><text:span text:style-name="T11">]</text:span>like</text:p>
        </text:list-item>
        <text:list-item>
          <text:p text:style-name="P184"><text:span text:style-name="T36">[</text:span><text:span text:style-name="T207">not</text:span><text:span text:style-name="T11">]</text:span>similar</text:p>
        </text:list-item>
        <text:list-item>
          <text:p text:style-name="P184"><text:soft-page-break/><text:span text:style-name="T36">[</text:span><text:span text:style-name="T207">not</text:span><text:span text:style-name="T11">]</text:span>regexp</text:p>
        </text:list-item>
        <text:list-item>
          <text:p text:style-name="P184"><text:span text:style-name="T36">[</text:span><text:span text:style-name="T207">not</text:span><text:span text:style-name="T11">]</text:span>regexpi</text:p>
        </text:list-item>
        <text:list-item>
          <text:p text:style-name="P185">big</text:p>
        </text:list-item>
        <text:list-item>
          <text:p text:style-name="P184">litle</text:p>
        </text:list-item>
        <text:list-item>
          <text:p text:style-name="P184"><text:span text:style-name="T36">[</text:span><text:span text:style-name="T207">not</text:span><text:span text:style-name="T11">]</text:span>interval</text:p>
        </text:list-item>
        <text:list-item>
          <text:p text:style-name="P185">proc</text:p>
        </text:list-item>
        <text:list-item>
          <text:p text:style-name="P185">SQL</text:p>
        </text:list-item>
        <text:list-item>
          <text:p text:style-name="P186">boolean</text:p>
        </text:list-item>
      </text:list>
      <text:p text:style-name="P74"/>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6">&lt;típus&gt; &lt;érték&gt;</text:span> TITLE <text:span text:style-name="T16">&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6">[&lt;tábla neve&gt;]</text:span> SHAPE <text:span text:style-name="T16">&lt;leíró neve&gt; [&lt;leírás&gt;]</text:span> { <text:span text:style-name="T16">&lt;paraméterek&gt;</text:span> }</text:p>
      <text:p text:style-name="Text_20_body">Ahol a <text:span text:style-name="T16">&lt;tábla neve&gt;</text:span> a megjelenítendő adattábla neve (adatbázis tábla név), ha meg<text:span text:style-name="T177">egyezik</text:span> a leíró nevével, akkor elhagyható.</text:p>
      <text:p text:style-name="Text_20_body">A <text:span text:style-name="T16">&lt;leíró neve&gt;a leíró neve, egyedi kell hogy legyen.</text:span> Az opcionális <text:span text:style-name="T16">&lt;leírás&gt;</text:span> pedig egy leírás ill. megjegyzés.</text:p>
      <text:p text:style-name="Text_20_body">A <text:span text:style-name="T16">&lt;paraméterek&gt;</text:span> pedig a következők lehetnek:</text:p>
      <text:list xml:id="list4317925712395989322" text:style-name="L19">
        <text:list-item>
          <text:p text:style-name="P187"><text:span text:style-name="T71">SET </text:span><text:span text:style-name="T30">[</text:span><text:span text:style-name="T107">NO TREE</text:span><text:span text:style-name="T30">]</text:span><text:span text:style-name="T71"> DEFAULTS ;</text:span><text:line-break/>A megjelenítő leíró alapbeállításait a tábla tulajdonságai alapján állítja be, valamint <text:span text:style-name="T177">végigveszi</text:span> a tábla mezőit, és a mező leírókat is beállítja alapértelmezettre a mező tulajdonságai alapján. <text:span text:style-name="T189">Ha megadjuk a </text:span><text:span text:style-name="T83">NO TREE</text:span><text:span text:style-name="T189"> opciót, akkor ha a az adattábla szerkezetéből fa típusú megjelenítés következne, akkor is a táblázatos lesz beállítva. </text:span></text:p>
        </text:list-item>
        <text:list-item>
          <text:p text:style-name="P187"><text:span text:style-name="T99">SET</text:span><text:span text:style-name="T119"> </text:span><text:span text:style-name="T16">&lt;mező név&gt;</text:span><text:span text:style-name="T119"> </text:span><text:span text:style-name="T99">=</text:span><text:span text:style-name="T119"> </text:span><text:span text:style-name="T16">&lt;érték&gt;</text:span><text:span text:style-name="T99">;</text:span><text:span text:style-name="T119"><text:line-break/>Egy mező értékének a közvetlen megadása (a leíróban).</text:span></text:p>
        </text:list-item>
        <text:list-item>
          <text:p text:style-name="P162"><text:span text:style-name="T71">TABLE TITLE</text:span> <text:span text:style-name="T2">&lt;string </text:span><text:span text:style-name="T7">lista</text:span><text:span text:style-name="T2">&gt;</text:span> <text:span text:style-name="T71">;</text:span></text:p>
          <text:p text:style-name="P169">A tábla, vagy rekord meg<text:span text:style-name="T209">jel</text:span>enítések címsorai. <text:span text:style-name="T209">Ha nem adjuk meg, akkor mindegyik címsor a leíró nevével lesz azonos. M</text:span>aximum <text:span text:style-name="T212">öt</text:span> cím adható meg:</text:p>
        </text:list-item>
      </text:list>
      <text:list xml:id="list5153404530784420119" text:style-name="L20">
        <text:list-item>
          <text:list>
            <text:list-item>
              <text:p text:style-name="P170">A táblázat címsora.</text:p>
            </text:list-item>
            <text:list-item>
              <text:p text:style-name="P171">Egy rekordot megjelenítő dialógus címsora. Ha szöveg helyett egy „@” karaktert adunk meg (vagy csak egy „@” karaktert tartalmazó szöveget), akkor azonos az előző címmel. </text:p>
            </text:list-item>
            <text:list-item>
              <text:p text:style-name="P171"><text:soft-page-break/>Ha az egy rekordot megjelenítő dialógusban több fül van (öröklődés miatt), akkor a típushoz tartozó fül címe. Ha „@” van megadva, akkor az előzővel azonos.</text:p>
            </text:list-item>
            <text:list-item>
              <text:p text:style-name="P171">Amennyiben a megjelenített mellék táblázat a fő táblához tartozó csoport, vagy csoport tag-ok megjelenítése, akkor a tag ill. tagja tábla címe.</text:p>
            </text:list-item>
            <text:list-item>
              <text:p text:style-name="P171">Amennyiben a megjelenített mellék táblázat a fő táblához tartozó csoport, vagy csoport tag-ok megjelenítése, akkor a nem tag ill. nem tagja tábla címe.</text:p>
            </text:list-item>
          </text:list>
        </text:list-item>
      </text:list>
      <text:list xml:id="list95957210122911" text:continue-list="list4317925712395989322" text:style-name="L19">
        <text:list-item>
          <text:p text:style-name="P162"><text:span text:style-name="T71">TABLE </text:span><text:span text:style-name="T210">[</text:span><text:span text:style-name="T91">ON </text:span><text:span text:style-name="T210">|</text:span><text:span text:style-name="T91"> OFF</text:span><text:span text:style-name="T210">]</text:span><text:span text:style-name="T71"> TYPE</text:span> <text:span text:style-name="T2">&lt;értékek&gt;</text:span> <text:span text:style-name="T71">;</text:span></text:p>
          <text:p text:style-name="P162"><text:s/><text:span text:style-name="T210">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72">simple<text:tab/>Egyszerű tábla</text:p>
            </text:list-item>
            <text:list-item>
              <text:p text:style-name="P172">tree<text:tab/>Fa típusú megjelenítés</text:p>
            </text:list-item>
            <text:list-item>
              <text:p text:style-name="P172">bare<text:tab/>Nincs fejléc <text:span text:style-name="T211">és</text:span> címsor.</text:p>
            </text:list-item>
            <text:list-item>
              <text:p text:style-name="P172">owner<text:tab/>Mellék táblák tartoznak hozzá. Meg kell adni a <text:span text:style-name="T71">RIGHT SHAPE</text:span> kulcsszavakkal az altáblát, vagy altáblákat.</text:p>
            </text:list-item>
            <text:list-item>
              <text:p text:style-name="P172">child<text:tab/>Mellék tábla, nem kötelező megadni, de ha megadjuk, akkor csak altáblaként jeleníthető meg.</text:p>
            </text:list-item>
            <text:list-item>
              <text:p text:style-name="P172">link<text:tab/>Linkek megjelenítése.</text:p>
            </text:list-item>
            <text:list-item>
              <text:p text:style-name="P172">dialog<text:tab/>Leíró csak a dialógus megjelenítéséhez, táblázathoz nem használható.</text:p>
            </text:list-item>
            <text:list-item>
              <text:p text:style-name="P172">table<text:tab/>Leíró csak táblázat megjelenítéséhez, dialógushoz nem használható.</text:p>
            </text:list-item>
            <text:list-item>
              <text:p text:style-name="P173">member<text:tab/><text:span text:style-name="T211">A megjelenített tábla elemei csoport tagok, a jobb oldalon a csoport rekordok lesznek megjelenítve.</text:span></text:p>
            </text:list-item>
            <text:list-item>
              <text:p text:style-name="P174">group <text:s text:c="6"/>A megjelenített tábla elemei csoportok, jobboldalon a csoport tagjai.</text:p>
            </text:list-item>
            <text:list-item>
              <text:p text:style-name="P174">read_only <text:s text:c="2"/>Nem modosítható.</text:p>
            </text:list-item>
          </text:list>
        </text:list-item>
        <text:list-item>
          <text:p text:style-name="P162"><text:span text:style-name="T71">TABLE READ ONLY</text:span> [&lt;<text:span text:style-name="T2">flag</text:span>&gt;] ;</text:p>
        </text:list-item>
        <text:list-item>
          <text:p text:style-name="P162"><text:span text:style-name="T71">TABLE </text:span><text:span text:style-name="T83">FEATURES</text:span> <text:span text:style-name="T2">&lt;string&gt;</text:span> <text:span text:style-name="T71">;</text:span></text:p>
        </text:list-item>
        <text:list-item>
          <text:p text:style-name="P163"><text:span text:style-name="T71">RIGHT SHAPE</text:span> <text:span text:style-name="T2">&lt;shape n</text:span><text:span text:style-name="T12">evek</text:span><text:span text:style-name="T2">&gt;</text:span> <text:span text:style-name="T71">;<text:line-break/></text:span><text:span text:style-name="T210">Altáblák nevei.</text:span></text:p>
        </text:list-item>
        <text:list-item>
          <text:p text:style-name="P162"><text:span text:style-name="T71">REFINE</text:span> <text:span text:style-name="T2">&lt;string&gt;</text:span> <text:span text:style-name="T71">;<text:line-break/></text:span><text:span text:style-name="T213">Egy opcionális szűrési SQL feltétel.</text:span></text:p>
        </text:list-item>
        <text:list-item>
          <text:p text:style-name="P164"><text:span text:style-name="T71">INHERIT TYPE</text:span> <text:span text:style-name="T2">&lt;típus&gt;</text:span> <text:span text:style-name="T71">;<text:line-break/></text:span><text:span text:style-name="T213">Öröklési viszonyok kezelése:</text:span></text:p>
          <text:list>
            <text:list-item>
              <text:p text:style-name="P175">no<text:tab/>Nincs leszármazott</text:p>
            </text:list-item>
            <text:list-item>
              <text:p text:style-name="P175">only<text:tab/>Vannak leszármazottak, de azokat nem jelenítjük meg</text:p>
            </text:list-item>
            <text:list-item>
              <text:p text:style-name="P175">on<text:tab/>A leszármazottakat is meg kell jeleníteni</text:p>
            </text:list-item>
            <text:list-item>
              <text:p text:style-name="P175">all<text:tab/>Az ősök és leszármazottak kell megjeleníteni</text:p>
            </text:list-item>
            <text:list-item>
              <text:p text:style-name="P175">reverse<text:tab/>Az ősöket is meg kell jeleníteni</text:p>
            </text:list-item>
            <text:list-item>
              <text:p text:style-name="P175">listed <text:tab/>Csak a felsorolt leszármazottak megjelenítése</text:p>
            </text:list-item>
            <text:list-item>
              <text:p text:style-name="P175">listed_rev Csak a felsorolt ősök megjelenítése</text:p>
            </text:list-item>
            <text:list-item>
              <text:p text:style-name="P175">listed_all<text:tab/>Csak a felsorolt leszármazottak és ősök megjelenítése</text:p>
            </text:list-item>
          </text:list>
        </text:list-item>
        <text:list-item>
          <text:p text:style-name="P162"><text:span text:style-name="T71">INHERIT TABLE NAMES</text:span> <text:span text:style-name="T2">&lt;tábla nevek&gt;</text:span> <text:span text:style-name="T71">;<text:line-break/></text:span><text:span text:style-name="T214">Ha az öröklési viszonyok kezelésénél a listed, listed_rev, listed_all típus lett beállítva, akkor a kezelendő az eredeti vel öröklési viszonyban lévő tábla neveket kell itt felsorolni.</text:span></text:p>
        </text:list-item>
        <text:list-item>
          <text:p text:style-name="P162"><text:span text:style-name="T71">VIEW RIGHTS</text:span> <text:span text:style-name="T2">&lt;jog&gt;</text:span> <text:span text:style-name="T71">;<text:line-break/></text:span><text:span text:style-name="T210">Minimális jogosultsági szint a tábla megjelenítéséhez.</text:span></text:p>
        </text:list-item>
        <text:list-item>
          <text:p text:style-name="P163"><text:span text:style-name="T71">EDIT RIGHTS</text:span> <text:span text:style-name="T2">&lt;jog&gt;</text:span> <text:span text:style-name="T71">;<text:line-break/></text:span><text:span text:style-name="T210">Minimális jogosultsági szint a tábla tartalmának modosításáhz.</text:span></text:p>
        </text:list-item>
        <text:list-item>
          <text:p text:style-name="P163"><text:span text:style-name="T71">DELETE RIGHTS</text:span> <text:span text:style-name="T2">&lt;jog&gt;</text:span> <text:span text:style-name="T71">;<text:line-break/></text:span><text:span text:style-name="T210">Minimális jogosultsági szint a táblából való törléshez.</text:span></text:p>
        </text:list-item>
        <text:list-item>
          <text:p text:style-name="P163"><text:span text:style-name="T71">INSERT RIGHTS</text:span> <text:span text:style-name="T2">&lt;jog&gt;</text:span> <text:span text:style-name="T71">;<text:line-break/></text:span><text:span text:style-name="T210">Minimális jogosultsági szint a táblába való rekord beszúrásához.</text:span></text:p>
        </text:list-item>
        <text:list-item>
          <text:p text:style-name="P176"><text:span text:style-name="T71">AUTO REFRESH</text:span> <text:span text:style-name="T2">&lt;interval&gt;</text:span><text:span text:style-name="T71">;</text:span><text:line-break/><text:span text:style-name="T214">Automatikus frissítés időintervalluma.</text:span></text:p>
        </text:list-item>
        <text:list-item>
          <text:p text:style-name="P177"><text:span text:style-name="T71">FIELD </text:span><text:span text:style-name="T2">&lt;megjelenítendő mező név&gt; </text:span><text:span text:style-name="T71">{</text:span><text:span text:style-name="T2"> &lt;maző megjelenítési paraméterek&gt;</text:span> <text:span text:style-name="T71">}<text:line-break/></text:span><text:span text:style-name="T214">A mező leírók módosítása.</text:span></text:p>
        </text:list-item>
        <text:list-item>
          <text:p text:style-name="P177"><text:soft-page-break/><text:span text:style-name="T71">ADD FIELD </text:span><text:span text:style-name="T2">&lt;megjelenítendő mező név&gt; [&lt;leírás&gt;]</text:span><text:span text:style-name="T47"> </text:span><text:span text:style-name="T71">{</text:span><text:span text:style-name="T47"> </text:span><text:span text:style-name="T2">&lt;mező megjelenítési paraméterek&gt;</text:span><text:span text:style-name="T71"> }<text:line-break/></text:span>Ha kiadtuk a <text:span text:style-name="T71">SET DEFAULTS</text:span>-t, akkor nem használható, mert minden mező leíró létre lett hozva.</text:p>
        </text:list-item>
        <text:list-item>
          <text:p text:style-name="P178"><text:span text:style-name="T71">ADD FIELD </text:span><text:span text:style-name="T2">&lt;megjelenítendő mező név&gt; [&lt;leírás&gt;]</text:span><text:span text:style-name="T71">;<text:line-break/></text:span>Ha kiadtuk a <text:span text:style-name="T71">SET DEFAULTS</text:span>-t, akkor nem használható, mert minden mező leíró létre lett hozva.</text:p>
        </text:list-item>
        <text:list-item>
          <text:p text:style-name="P162"><text:span text:style-name="T71">SET</text:span> <text:span text:style-name="T2">&lt;megjelenítendő mező név&gt;.&lt;mező leíró mező név&gt;</text:span> <text:span text:style-name="T71">=</text:span> <text:span text:style-name="T2">&lt;érték&gt;</text:span> <text:span text:style-name="T2">;</text:span><text:line-break/><text:span text:style-name="T214">A megadott mező leíró egy tulajdonságának a megadása.</text:span></text:p>
        </text:list-item>
        <text:list-item>
          <text:p text:style-name="P165"><text:span text:style-name="T71">SET (</text:span><text:span text:style-name="T2">&lt;megjelenítendő mező nevek&gt;</text:span><text:span text:style-name="T71">).</text:span><text:span text:style-name="T2">&lt;mező leíró mező név&gt;</text:span> <text:span text:style-name="T71">=</text:span> <text:span text:style-name="T2">&lt;érték&gt;</text:span> <text:span text:style-name="T71">;</text:span><text:line-break/><text:span text:style-name="T214">A megadott mező leírók egy tulajdonságának a megadása.</text:span></text:p>
        </text:list-item>
        <text:list-item>
          <text:p text:style-name="P166"><text:span text:style-name="T71">FIELD</text:span> <text:span text:style-name="T2">&lt;megjelenítendő mező név&gt;</text:span> <text:span text:style-name="T71">TITLE</text:span> <text:span text:style-name="T2">&lt;string </text:span><text:span text:style-name="T7">lista</text:span><text:span text:style-name="T2">&gt;</text:span> <text:span text:style-name="T71">;</text:span><text:line-break/><text:span text:style-name="T217">Mező címsorok (ha nem adjuk meg, akkor azonos a mező nevével):</text:span></text:p>
        </text:list-item>
      </text:list>
      <text:list xml:id="list2978465957964905254" text:style-name="L21">
        <text:list-item>
          <text:list>
            <text:list-item>
              <text:p text:style-name="P179">Oszlop címsora a táblázatos megjelenítésnél.</text:p>
            </text:list-item>
            <text:list-item>
              <text:p text:style-name="P179">A mező címke a rekord dialógusban. Ha a „@” lett megadva, akkor azonos az előzővel.</text:p>
            </text:list-item>
          </text:list>
        </text:list-item>
      </text:list>
      <text:list xml:id="list95958760518064" text:continue-list="list95957210122911" text:style-name="L19">
        <text:list-item>
          <text:p text:style-name="P162"><text:span text:style-name="T71">FIELD</text:span> &lt;megjelenítendő mező név&gt; <text:span text:style-name="T71">NOTE</text:span> <text:span text:style-name="T2">&lt;string&gt;</text:span> <text:span text:style-name="T71">;</text:span><text:line-break/><text:span text:style-name="T217">Megjegyzés.</text:span></text:p>
        </text:list-item>
        <text:list-item>
          <text:p text:style-name="P162"><text:span text:style-name="T71">FIELD</text:span> <text:span text:style-name="T2">&lt;megjelenítendő mező név&gt;</text:span> <text:span text:style-name="T71">VIEW RIGHTS</text:span> <text:span text:style-name="T2">&lt;jog&gt;</text:span> <text:span text:style-name="T71">;</text:span><text:line-break/><text:span text:style-name="T217">A mező megtekintéséhez a minimális jogosultság.</text:span></text:p>
        </text:list-item>
        <text:list-item>
          <text:p text:style-name="P162"><text:span text:style-name="T71">FIELD</text:span> <text:span text:style-name="T2">&lt;megjelenítendő mező név&gt;</text:span> <text:span text:style-name="T71">EDIT RIGHTS</text:span> <text:span text:style-name="T2">&lt;jog&gt;</text:span> <text:span text:style-name="T71">;</text:span><text:line-break/><text:span text:style-name="T217">A mező modosításához a minimális jogosultság.</text:span></text:p>
        </text:list-item>
        <text:list-item>
          <text:p text:style-name="P162"><text:span text:style-name="T71">FIELD</text:span> <text:span text:style-name="T2">&lt;megjelenítendő mező név&gt;</text:span> <text:span text:style-name="T71">DEFAULT</text:span> <text:span text:style-name="T71">VALUE</text:span> <text:span text:style-name="T2">&lt;string&gt;</text:span> <text:span text:style-name="T71">;</text:span><text:line-break/><text:span text:style-name="T217">A mező alapértelmezett értéke.</text:span></text:p>
        </text:list-item>
        <text:list-item>
          <text:p text:style-name="P162"><text:span text:style-name="T71">FIELD</text:span><text:span text:style-name="T2"> &lt;megjelenítendő mező név&gt;</text:span> <text:span text:style-name="T71">READ ONLY</text:span> [<text:span text:style-name="T2">&lt;flag&gt;</text:span>]<text:span text:style-name="T71">;<text:line-break/></text:span><text:span text:style-name="T216">A megadott mező nem módosítható.</text:span></text:p>
        </text:list-item>
        <text:list-item>
          <text:p text:style-name="P167"><text:span text:style-name="T71">FIELD</text:span><text:span text:style-name="T2"> &lt;megjelenítendő mező név&gt; </text:span><text:span text:style-name="T92">FLAG </text:span><text:span text:style-name="T220">[{</text:span><text:span text:style-name="T92">ON</text:span><text:span text:style-name="T220">|</text:span><text:span text:style-name="T92">YES</text:span><text:span text:style-name="T220">|</text:span><text:span text:style-name="T92">TRUE</text:span><text:span text:style-name="T220">|</text:span><text:span text:style-name="T92">OFF</text:span><text:span text:style-name="T220">|</text:span><text:span text:style-name="T92">NO</text:span><text:span text:style-name="T220">|</text:span><text:span text:style-name="T92">FALSE</text:span><text:span text:style-name="T220">}] </text:span><text:span text:style-name="T13">&lt;flag lista&gt;</text:span><text:span text:style-name="T92">;</text:span><text:span text:style-name="T220"><text:line-break/>A megadható flag-ek:</text:span></text:p>
          <text:list>
            <text:list-item>
              <text:p text:style-name="P180">table_hide<text:tab/>A táblázatos megjelenítésnél a mező rejtett.</text:p>
            </text:list-item>
            <text:list-item>
              <text:p text:style-name="P180">dialog_hide<text:tab/>A dialógusban a mező rejtett</text:p>
            </text:list-item>
            <text:list-item>
              <text:p text:style-name="P180">read_only<text:tab/>A mező nem szerkeszthető (Megadható a „<text:span text:style-name="T71">FIELD</text:span> … <text:span text:style-name="T71">READ ONLY</text:span> …<text:span text:style-name="T71">;</text:span>” parancsal is.</text:p>
            </text:list-item>
            <text:list-item>
              <text:p text:style-name="P180">passwd<text:tab/><text:tab/>A mező egy jelszó (tart<text:span text:style-name="T221">a</text:span>lma rejtett)</text:p>
            </text:list-item>
            <text:list-item>
              <text:p text:style-name="P180">huge<text:tab/><text:tab/>A TEXT típusú mező több soros <text:span text:style-name="T221">megjelenítése a dialógusban.</text:span></text:p>
            </text:list-item>
            <text:list-item>
              <text:p text:style-name="P200">batch_edit<text:tab/>A mező kötegelten <text:span text:style-name="T221">módosítható. Ha kijelölünk sorokat, és az oszlop fejlécre likkelünk, akkor az összes kijelölt rekordban módosítható a mező értéke, a felugró dialógusban megadott értékre.</text:span></text:p>
            </text:list-item>
            <text:list-item>
              <text:p text:style-name="P180">bg_color<text:tab/><text:tab/>Háttér szín beállítása enum_vals szerint.</text:p>
            </text:list-item>
            <text:list-item>
              <text:p text:style-name="P180">fg_color<text:tab/><text:tab/>Karakter szín beállítása enum_vals szerint.</text:p>
            </text:list-item>
            <text:list-item>
              <text:p text:style-name="P180">font<text:tab/><text:tab/>Font beállítása enum_vals szerint.</text:p>
            </text:list-item>
            <text:list-item>
              <text:p text:style-name="P180">tool_tip<text:tab/><text:tab/>Tool tip beállítása enum_vals szerint.</text:p>
            </text:list-item>
          </text:list>
        </text:list-item>
        <text:list-item>
          <text:p text:style-name="P162"><text:span text:style-name="T71">FIELD SEQUENCE</text:span> [<text:span text:style-name="T2">&lt;seq.&gt;</text:span>] <text:span text:style-name="T2">&lt;megjelenítendő mező nevek&gt;</text:span> <text:span text:style-name="T71">;</text:span><text:line-break/><text:span text:style-name="T218">A mezők megjelenítési sorrendjének a megadása.</text:span></text:p>
        </text:list-item>
        <text:list-item>
          <text:p text:style-name="P168"><text:span text:style-name="T71">FIELD</text:span> <text:span text:style-name="T218">[</text:span>*<text:span text:style-name="T218">|&lt;megjelenítendő mező nevek&gt;]</text:span> <text:span text:style-name="T71">ORD</text:span> <text:span text:style-name="T2">&lt;típus lista&gt;</text:span> <text:span text:style-name="T71">;</text:span><text:line-break/><text:span text:style-name="T219">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81">no<text:tab/>Nincs rendezés.</text:p>
            </text:list-item>
            <text:list-item>
              <text:p text:style-name="P181">asc<text:tab/>Növekvő sorrend.</text:p>
            </text:list-item>
            <text:list-item>
              <text:p text:style-name="P181">desc<text:tab/>Csökkenő sorrend.</text:p>
            </text:list-item>
          </text:list>
        </text:list-item>
        <text:list-item>
          <text:p text:style-name="P162"><text:span text:style-name="T71">FIELD ORD SEQUENCE</text:span> [<text:span text:style-name="T2">&lt;seq.&gt;</text:span>] <text:s/><text:span text:style-name="T2">&lt;megjelenítendő mező nevek&gt;</text:span> ;<text:line-break/><text:span text:style-name="T219">A rekord sorrend megállapításánál a mezők prioritási sorrendje adható meg, az első a legmagasabb.</text:span></text:p>
        </text:list-item>
      </text:list>
      <text:p text:style-name="P42">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oft-page-break/><text:s text:c="4"/>FIELD iftype_id DEFAULT VALUE STRING(ID IFTYPE(patch));</text:p>
      <text:p text:style-name="example"><text:s text:c="4"/>VIEW <text:s text:c="2"/>RIGHTS <text:span text:style-name="T215">viewer</text:span>;</text:p>
      <text:p text:style-name="example"><text:s text:c="4"/>EDIT <text:s text:c="2"/>RIGHTS <text:span text:style-name="T215">operator</text:span>;</text:p>
      <text:p text:style-name="P30"><text:s text:c="4"/>DELETE RIGHTS <text:span text:style-name="T215">operator</text:span>;</text:p>
      <text:p text:style-name="P30"><text:s text:c="4"/>INSERT RIGHTS <text:span text:style-name="T215">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15">viewer</text:span>;</text:p>
      <text:p text:style-name="P30"><text:s text:c="4"/>EDIT <text:s text:c="2"/>RIGHTS <text:span text:style-name="T215">operator</text:span>;</text:p>
      <text:p text:style-name="P30"><text:s text:c="4"/>DELETE RIGHTS <text:span text:style-name="T215">operator</text:span>;</text:p>
      <text:p text:style-name="P30"><text:s text:c="4"/>INSERT RIGHTS <text:span text:style-name="T215">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0"><text:s text:c="4"/>FIELD <text:span text:style-name="T215">last</text:span>_status <text:s text:c="3"/><text:tab/>TITLE "<text:span text:style-name="T215">utolsó</text:span> áll." <text:s text:c="2"/>"<text:span text:style-name="T215">Legutolsó</text:span> állapot a riasztás alatt";</text:p>
      <text:p text:style-name="example"><text:s text:c="4"/>FIELD begin_<text:span text:style-name="T215">t</text:span>ime <text:s/><text:tab/><text:tab/>TITLE "kezdete" <text:s text:c="6"/>"A kritikus esemény kezdete";</text:p>
      <text:p text:style-name="example"><text:s text:c="4"/>FIELD event_<text:span text:style-name="T215">note</text:span> <text:s text:c="2"/><text:tab/>TITLE "üzenet" <text:s text:c="7"/>"A riasztást dezektáló folyamat üzenete";</text:p>
      <text:p text:style-name="example"><text:s text:c="4"/>FIELD superior_alarm <text:tab/>TITLE "<text:span text:style-name="T215">felette</text:span>" <text:s text:c="6"/>"<text:span text:style-name="T215">Felsőbb szintű riasztás</text:span>";</text:p>
      <text:p text:style-name="example"><text:s text:c="4"/>FIELD noalarm <text:s text:c="6"/><text:tab/>TITLE "letiltva" <text:s text:c="5"/>"Az értesítés letilt<text:span text:style-name="T215">va</text:span>";</text:p>
      <text:p text:style-name="example"><text:s text:c="4"/>FIELD end_<text:span text:style-name="T215">t</text:span>ime <text:s text:c="2"/><text:tab/><text:tab/>TITLE "vége" <text:s text:c="9"/>"A kritikus esemény vége";</text:p>
      <text:p text:style-name="example"><text:s text:c="4"/>FIELD host_service_id, daemon_id, max_status, event_<text:span text:style-name="T215">note</text:span>, noalarm ADD FILTERS begin, like, similar, regexp, regexpi;</text:p>
      <text:p text:style-name="example"><text:s text:c="4"/>FIELD begin_<text:span text:style-name="T215">t</text:span>ime, end_<text:span text:style-name="T215">t</text:span>ime ADD FILTERS big, litle, interval, <text:span text:style-name="T221">notinterval</text:span>;</text:p>
      <text:p text:style-name="example"><text:s text:c="4"/>FIELD * ORD no;</text:p>
      <text:p text:style-name="example"><text:s text:c="4"/>FIELD begin_<text:span text:style-name="T216">t</text:span>ime ORD desc, asc, no;</text:p>
      <text:p text:style-name="example"><text:s text:c="4"/>FIELD end_<text:span text:style-name="T216">t</text:span>ime ORD no, desc, asc;</text:p>
      <text:p text:style-name="example">}</text:p>
      <text:p text:style-name="Text_20_body"/>
      <text:h text:style-name="P216" text:outline-level="4">Menük</text:h>
      <text:p text:style-name="P42"/>
      <text:p text:style-name="P6"><text:span text:style-name="T115">GUI </text:span><text:span text:style-name="T16">&lt;app. név&gt;</text:span><text:span text:style-name="T115"> { </text:span><text:span text:style-name="T16">&lt;menük&gt;</text:span><text:span text:style-name="T115"> }</text:span></text:p>
      <text:p text:style-name="Text_20_body">&lt;menük&gt; :</text:p>
      <text:p text:style-name="example"><text:span text:style-name="T16">&lt;menü&gt;</text:span> MENU <text:span text:style-name="T119">[</text:span><text:span text:style-name="T16">&lt;leírás&gt;</text:span><text:span text:style-name="T119">] [</text:span><text:span text:style-name="T16">&lt;paraméterek&gt;</text:span><text:span text:style-name="T119">]</text:span> { <text:span text:style-name="T16">&lt;menu elemek&gt;</text:span> }</text:p>
      <text:p text:style-name="P42">&lt;paraméterek&gt;</text:p>
      <text:list xml:id="list4423620395356588194" text:style-name="L22">
        <text:list-item>
          <text:p text:style-name="P125"><text:span text:style-name="T115">TITLE </text:span><text:span text:style-name="T16">&lt;címek&gt;</text:span><text:span text:style-name="T115">;</text:span></text:p>
        </text:list-item>
        <text:list-item>
          <text:p text:style-name="P125"><text:span text:style-name="T115">RIGHTS </text:span><text:span text:style-name="T16">&lt;jog&gt;</text:span><text:span text:style-name="T115">;</text:span></text:p>
        </text:list-item>
        <text:list-item>
          <text:p text:style-name="P126"><text:span text:style-name="T115">TOOL TIP </text:span><text:span text:style-name="T16">&lt;string&gt;</text:span><text:span text:style-name="T115"> ;</text:span></text:p>
        </text:list-item>
        <text:list-item>
          <text:p text:style-name="P126"><text:span text:style-name="T115">WHATS THIS </text:span><text:span text:style-name="T16">&lt;string&gt;</text:span><text:span text:style-name="T115"> ;</text:span></text:p>
          <text:p text:style-name="P182"/>
        </text:list-item>
      </text:list>
      <text:p text:style-name="P44">&lt;menu elemek&gt;</text:p>
      <text:list xml:id="list5004734910877753802" text:style-name="L23">
        <text:list-item>
          <text:p text:style-name="P127"><text:span text:style-name="T16">&lt;menü&gt;</text:span> MENU { <text:span text:style-name="T16">[&lt;paraméterek&gt;]</text:span> <text:span text:style-name="T16">&lt;menu elemek&gt;</text:span> }</text:p>
          <text:p text:style-name="P189">A menüponthoz almenük tartoznak.</text:p>
        </text:list-item>
        <text:list-item>
          <text:p text:style-name="P188"><text:span text:style-name="T2">&lt;menu&gt;</text:span> <text:span text:style-name="T71">SHAPE</text:span><text:span text:style-name="T2"> &lt;shape név&gt; </text:span><text:span text:style-name="T110">{ </text:span><text:span text:style-name="T16">[&lt;paraméterek&gt;]</text:span><text:span text:style-name="T47"> </text:span><text:span text:style-name="T110">}</text:span></text:p>
          <text:p text:style-name="P189">Egy táblázat megjelenítése, ahol a <text:span text:style-name="T2">&lt;shape név&gt;a táblázat megjelenítéséért felelős leíró neve.</text:span></text:p>
        </text:list-item>
        <text:list-item>
          <text:p text:style-name="P188"><text:span text:style-name="T2">&lt;menu&gt;</text:span> <text:span text:style-name="T71">EXEC</text:span> <text:span text:style-name="T2">&lt;cmd&gt; </text:span><text:span text:style-name="T110">{</text:span><text:span text:style-name="T2"> </text:span><text:span text:style-name="T16">[&lt;paraméterek&gt;] </text:span><text:span text:style-name="T110">}</text:span></text:p>
          <text:p text:style-name="P189">A menüponthoz egy parancs van rendelve. A jelenleg megadható parancsok:</text:p>
          <text:list>
            <text:list-item>
              <text:p text:style-name="P190">exit<text:tab/>Kilépés a GUI programból.</text:p>
            </text:list-item>
            <text:list-item>
              <text:p text:style-name="P190">restart<text:tab/>A GUI program újraindítása.</text:p>
            </text:list-item>
            <text:list-item>
              <text:p text:style-name="P190"><text:soft-page-break/>tabs<text:tab/>Az al ablakok tab-os megjelenítése.</text:p>
            </text:list-item>
            <text:list-item>
              <text:p text:style-name="P190">windows<text:tab/>Az al ablakos megjelenítés.</text:p>
            </text:list-item>
            <text:list-item>
              <text:p text:style-name="P190">close<text:tab/>Az összes al ablak illetve tab bezárása.</text:p>
            </text:list-item>
            <text:list-item>
              <text:p text:style-name="P190">zone<text:tab/>Az aktuális zóna modosítása.</text:p>
            </text:list-item>
          </text:list>
        </text:list-item>
        <text:list-item>
          <text:p text:style-name="P188"><text:span text:style-name="T2">&lt;menu&gt;</text:span> <text:span text:style-name="T71">OWN</text:span> <text:span text:style-name="T2">&lt;név&gt; </text:span><text:span text:style-name="T110">{</text:span><text:span text:style-name="T2"> </text:span><text:span text:style-name="T16">[&lt;paraméterek&gt;] </text:span><text:span text:style-name="T110">}<text:line-break/></text:span><text:span text:style-name="T125">Egyedi form-ok megjelenítése. A jelenleg elérhető formok nevei:</text:span></text:p>
          <text:list>
            <text:list-item>
              <text:p text:style-name="P201"><text:span text:style-name="T119">setup<text:tab/></text:span><text:span text:style-name="T126">Program setup.</text:span></text:p>
            </text:list-item>
            <text:list-item>
              <text:p text:style-name="P202"><text:span text:style-name="T119">gsetup<text:tab/></text:span><text:span text:style-name="T126">A megjelenítési beállítások modosítása.</text:span></text:p>
            </text:list-item>
            <text:list-item>
              <text:p text:style-name="P202"><text:span text:style-name="T119">parser<text:tab/></text:span><text:span text:style-name="T126">Form az inport parser, és/vagy a lekérdezés fordítóhoz.</text:span></text:p>
            </text:list-item>
            <text:list-item>
              <text:p text:style-name="P203">export<text:tab/></text:p>
            </text:list-item>
            <text:list-item>
              <text:p text:style-name="P202"><text:span text:style-name="T119">olalarm<text:tab/></text:span><text:span text:style-name="T126">Az on-line riasztások megjelenítése.</text:span></text:p>
            </text:list-item>
            <text:list-item>
              <text:p text:style-name="P202"><text:span text:style-name="T119">errcodes<text:tab/></text:span><text:span text:style-name="T126">A program hiba kód táblázat</text:span></text:p>
            </text:list-item>
            <text:list-item>
              <text:p text:style-name="P202"><text:span text:style-name="T119">hsop<text:tab/></text:span><text:span text:style-name="T126">Szolgáltatás példányok menipulációja, lekérdezése.</text:span></text:p>
            </text:list-item>
            <text:list-item>
              <text:p text:style-name="P202"><text:span text:style-name="T119">findmac<text:tab/></text:span><text:span text:style-name="T126">Ezsköz keresése az adatbázisban MAC vagy közvetve IP cím alapján, vagy közvetlenül a switch-ek címtábláiban.</text:span></text:p>
            </text:list-item>
            <text:list-item>
              <text:p text:style-name="P202"><text:span text:style-name="T119">workstation<text:tab/></text:span><text:span text:style-name="T126">Munkaállomás ill. egyszerübb hálózati eszköz felvétele, szerkesztése egy form-on (jelenleg nem működik).</text:span></text:p>
            </text:list-item>
            <text:list-item>
              <text:p text:style-name="P202"><text:span text:style-name="T119">deducepatch<text:tab/></text:span><text:span text:style-name="T126">Fali kábel felfedezése.</text:span></text:p>
            </text:list-item>
            <text:list-item>
              <text:p text:style-name="P204">snmpdquery<text:tab/>SNMP eszköz felvétele, vagy módosítása közvetlen SNMP lekérdezéssel.</text:p>
            </text:list-item>
            <text:list-item>
              <text:p text:style-name="P204">enumedit<text:tab/>Az enumerációs típusok, ill. az ahhoz kötődő megjelenítési beállítások szerkesztése.</text:p>
            </text:list-item>
          </text:list>
          <text:p text:style-name="P188"/>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8-11-15T09:59:56.460990118">2018-11-15</text:date></text:p>
      </style:header>
      <style:footer>
        <text:p text:style-name="Footer"><text:tab/><text:page-number text:select-page="current">2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8-11-15T09:59:56.443149786</dc:date>
    <meta:editing-duration>P28DT2H2M7S</meta:editing-duration>
    <meta:editing-cycles>145</meta:editing-cycles>
    <meta:generator>LibreOffice/5.1.6.2$Linux_X86_64 LibreOffice_project/10m0$Build-2</meta:generator>
    <meta:printed-by>Csiki Ferenc</meta:printed-by>
    <meta:print-date>2012-10-26T09:04:37</meta:print-date>
    <meta:document-statistic meta:table-count="0" meta:image-count="0" meta:object-count="0" meta:page-count="26" meta:paragraph-count="980" meta:word-count="12198" meta:character-count="82450" meta:non-whitespace-character-count="70904"/>
  </office:meta>
</office:document-meta>
</file>